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Arial Unicode MS" style:font-family-generic="system" style:font-pitch="variable"/>
    <style:font-face style:name="FZSongTi" svg:font-family="FZSongTi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reqcell" style:family="table-cell" style:parent-style-name="Default">
      <style:table-cell-properties fo:background-color="#ffffcc" fo:border="0.0008in solid #000000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s1val1" table:condition="of:cell-content-is-in-list(&quot;Create&quot;;&quot;Delete&quot;;&quot;Update&quot;)" table:allow-empty-cell="true" table:display-list="unsorted" table:base-cell-address="'Diff_Types'.A1048576">
          <table:error-message table:message-type="stop" table:display="true"/>
        </table:content-validation>
        <table:content-validation table:name="s2val1" table:condition="of:cell-content-is-in-list(&quot;Create&quot;;&quot;Delete&quot;;&quot;Update&quot;)" table:allow-empty-cell="true" table:display-list="unsorted" table:base-cell-address="'Diff_Type_Translations'.A1048576">
          <table:error-message table:message-type="stop" table:display="true"/>
        </table:content-validation>
        <table:content-validation table:name="s2val2" table:condition="of:cell-content-is-in-list(&quot;Arabic&quot;;&quot;Canadian French&quot;;&quot;Chinese-Simplified&quot;;&quot;Chinese-Traditional&quot;;&quot;Croatian&quot;;&quot;Czech&quot;;&quot;Danish&quot;;&quot;Dutch&quot;;&quot;English&quot;;&quot;Finnish&quot;;&quot;French&quot;;&quot;German&quot;;&quot;Greek&quot;;&quot;Hebrew&quot;;&quot;Hungarian&quot;;&quot;Italian&quot;;&quot;Japanese&quot;;&quot;Korean&quot;;&quot;Latin American Spanish&quot;;&quot;Lithuanian&quot;;&quot;Norwegian&quot;;&quot;Polish&quot;;&quot;Portuguese&quot;;&quot;Portuguese-Brazil&quot;;&quot;Romanian&quot;;&quot;Russian&quot;;&quot;Slovak&quot;;&quot;Slovenian&quot;;&quot;Spanish&quot;;&quot;Swedish&quot;;&quot;Thai&quot;;&quot;Turkish&quot;)" table:allow-empty-cell="true" table:display-list="unsorted" table:base-cell-address="'Diff_Type_Translations'.B1048576">
          <table:error-message table:message-type="stop" table:display="true"/>
        </table:content-validation>
        <table:content-validation table:name="s3val1" table:condition="of:cell-content-is-in-list(&quot;Create&quot;;&quot;Delete&quot;;&quot;Update&quot;)" table:allow-empty-cell="true" table:display-list="unsorted" table:base-cell-address="'Diff_IDs'.A1048576">
          <table:error-message table:message-type="stop" table:display="true"/>
        </table:content-validation>
        <table:content-validation table:name="s4val1" table:condition="of:cell-content-is-in-list(&quot;Arabic&quot;;&quot;Canadian French&quot;;&quot;Chinese-Simplified&quot;;&quot;Chinese-Traditional&quot;;&quot;Croatian&quot;;&quot;Czech&quot;;&quot;Danish&quot;;&quot;Dutch&quot;;&quot;English&quot;;&quot;Finnish&quot;;&quot;French&quot;;&quot;German&quot;;&quot;Greek&quot;;&quot;Hebrew&quot;;&quot;Hungarian&quot;;&quot;Italian&quot;;&quot;Japanese&quot;;&quot;Korean&quot;;&quot;Latin American Spanish&quot;;&quot;Lithuanian&quot;;&quot;Norwegian&quot;;&quot;Polish&quot;;&quot;Portuguese&quot;;&quot;Portuguese-Brazil&quot;;&quot;Romanian&quot;;&quot;Russian&quot;;&quot;Slovak&quot;;&quot;Slovenian&quot;;&quot;Spanish&quot;;&quot;Swedish&quot;;&quot;Thai&quot;;&quot;Turkish&quot;)" table:allow-empty-cell="true" table:display-list="unsorted" table:base-cell-address="'Diff_ID_Translations'.B1048576">
          <table:error-message table:message-type="stop" table:display="true"/>
        </table:content-validation>
        <table:content-validation table:name="s4val2" table:condition="of:cell-content-is-in-list(&quot;Create&quot;;&quot;Delete&quot;;&quot;Update&quot;)" table:allow-empty-cell="true" table:display-list="unsorted" table:base-cell-address="'Diff_ID_Translations'.A1048576">
          <table:error-message table:message-type="stop" table:display="true"/>
        </table:content-validation>
      </table:content-validations>
      <table:table table:name="Diff_Type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0000</text:p>
          </table:table-cell>
          <table:table-cell office:value-type="string">
            <text:p>Colou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20000</text:p>
          </table:table-cell>
          <table:table-cell office:value-type="string">
            <text:p>Siz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30000</text:p>
          </table:table-cell>
          <table:table-cell office:value-type="string">
            <text:p>Flavou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Compatibili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50000</text:p>
          </table:table-cell>
          <table:table-cell office:value-type="string">
            <text:p>No Dif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60000</text:p>
          </table:table-cell>
          <table:table-cell office:value-type="string">
            <text:p>Hard Goods Size</text:p>
          </table:table-cell>
        </table:table-row>
        <table:table-row table:style-name="ro1" table:number-rows-repeated="9994">
          <table:table-cell table:content-validation-name="s1val1"/>
          <table:table-cell/>
          <table:table-cell/>
        </table:table-row>
        <table:table-row table:style-name="ro1">
          <table:table-cell table:content-validation-name="s1val1"/>
          <table:table-cell/>
          <table:table-cell/>
        </table:table-row>
      </table:table>
      <table:table table:name="Diff_Type_Translation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s2val1"/>
          <table:table-cell table:content-validation-name="s2val2"/>
          <table:table-cell/>
          <table:table-cell/>
        </table:table-row>
        <table:table-row table:style-name="ro1">
          <table:table-cell table:content-validation-name="s2val1"/>
          <table:table-cell table:content-validation-name="s2val2"/>
          <table:table-cell/>
          <table:table-cell/>
        </table:table-row>
      </table:table>
      <table:table table:name="Diff_ID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ID</text:p>
          </table:table-cell>
          <table:table-cell table:style-name="ce1" office:value-type="string">
            <text:p>Diff Descrip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Industry Code</text:p>
          </table:table-cell>
          <table:table-cell table:style-name="ce1" office:value-type="string">
            <text:p>Industry Subgroup</text:p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502</text:p>
          </table:table-cell>
          <table:table-cell office:value-type="string">
            <text:p>18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503</text:p>
          </table:table-cell>
          <table:table-cell office:value-type="string">
            <text:p>20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504</text:p>
          </table:table-cell>
          <table:table-cell office:value-type="string">
            <text:p>24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505</text:p>
          </table:table-cell>
          <table:table-cell office:value-type="string">
            <text:p>28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506</text:p>
          </table:table-cell>
          <table:table-cell office:value-type="string">
            <text:p>32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507</text:p>
          </table:table-cell>
          <table:table-cell office:value-type="string">
            <text:p>34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508</text:p>
          </table:table-cell>
          <table:table-cell office:value-type="string">
            <text:p>36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01</text:p>
          </table:table-cell>
          <table:table-cell office:value-type="string">
            <text:p>24H - 10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02</text:p>
          </table:table-cell>
          <table:table-cell office:value-type="string">
            <text:p>24H - 11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03</text:p>
          </table:table-cell>
          <table:table-cell office:value-type="string">
            <text:p>24H - 13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04</text:p>
          </table:table-cell>
          <table:table-cell office:value-type="string">
            <text:p>24H - 135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05</text:p>
          </table:table-cell>
          <table:table-cell office:value-type="string">
            <text:p>24H - 142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06</text:p>
          </table:table-cell>
          <table:table-cell office:value-type="string">
            <text:p>24H - 100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07</text:p>
          </table:table-cell>
          <table:table-cell office:value-type="string">
            <text:p>24H - 110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08</text:p>
          </table:table-cell>
          <table:table-cell office:value-type="string">
            <text:p>24H - 135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09</text:p>
          </table:table-cell>
          <table:table-cell office:value-type="string">
            <text:p>24H - 142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10</text:p>
          </table:table-cell>
          <table:table-cell office:value-type="string">
            <text:p>24H - 148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11</text:p>
          </table:table-cell>
          <table:table-cell office:value-type="string">
            <text:p>24H - 100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12</text:p>
          </table:table-cell>
          <table:table-cell office:value-type="string">
            <text:p>24H - 110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13</text:p>
          </table:table-cell>
          <table:table-cell office:value-type="string">
            <text:p>24H - 135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14</text:p>
          </table:table-cell>
          <table:table-cell office:value-type="string">
            <text:p>24H - 142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15</text:p>
          </table:table-cell>
          <table:table-cell office:value-type="string">
            <text:p>24H - 148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16</text:p>
          </table:table-cell>
          <table:table-cell office:value-type="string">
            <text:p>24H - 100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17</text:p>
          </table:table-cell>
          <table:table-cell office:value-type="string">
            <text:p>24H - 110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18</text:p>
          </table:table-cell>
          <table:table-cell office:value-type="string">
            <text:p>24H - 135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19</text:p>
          </table:table-cell>
          <table:table-cell office:value-type="string">
            <text:p>24H - 142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20</text:p>
          </table:table-cell>
          <table:table-cell office:value-type="string">
            <text:p>28H - 10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21</text:p>
          </table:table-cell>
          <table:table-cell office:value-type="string">
            <text:p>28H - 11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22</text:p>
          </table:table-cell>
          <table:table-cell office:value-type="string">
            <text:p>28H - 13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23</text:p>
          </table:table-cell>
          <table:table-cell office:value-type="string">
            <text:p>28H - 135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24</text:p>
          </table:table-cell>
          <table:table-cell office:value-type="string">
            <text:p>28H - 142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25</text:p>
          </table:table-cell>
          <table:table-cell office:value-type="string">
            <text:p>28H - 100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26</text:p>
          </table:table-cell>
          <table:table-cell office:value-type="string">
            <text:p>28H - 110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27</text:p>
          </table:table-cell>
          <table:table-cell office:value-type="string">
            <text:p>28H - 135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28</text:p>
          </table:table-cell>
          <table:table-cell office:value-type="string">
            <text:p>28H - 142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29</text:p>
          </table:table-cell>
          <table:table-cell office:value-type="string">
            <text:p>28H - 148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30</text:p>
          </table:table-cell>
          <table:table-cell office:value-type="string">
            <text:p>28H - 100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31</text:p>
          </table:table-cell>
          <table:table-cell office:value-type="string">
            <text:p>28H - 110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32</text:p>
          </table:table-cell>
          <table:table-cell office:value-type="string">
            <text:p>28H - 135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33</text:p>
          </table:table-cell>
          <table:table-cell office:value-type="string">
            <text:p>28H - 142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34</text:p>
          </table:table-cell>
          <table:table-cell office:value-type="string">
            <text:p>28H - 148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35</text:p>
          </table:table-cell>
          <table:table-cell office:value-type="string">
            <text:p>28H - 100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36</text:p>
          </table:table-cell>
          <table:table-cell office:value-type="string">
            <text:p>28H - 110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37</text:p>
          </table:table-cell>
          <table:table-cell office:value-type="string">
            <text:p>28H - 135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38</text:p>
          </table:table-cell>
          <table:table-cell office:value-type="string">
            <text:p>28H - 142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39</text:p>
          </table:table-cell>
          <table:table-cell office:value-type="string">
            <text:p>28H - 148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40</text:p>
          </table:table-cell>
          <table:table-cell office:value-type="string">
            <text:p>32H - 10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41</text:p>
          </table:table-cell>
          <table:table-cell office:value-type="string">
            <text:p>32H - 11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42</text:p>
          </table:table-cell>
          <table:table-cell office:value-type="string">
            <text:p>32H - 13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43</text:p>
          </table:table-cell>
          <table:table-cell office:value-type="string">
            <text:p>32H - 135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44</text:p>
          </table:table-cell>
          <table:table-cell office:value-type="string">
            <text:p>32H - 142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45</text:p>
          </table:table-cell>
          <table:table-cell office:value-type="string">
            <text:p>32H - 100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46</text:p>
          </table:table-cell>
          <table:table-cell office:value-type="string">
            <text:p>32H - 110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47</text:p>
          </table:table-cell>
          <table:table-cell office:value-type="string">
            <text:p>32H - 135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48</text:p>
          </table:table-cell>
          <table:table-cell office:value-type="string">
            <text:p>32H - 142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49</text:p>
          </table:table-cell>
          <table:table-cell office:value-type="string">
            <text:p>32H - 148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50</text:p>
          </table:table-cell>
          <table:table-cell office:value-type="string">
            <text:p>32H - 100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51</text:p>
          </table:table-cell>
          <table:table-cell office:value-type="string">
            <text:p>32H - 110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52</text:p>
          </table:table-cell>
          <table:table-cell office:value-type="string">
            <text:p>32H - 135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53</text:p>
          </table:table-cell>
          <table:table-cell office:value-type="string">
            <text:p>32H - 142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54</text:p>
          </table:table-cell>
          <table:table-cell office:value-type="string">
            <text:p>32H - 148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55</text:p>
          </table:table-cell>
          <table:table-cell office:value-type="string">
            <text:p>32H - 100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56</text:p>
          </table:table-cell>
          <table:table-cell office:value-type="string">
            <text:p>32H - 110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57</text:p>
          </table:table-cell>
          <table:table-cell office:value-type="string">
            <text:p>32H - 135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58</text:p>
          </table:table-cell>
          <table:table-cell office:value-type="string">
            <text:p>32H - 142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59</text:p>
          </table:table-cell>
          <table:table-cell office:value-type="string">
            <text:p>32H - 148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60</text:p>
          </table:table-cell>
          <table:table-cell office:value-type="string">
            <text:p>36H - 10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61</text:p>
          </table:table-cell>
          <table:table-cell office:value-type="string">
            <text:p>36H - 11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62</text:p>
          </table:table-cell>
          <table:table-cell office:value-type="string">
            <text:p>36H - 13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63</text:p>
          </table:table-cell>
          <table:table-cell office:value-type="string">
            <text:p>36H - 135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64</text:p>
          </table:table-cell>
          <table:table-cell office:value-type="string">
            <text:p>36H - 142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65</text:p>
          </table:table-cell>
          <table:table-cell office:value-type="string">
            <text:p>36H - 100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66</text:p>
          </table:table-cell>
          <table:table-cell office:value-type="string">
            <text:p>36H - 110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67</text:p>
          </table:table-cell>
          <table:table-cell office:value-type="string">
            <text:p>36H - 135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68</text:p>
          </table:table-cell>
          <table:table-cell office:value-type="string">
            <text:p>36H - 142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69</text:p>
          </table:table-cell>
          <table:table-cell office:value-type="string">
            <text:p>36H - 148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70</text:p>
          </table:table-cell>
          <table:table-cell office:value-type="string">
            <text:p>36H - 100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71</text:p>
          </table:table-cell>
          <table:table-cell office:value-type="string">
            <text:p>36H - 110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72</text:p>
          </table:table-cell>
          <table:table-cell office:value-type="string">
            <text:p>36H - 135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73</text:p>
          </table:table-cell>
          <table:table-cell office:value-type="string">
            <text:p>36H - 142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74</text:p>
          </table:table-cell>
          <table:table-cell office:value-type="string">
            <text:p>36H - 148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16</text:p>
          </table:table-cell>
          <table:table-cell office:value-type="string">
            <text:p>22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17</text:p>
          </table:table-cell>
          <table:table-cell office:value-type="string">
            <text:p>22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18</text:p>
          </table:table-cell>
          <table:table-cell office:value-type="string">
            <text:p>2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19</text:p>
          </table:table-cell>
          <table:table-cell office:value-type="string">
            <text:p>23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20</text:p>
          </table:table-cell>
          <table:table-cell office:value-type="string">
            <text:p>23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21</text:p>
          </table:table-cell>
          <table:table-cell office:value-type="string">
            <text:p>23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22</text:p>
          </table:table-cell>
          <table:table-cell office:value-type="string">
            <text:p>23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23</text:p>
          </table:table-cell>
          <table:table-cell office:value-type="string">
            <text:p>2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24</text:p>
          </table:table-cell>
          <table:table-cell office:value-type="string">
            <text:p>24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25</text:p>
          </table:table-cell>
          <table:table-cell office:value-type="string">
            <text:p>24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26</text:p>
          </table:table-cell>
          <table:table-cell office:value-type="string">
            <text:p>2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27</text:p>
          </table:table-cell>
          <table:table-cell office:value-type="string">
            <text:p>25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28</text:p>
          </table:table-cell>
          <table:table-cell office:value-type="string">
            <text:p>25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29</text:p>
          </table:table-cell>
          <table:table-cell office:value-type="string">
            <text:p>25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30</text:p>
          </table:table-cell>
          <table:table-cell office:value-type="string">
            <text:p>25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31</text:p>
          </table:table-cell>
          <table:table-cell office:value-type="string">
            <text:p>25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32</text:p>
          </table:table-cell>
          <table:table-cell office:value-type="string">
            <text:p>25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33</text:p>
          </table:table-cell>
          <table:table-cell office:value-type="string">
            <text:p>2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34</text:p>
          </table:table-cell>
          <table:table-cell office:value-type="string">
            <text:p>26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35</text:p>
          </table:table-cell>
          <table:table-cell office:value-type="string">
            <text:p>26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36</text:p>
          </table:table-cell>
          <table:table-cell office:value-type="string">
            <text:p>26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37</text:p>
          </table:table-cell>
          <table:table-cell office:value-type="string">
            <text:p>26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38</text:p>
          </table:table-cell>
          <table:table-cell office:value-type="string">
            <text:p>26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39</text:p>
          </table:table-cell>
          <table:table-cell office:value-type="string">
            <text:p>26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40</text:p>
          </table:table-cell>
          <table:table-cell office:value-type="string">
            <text:p>2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41</text:p>
          </table:table-cell>
          <table:table-cell office:value-type="string">
            <text:p>27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42</text:p>
          </table:table-cell>
          <table:table-cell office:value-type="string">
            <text:p>27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43</text:p>
          </table:table-cell>
          <table:table-cell office:value-type="string">
            <text:p>27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44</text:p>
          </table:table-cell>
          <table:table-cell office:value-type="string">
            <text:p>27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45</text:p>
          </table:table-cell>
          <table:table-cell office:value-type="string">
            <text:p>27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46</text:p>
          </table:table-cell>
          <table:table-cell office:value-type="string">
            <text:p>27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47</text:p>
          </table:table-cell>
          <table:table-cell office:value-type="string">
            <text:p>2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48</text:p>
          </table:table-cell>
          <table:table-cell office:value-type="string">
            <text:p>28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49</text:p>
          </table:table-cell>
          <table:table-cell office:value-type="string">
            <text:p>28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50</text:p>
          </table:table-cell>
          <table:table-cell office:value-type="string">
            <text:p>28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51</text:p>
          </table:table-cell>
          <table:table-cell office:value-type="string">
            <text:p>28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52</text:p>
          </table:table-cell>
          <table:table-cell office:value-type="string">
            <text:p>28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53</text:p>
          </table:table-cell>
          <table:table-cell office:value-type="string">
            <text:p>28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54</text:p>
          </table:table-cell>
          <table:table-cell office:value-type="string">
            <text:p>28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55</text:p>
          </table:table-cell>
          <table:table-cell office:value-type="string">
            <text:p>28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56</text:p>
          </table:table-cell>
          <table:table-cell office:value-type="string">
            <text:p>29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57</text:p>
          </table:table-cell>
          <table:table-cell office:value-type="string">
            <text:p>29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58</text:p>
          </table:table-cell>
          <table:table-cell office:value-type="string">
            <text:p>29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59</text:p>
          </table:table-cell>
          <table:table-cell office:value-type="string">
            <text:p>29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00</text:p>
          </table:table-cell>
          <table:table-cell office:value-type="string">
            <text:p>64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01</text:p>
          </table:table-cell>
          <table:table-cell office:value-type="string">
            <text:p>66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02</text:p>
          </table:table-cell>
          <table:table-cell office:value-type="string">
            <text:p>1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03</text:p>
          </table:table-cell>
          <table:table-cell office:value-type="string">
            <text:p>1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04</text:p>
          </table:table-cell>
          <table:table-cell office:value-type="string">
            <text:p>18.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05</text:p>
          </table:table-cell>
          <table:table-cell office:value-type="string">
            <text:p>18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06</text:p>
          </table:table-cell>
          <table:table-cell office:value-type="string">
            <text:p>20.1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07</text:p>
          </table:table-cell>
          <table:table-cell office:value-type="string">
            <text:p>20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08</text:p>
          </table:table-cell>
          <table:table-cell office:value-type="string">
            <text:p>20.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09</text:p>
          </table:table-cell>
          <table:table-cell office:value-type="string">
            <text:p>20.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10</text:p>
          </table:table-cell>
          <table:table-cell office:value-type="string">
            <text:p>20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11</text:p>
          </table:table-cell>
          <table:table-cell office:value-type="string">
            <text:p>20.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12</text:p>
          </table:table-cell>
          <table:table-cell office:value-type="string">
            <text:p>20.7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13</text:p>
          </table:table-cell>
          <table:table-cell office:value-type="string">
            <text:p>20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14</text:p>
          </table:table-cell>
          <table:table-cell office:value-type="string">
            <text:p>20.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15</text:p>
          </table:table-cell>
          <table:table-cell office:value-type="string">
            <text:p>20.8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16</text:p>
          </table:table-cell>
          <table:table-cell office:value-type="string">
            <text:p>20.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17</text:p>
          </table:table-cell>
          <table:table-cell office:value-type="string">
            <text:p>2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18</text:p>
          </table:table-cell>
          <table:table-cell office:value-type="string">
            <text:p>2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19</text:p>
          </table:table-cell>
          <table:table-cell office:value-type="string">
            <text:p>10mm x 1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20</text:p>
          </table:table-cell>
          <table:table-cell office:value-type="string">
            <text:p>27.5" x 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21</text:p>
          </table:table-cell>
          <table:table-cell office:value-type="string">
            <text:p>25" x  6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22</text:p>
          </table:table-cell>
          <table:table-cell office:value-type="string">
            <text:p>25" x  7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23</text:p>
          </table:table-cell>
          <table:table-cell office:value-type="string">
            <text:p>25" x  7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24</text:p>
          </table:table-cell>
          <table:table-cell office:value-type="string">
            <text:p>25" x  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25</text:p>
          </table:table-cell>
          <table:table-cell office:value-type="string">
            <text:p>27" x  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26</text:p>
          </table:table-cell>
          <table:table-cell office:value-type="string">
            <text:p>27" x  8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27</text:p>
          </table:table-cell>
          <table:table-cell office:value-type="string">
            <text:p>27.5" x  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28</text:p>
          </table:table-cell>
          <table:table-cell office:value-type="string">
            <text:p>27.5" x  8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29</text:p>
          </table:table-cell>
          <table:table-cell office:value-type="string">
            <text:p>27.5" x  8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30</text:p>
          </table:table-cell>
          <table:table-cell office:value-type="string">
            <text:p>27.5" x 7.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31</text:p>
          </table:table-cell>
          <table:table-cell office:value-type="string">
            <text:p>27.5" x 8.1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32</text:p>
          </table:table-cell>
          <table:table-cell office:value-type="string">
            <text:p>28" x  10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33</text:p>
          </table:table-cell>
          <table:table-cell office:value-type="string">
            <text:p>28" x  4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34</text:p>
          </table:table-cell>
          <table:table-cell office:value-type="string">
            <text:p>28" x  5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35</text:p>
          </table:table-cell>
          <table:table-cell office:value-type="string">
            <text:p>28" x  5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36</text:p>
          </table:table-cell>
          <table:table-cell office:value-type="string">
            <text:p>28" x  6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37</text:p>
          </table:table-cell>
          <table:table-cell office:value-type="string">
            <text:p>28" x  7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38</text:p>
          </table:table-cell>
          <table:table-cell office:value-type="string">
            <text:p>28" x  7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39</text:p>
          </table:table-cell>
          <table:table-cell office:value-type="string">
            <text:p>28" x  7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40</text:p>
          </table:table-cell>
          <table:table-cell office:value-type="string">
            <text:p>28" x  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41</text:p>
          </table:table-cell>
          <table:table-cell office:value-type="string">
            <text:p>28" x  8.1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42</text:p>
          </table:table-cell>
          <table:table-cell office:value-type="string">
            <text:p>28" x  8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43</text:p>
          </table:table-cell>
          <table:table-cell office:value-type="string">
            <text:p>28" x  8.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2</text:p>
          </table:table-cell>
          <table:table-cell office:value-type="string">
            <text:p>Brown/Red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3</text:p>
          </table:table-cell>
          <table:table-cell office:value-type="string">
            <text:p>Brown/Silver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4</text:p>
          </table:table-cell>
          <table:table-cell office:value-type="string">
            <text:p>Brown/White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5</text:p>
          </table:table-cell>
          <table:table-cell office:value-type="string">
            <text:p>Brown/Yellow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6</text:p>
          </table:table-cell>
          <table:table-cell office:value-type="string">
            <text:p>Brown/Navy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7</text:p>
          </table:table-cell>
          <table:table-cell office:value-type="string">
            <text:p>Brown/Transparent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11</text:p>
          </table:table-cell>
          <table:table-cell office:value-type="string">
            <text:p>Gold/Black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12</text:p>
          </table:table-cell>
          <table:table-cell office:value-type="string">
            <text:p>Gold/Blue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13</text:p>
          </table:table-cell>
          <table:table-cell office:value-type="string">
            <text:p>Gold/Brown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14</text:p>
          </table:table-cell>
          <table:table-cell office:value-type="string">
            <text:p>Gold/Gold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15</text:p>
          </table:table-cell>
          <table:table-cell office:value-type="string">
            <text:p>Gold/Green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16</text:p>
          </table:table-cell>
          <table:table-cell office:value-type="string">
            <text:p>Gold/Grey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17</text:p>
          </table:table-cell>
          <table:table-cell office:value-type="string">
            <text:p>Gold/Multi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18</text:p>
          </table:table-cell>
          <table:table-cell office:value-type="string">
            <text:p>Gold/Neutral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19</text:p>
          </table:table-cell>
          <table:table-cell office:value-type="string">
            <text:p>Gold/Orange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20</text:p>
          </table:table-cell>
          <table:table-cell office:value-type="string">
            <text:p>Gold/Pink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21</text:p>
          </table:table-cell>
          <table:table-cell office:value-type="string">
            <text:p>Gold/Purple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22</text:p>
          </table:table-cell>
          <table:table-cell office:value-type="string">
            <text:p>Gold/Red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23</text:p>
          </table:table-cell>
          <table:table-cell office:value-type="string">
            <text:p>Gold/Silver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24</text:p>
          </table:table-cell>
          <table:table-cell office:value-type="string">
            <text:p>Gold/White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25</text:p>
          </table:table-cell>
          <table:table-cell office:value-type="string">
            <text:p>Gold/Yellow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26</text:p>
          </table:table-cell>
          <table:table-cell office:value-type="string">
            <text:p>Gold/Navy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327</text:p>
          </table:table-cell>
          <table:table-cell office:value-type="string">
            <text:p>Gold/Transparent</text:p>
          </table:table-cell>
          <table:table-cell office:value-type="string">
            <text:p>10000</text:p>
          </table:table-cell>
          <table:table-cell office:value-type="string">
            <text:p>2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11</text:p>
          </table:table-cell>
          <table:table-cell office:value-type="string">
            <text:p>Green/Black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12</text:p>
          </table:table-cell>
          <table:table-cell office:value-type="string">
            <text:p>Green/Blue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13</text:p>
          </table:table-cell>
          <table:table-cell office:value-type="string">
            <text:p>Green/Brown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14</text:p>
          </table:table-cell>
          <table:table-cell office:value-type="string">
            <text:p>Green/Gold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15</text:p>
          </table:table-cell>
          <table:table-cell office:value-type="string">
            <text:p>Green/Green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16</text:p>
          </table:table-cell>
          <table:table-cell office:value-type="string">
            <text:p>Green/Grey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17</text:p>
          </table:table-cell>
          <table:table-cell office:value-type="string">
            <text:p>Green/Multi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18</text:p>
          </table:table-cell>
          <table:table-cell office:value-type="string">
            <text:p>Green/Neutral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19</text:p>
          </table:table-cell>
          <table:table-cell office:value-type="string">
            <text:p>Green/Orange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20</text:p>
          </table:table-cell>
          <table:table-cell office:value-type="string">
            <text:p>Green/Pink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21</text:p>
          </table:table-cell>
          <table:table-cell office:value-type="string">
            <text:p>Green/Purple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22</text:p>
          </table:table-cell>
          <table:table-cell office:value-type="string">
            <text:p>Green/Red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23</text:p>
          </table:table-cell>
          <table:table-cell office:value-type="string">
            <text:p>Green/Silver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24</text:p>
          </table:table-cell>
          <table:table-cell office:value-type="string">
            <text:p>Green/White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25</text:p>
          </table:table-cell>
          <table:table-cell office:value-type="string">
            <text:p>Green/Yellow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26</text:p>
          </table:table-cell>
          <table:table-cell office:value-type="string">
            <text:p>Green/Navy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427</text:p>
          </table:table-cell>
          <table:table-cell office:value-type="string">
            <text:p>Green/Transparent</text:p>
          </table:table-cell>
          <table:table-cell office:value-type="string">
            <text:p>10000</text:p>
          </table:table-cell>
          <table:table-cell office:value-type="string">
            <text:p>2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11</text:p>
          </table:table-cell>
          <table:table-cell office:value-type="string">
            <text:p>46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11</text:p>
          </table:table-cell>
          <table:table-cell office:value-type="string">
            <text:p>Grey/Black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12</text:p>
          </table:table-cell>
          <table:table-cell office:value-type="string">
            <text:p>Grey/Blue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13</text:p>
          </table:table-cell>
          <table:table-cell office:value-type="string">
            <text:p>Grey/Brown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14</text:p>
          </table:table-cell>
          <table:table-cell office:value-type="string">
            <text:p>Grey/Gold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15</text:p>
          </table:table-cell>
          <table:table-cell office:value-type="string">
            <text:p>Grey/Green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16</text:p>
          </table:table-cell>
          <table:table-cell office:value-type="string">
            <text:p>Grey/Grey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17</text:p>
          </table:table-cell>
          <table:table-cell office:value-type="string">
            <text:p>Grey/Multi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18</text:p>
          </table:table-cell>
          <table:table-cell office:value-type="string">
            <text:p>Grey/Neutral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19</text:p>
          </table:table-cell>
          <table:table-cell office:value-type="string">
            <text:p>Grey/Orange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20</text:p>
          </table:table-cell>
          <table:table-cell office:value-type="string">
            <text:p>Grey/Pink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21</text:p>
          </table:table-cell>
          <table:table-cell office:value-type="string">
            <text:p>Grey/Purple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22</text:p>
          </table:table-cell>
          <table:table-cell office:value-type="string">
            <text:p>Grey/Red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23</text:p>
          </table:table-cell>
          <table:table-cell office:value-type="string">
            <text:p>Grey/Silver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24</text:p>
          </table:table-cell>
          <table:table-cell office:value-type="string">
            <text:p>Grey/White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25</text:p>
          </table:table-cell>
          <table:table-cell office:value-type="string">
            <text:p>Grey/Yellow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26</text:p>
          </table:table-cell>
          <table:table-cell office:value-type="string">
            <text:p>Grey/Navy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527</text:p>
          </table:table-cell>
          <table:table-cell office:value-type="string">
            <text:p>Grey/Transparent</text:p>
          </table:table-cell>
          <table:table-cell office:value-type="string">
            <text:p>10000</text:p>
          </table:table-cell>
          <table:table-cell office:value-type="string">
            <text:p>2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11</text:p>
          </table:table-cell>
          <table:table-cell office:value-type="string">
            <text:p>Multi/Black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12</text:p>
          </table:table-cell>
          <table:table-cell office:value-type="string">
            <text:p>Multi/Blue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13</text:p>
          </table:table-cell>
          <table:table-cell office:value-type="string">
            <text:p>Multi/Brown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14</text:p>
          </table:table-cell>
          <table:table-cell office:value-type="string">
            <text:p>Multi/Gold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15</text:p>
          </table:table-cell>
          <table:table-cell office:value-type="string">
            <text:p>Multi/Green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16</text:p>
          </table:table-cell>
          <table:table-cell office:value-type="string">
            <text:p>Multi/Grey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17</text:p>
          </table:table-cell>
          <table:table-cell office:value-type="string">
            <text:p>Multi/Multi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18</text:p>
          </table:table-cell>
          <table:table-cell office:value-type="string">
            <text:p>Multi/Neutral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19</text:p>
          </table:table-cell>
          <table:table-cell office:value-type="string">
            <text:p>Multi/Orange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20</text:p>
          </table:table-cell>
          <table:table-cell office:value-type="string">
            <text:p>Multi/Pink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21</text:p>
          </table:table-cell>
          <table:table-cell office:value-type="string">
            <text:p>Multi/Purple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22</text:p>
          </table:table-cell>
          <table:table-cell office:value-type="string">
            <text:p>Multi/Red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23</text:p>
          </table:table-cell>
          <table:table-cell office:value-type="string">
            <text:p>Multi/Silver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24</text:p>
          </table:table-cell>
          <table:table-cell office:value-type="string">
            <text:p>Multi/White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25</text:p>
          </table:table-cell>
          <table:table-cell office:value-type="string">
            <text:p>Multi/Yellow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26</text:p>
          </table:table-cell>
          <table:table-cell office:value-type="string">
            <text:p>Multi/Navy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627</text:p>
          </table:table-cell>
          <table:table-cell office:value-type="string">
            <text:p>Multi/Transparent</text:p>
          </table:table-cell>
          <table:table-cell office:value-type="string">
            <text:p>10000</text:p>
          </table:table-cell>
          <table:table-cell office:value-type="string">
            <text:p>2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11</text:p>
          </table:table-cell>
          <table:table-cell office:value-type="string">
            <text:p>Neutral/Black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12</text:p>
          </table:table-cell>
          <table:table-cell office:value-type="string">
            <text:p>Neutral/Blue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13</text:p>
          </table:table-cell>
          <table:table-cell office:value-type="string">
            <text:p>Neutral/Brown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14</text:p>
          </table:table-cell>
          <table:table-cell office:value-type="string">
            <text:p>Neutral/Gold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15</text:p>
          </table:table-cell>
          <table:table-cell office:value-type="string">
            <text:p>Neutral/Green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16</text:p>
          </table:table-cell>
          <table:table-cell office:value-type="string">
            <text:p>Neutral/Grey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17</text:p>
          </table:table-cell>
          <table:table-cell office:value-type="string">
            <text:p>Neutral/Multi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18</text:p>
          </table:table-cell>
          <table:table-cell office:value-type="string">
            <text:p>Neutral/Neutral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44</text:p>
          </table:table-cell>
          <table:table-cell office:value-type="string">
            <text:p>28" x  8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45</text:p>
          </table:table-cell>
          <table:table-cell office:value-type="string">
            <text:p>28" x  8.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46</text:p>
          </table:table-cell>
          <table:table-cell office:value-type="string">
            <text:p>28" x  8.6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47</text:p>
          </table:table-cell>
          <table:table-cell office:value-type="string">
            <text:p>28" x  8.7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48</text:p>
          </table:table-cell>
          <table:table-cell office:value-type="string">
            <text:p>28" x  8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49</text:p>
          </table:table-cell>
          <table:table-cell office:value-type="string">
            <text:p>28" x  8.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50</text:p>
          </table:table-cell>
          <table:table-cell office:value-type="string">
            <text:p>28" x  8.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51</text:p>
          </table:table-cell>
          <table:table-cell office:value-type="string">
            <text:p>28" x  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52</text:p>
          </table:table-cell>
          <table:table-cell office:value-type="string">
            <text:p>28" x  9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53</text:p>
          </table:table-cell>
          <table:table-cell office:value-type="string">
            <text:p>28" x  9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54</text:p>
          </table:table-cell>
          <table:table-cell office:value-type="string">
            <text:p>28" x 10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55</text:p>
          </table:table-cell>
          <table:table-cell office:value-type="string">
            <text:p>28" x 6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56</text:p>
          </table:table-cell>
          <table:table-cell office:value-type="string">
            <text:p>28" x 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57</text:p>
          </table:table-cell>
          <table:table-cell office:value-type="string">
            <text:p>28" x 8.1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58</text:p>
          </table:table-cell>
          <table:table-cell office:value-type="string">
            <text:p>28" x 8.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59</text:p>
          </table:table-cell>
          <table:table-cell office:value-type="string">
            <text:p>28" x 8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60</text:p>
          </table:table-cell>
          <table:table-cell office:value-type="string">
            <text:p>28" x 8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61</text:p>
          </table:table-cell>
          <table:table-cell office:value-type="string">
            <text:p>28" x 8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62</text:p>
          </table:table-cell>
          <table:table-cell office:value-type="string">
            <text:p>28" x 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63</text:p>
          </table:table-cell>
          <table:table-cell office:value-type="string">
            <text:p>28.25" x  8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64</text:p>
          </table:table-cell>
          <table:table-cell office:value-type="string">
            <text:p>28.25" x  8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65</text:p>
          </table:table-cell>
          <table:table-cell office:value-type="string">
            <text:p>28.3" x 8.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66</text:p>
          </table:table-cell>
          <table:table-cell office:value-type="string">
            <text:p>28.5" x  10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67</text:p>
          </table:table-cell>
          <table:table-cell office:value-type="string">
            <text:p>28.5" x  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68</text:p>
          </table:table-cell>
          <table:table-cell office:value-type="string">
            <text:p>28.5" x  8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69</text:p>
          </table:table-cell>
          <table:table-cell office:value-type="string">
            <text:p>28.5" x  8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70</text:p>
          </table:table-cell>
          <table:table-cell office:value-type="string">
            <text:p>28.5" x  8.7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71</text:p>
          </table:table-cell>
          <table:table-cell office:value-type="string">
            <text:p>28.5" x  8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72</text:p>
          </table:table-cell>
          <table:table-cell office:value-type="string">
            <text:p>28.5" x  8.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73</text:p>
          </table:table-cell>
          <table:table-cell office:value-type="string">
            <text:p>28.5" x  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74</text:p>
          </table:table-cell>
          <table:table-cell office:value-type="string">
            <text:p>28.74" x 8.7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75</text:p>
          </table:table-cell>
          <table:table-cell office:value-type="string">
            <text:p>28.75" x  8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76</text:p>
          </table:table-cell>
          <table:table-cell office:value-type="string">
            <text:p>28.75" x  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77</text:p>
          </table:table-cell>
          <table:table-cell office:value-type="string">
            <text:p>28.75" x 8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78</text:p>
          </table:table-cell>
          <table:table-cell office:value-type="string">
            <text:p>29" x  10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79</text:p>
          </table:table-cell>
          <table:table-cell office:value-type="string">
            <text:p>29" x  6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80</text:p>
          </table:table-cell>
          <table:table-cell office:value-type="string">
            <text:p>29" x  8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81</text:p>
          </table:table-cell>
          <table:table-cell office:value-type="string">
            <text:p>29" x  8.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82</text:p>
          </table:table-cell>
          <table:table-cell office:value-type="string">
            <text:p>29" x  8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83</text:p>
          </table:table-cell>
          <table:table-cell office:value-type="string">
            <text:p>29" x  8.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84</text:p>
          </table:table-cell>
          <table:table-cell office:value-type="string">
            <text:p>29" x  8.6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85</text:p>
          </table:table-cell>
          <table:table-cell office:value-type="string">
            <text:p>29" x  8.7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86</text:p>
          </table:table-cell>
          <table:table-cell office:value-type="string">
            <text:p>29" x  8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87</text:p>
          </table:table-cell>
          <table:table-cell office:value-type="string">
            <text:p>29" x  8.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88</text:p>
          </table:table-cell>
          <table:table-cell office:value-type="string">
            <text:p>29" x  8.8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89</text:p>
          </table:table-cell>
          <table:table-cell office:value-type="string">
            <text:p>29" x  8.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90</text:p>
          </table:table-cell>
          <table:table-cell office:value-type="string">
            <text:p>29" x  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91</text:p>
          </table:table-cell>
          <table:table-cell office:value-type="string">
            <text:p>29" x  9.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92</text:p>
          </table:table-cell>
          <table:table-cell office:value-type="string">
            <text:p>29" x  9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93</text:p>
          </table:table-cell>
          <table:table-cell office:value-type="string">
            <text:p>29" x  9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94</text:p>
          </table:table-cell>
          <table:table-cell office:value-type="string">
            <text:p>29" x  9.9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95</text:p>
          </table:table-cell>
          <table:table-cell office:value-type="string">
            <text:p>29" x 8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96</text:p>
          </table:table-cell>
          <table:table-cell office:value-type="string">
            <text:p>29" x 9.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97</text:p>
          </table:table-cell>
          <table:table-cell office:value-type="string">
            <text:p>29.5" x 8.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98</text:p>
          </table:table-cell>
          <table:table-cell office:value-type="string">
            <text:p>30" x  10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099</text:p>
          </table:table-cell>
          <table:table-cell office:value-type="string">
            <text:p>30" x  8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00</text:p>
          </table:table-cell>
          <table:table-cell office:value-type="string">
            <text:p>30" x  8.7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01</text:p>
          </table:table-cell>
          <table:table-cell office:value-type="string">
            <text:p>30" x  8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02</text:p>
          </table:table-cell>
          <table:table-cell office:value-type="string">
            <text:p>30" x  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03</text:p>
          </table:table-cell>
          <table:table-cell office:value-type="string">
            <text:p>30" x  9.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04</text:p>
          </table:table-cell>
          <table:table-cell office:value-type="string">
            <text:p>30" x  9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05</text:p>
          </table:table-cell>
          <table:table-cell office:value-type="string">
            <text:p>30" x  9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06</text:p>
          </table:table-cell>
          <table:table-cell office:value-type="string">
            <text:p>30.25" x  10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07</text:p>
          </table:table-cell>
          <table:table-cell office:value-type="string">
            <text:p>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08</text:p>
          </table:table-cell>
          <table:table-cell office:value-type="string">
            <text:p>1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09</text:p>
          </table:table-cell>
          <table:table-cell office:value-type="string">
            <text:p>19mm/no lengt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10</text:p>
          </table:table-cell>
          <table:table-cell office:value-type="string">
            <text:p>20mm/no lengt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11</text:p>
          </table:table-cell>
          <table:table-cell office:value-type="string">
            <text:p>22mm/no lengt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12</text:p>
          </table:table-cell>
          <table:table-cell office:value-type="string">
            <text:p>24mm/no lengt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13</text:p>
          </table:table-cell>
          <table:table-cell office:value-type="string">
            <text:p>68mm/10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14</text:p>
          </table:table-cell>
          <table:table-cell office:value-type="string">
            <text:p>68mm/10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15</text:p>
          </table:table-cell>
          <table:table-cell office:value-type="string">
            <text:p>68mm/110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16</text:p>
          </table:table-cell>
          <table:table-cell office:value-type="string">
            <text:p>68mm/11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17</text:p>
          </table:table-cell>
          <table:table-cell office:value-type="string">
            <text:p>68mm/11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18</text:p>
          </table:table-cell>
          <table:table-cell office:value-type="string">
            <text:p>70mm/10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19</text:p>
          </table:table-cell>
          <table:table-cell office:value-type="string">
            <text:p>70mm/1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20</text:p>
          </table:table-cell>
          <table:table-cell office:value-type="string">
            <text:p>70mm/11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21</text:p>
          </table:table-cell>
          <table:table-cell office:value-type="string">
            <text:p>70mm/11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22</text:p>
          </table:table-cell>
          <table:table-cell office:value-type="string">
            <text:p>73mm/10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23</text:p>
          </table:table-cell>
          <table:table-cell office:value-type="string">
            <text:p>73mm/10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24</text:p>
          </table:table-cell>
          <table:table-cell office:value-type="string">
            <text:p>73mm/1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25</text:p>
          </table:table-cell>
          <table:table-cell office:value-type="string">
            <text:p>73mm/12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26</text:p>
          </table:table-cell>
          <table:table-cell office:value-type="string">
            <text:p>73mm/122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27</text:p>
          </table:table-cell>
          <table:table-cell office:value-type="string">
            <text:p>84.5mm/No lengt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19</text:p>
          </table:table-cell>
          <table:table-cell office:value-type="string">
            <text:p>Neutral/Orange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20</text:p>
          </table:table-cell>
          <table:table-cell office:value-type="string">
            <text:p>Neutral/Pink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21</text:p>
          </table:table-cell>
          <table:table-cell office:value-type="string">
            <text:p>Neutral/Purple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22</text:p>
          </table:table-cell>
          <table:table-cell office:value-type="string">
            <text:p>Neutral/Red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23</text:p>
          </table:table-cell>
          <table:table-cell office:value-type="string">
            <text:p>Neutral/Silver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24</text:p>
          </table:table-cell>
          <table:table-cell office:value-type="string">
            <text:p>Neutral/White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25</text:p>
          </table:table-cell>
          <table:table-cell office:value-type="string">
            <text:p>Neutral/Yellow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26</text:p>
          </table:table-cell>
          <table:table-cell office:value-type="string">
            <text:p>Neutral/Navy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727</text:p>
          </table:table-cell>
          <table:table-cell office:value-type="string">
            <text:p>Neutral/Transparent</text:p>
          </table:table-cell>
          <table:table-cell office:value-type="string">
            <text:p>10000</text:p>
          </table:table-cell>
          <table:table-cell office:value-type="string">
            <text:p>2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11</text:p>
          </table:table-cell>
          <table:table-cell office:value-type="string">
            <text:p>Orange/Black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12</text:p>
          </table:table-cell>
          <table:table-cell office:value-type="string">
            <text:p>Orange/Blue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13</text:p>
          </table:table-cell>
          <table:table-cell office:value-type="string">
            <text:p>Orange/Brown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14</text:p>
          </table:table-cell>
          <table:table-cell office:value-type="string">
            <text:p>Orange/Gold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15</text:p>
          </table:table-cell>
          <table:table-cell office:value-type="string">
            <text:p>Orange/Green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16</text:p>
          </table:table-cell>
          <table:table-cell office:value-type="string">
            <text:p>Orange/Grey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17</text:p>
          </table:table-cell>
          <table:table-cell office:value-type="string">
            <text:p>Orange/Multi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18</text:p>
          </table:table-cell>
          <table:table-cell office:value-type="string">
            <text:p>Orange/Neutral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19</text:p>
          </table:table-cell>
          <table:table-cell office:value-type="string">
            <text:p>Orange/Orange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20</text:p>
          </table:table-cell>
          <table:table-cell office:value-type="string">
            <text:p>Orange/Pink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21</text:p>
          </table:table-cell>
          <table:table-cell office:value-type="string">
            <text:p>Orange/Purple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22</text:p>
          </table:table-cell>
          <table:table-cell office:value-type="string">
            <text:p>Orange/Red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23</text:p>
          </table:table-cell>
          <table:table-cell office:value-type="string">
            <text:p>Orange/Silver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24</text:p>
          </table:table-cell>
          <table:table-cell office:value-type="string">
            <text:p>Orange/White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25</text:p>
          </table:table-cell>
          <table:table-cell office:value-type="string">
            <text:p>Orange/Yellow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26</text:p>
          </table:table-cell>
          <table:table-cell office:value-type="string">
            <text:p>Orange/Navy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827</text:p>
          </table:table-cell>
          <table:table-cell office:value-type="string">
            <text:p>Orange/Transparent</text:p>
          </table:table-cell>
          <table:table-cell office:value-type="string">
            <text:p>10000</text:p>
          </table:table-cell>
          <table:table-cell office:value-type="string">
            <text:p>2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11</text:p>
          </table:table-cell>
          <table:table-cell office:value-type="string">
            <text:p>Pink/Black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12</text:p>
          </table:table-cell>
          <table:table-cell office:value-type="string">
            <text:p>Pink/Blue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13</text:p>
          </table:table-cell>
          <table:table-cell office:value-type="string">
            <text:p>Pink/Brown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14</text:p>
          </table:table-cell>
          <table:table-cell office:value-type="string">
            <text:p>Pink/Gold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15</text:p>
          </table:table-cell>
          <table:table-cell office:value-type="string">
            <text:p>Pink/Green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16</text:p>
          </table:table-cell>
          <table:table-cell office:value-type="string">
            <text:p>Pink/Grey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17</text:p>
          </table:table-cell>
          <table:table-cell office:value-type="string">
            <text:p>Pink/Multi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18</text:p>
          </table:table-cell>
          <table:table-cell office:value-type="string">
            <text:p>Pink/Neutral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19</text:p>
          </table:table-cell>
          <table:table-cell office:value-type="string">
            <text:p>Pink/Orange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20</text:p>
          </table:table-cell>
          <table:table-cell office:value-type="string">
            <text:p>Pink/Pink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21</text:p>
          </table:table-cell>
          <table:table-cell office:value-type="string">
            <text:p>Pink/Purple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22</text:p>
          </table:table-cell>
          <table:table-cell office:value-type="string">
            <text:p>Pink/Red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23</text:p>
          </table:table-cell>
          <table:table-cell office:value-type="string">
            <text:p>Pink/Silver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24</text:p>
          </table:table-cell>
          <table:table-cell office:value-type="string">
            <text:p>Pink/White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25</text:p>
          </table:table-cell>
          <table:table-cell office:value-type="string">
            <text:p>Pink/Yellow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26</text:p>
          </table:table-cell>
          <table:table-cell office:value-type="string">
            <text:p>Pink/Navy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927</text:p>
          </table:table-cell>
          <table:table-cell office:value-type="string">
            <text:p>Pink/Transparent</text:p>
          </table:table-cell>
          <table:table-cell office:value-type="string">
            <text:p>10000</text:p>
          </table:table-cell>
          <table:table-cell office:value-type="string">
            <text:p>2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1</text:p>
          </table:table-cell>
          <table:table-cell office:value-type="string">
            <text:p>Purple/Black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2</text:p>
          </table:table-cell>
          <table:table-cell office:value-type="string">
            <text:p>Purple/Blue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3</text:p>
          </table:table-cell>
          <table:table-cell office:value-type="string">
            <text:p>Purple/Brown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4</text:p>
          </table:table-cell>
          <table:table-cell office:value-type="string">
            <text:p>Purple/Gold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5</text:p>
          </table:table-cell>
          <table:table-cell office:value-type="string">
            <text:p>Purple/Green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6</text:p>
          </table:table-cell>
          <table:table-cell office:value-type="string">
            <text:p>Purple/Grey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13</text:p>
          </table:table-cell>
          <table:table-cell office:value-type="string">
            <text:p>28 H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14</text:p>
          </table:table-cell>
          <table:table-cell office:value-type="string">
            <text:p>30 A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15</text:p>
          </table:table-cell>
          <table:table-cell office:value-type="string">
            <text:p>30 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16</text:p>
          </table:table-cell>
          <table:table-cell office:value-type="string">
            <text:p>30 B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17</text:p>
          </table:table-cell>
          <table:table-cell office:value-type="string">
            <text:p>30 C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18</text:p>
          </table:table-cell>
          <table:table-cell office:value-type="string">
            <text:p>30 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19</text:p>
          </table:table-cell>
          <table:table-cell office:value-type="string">
            <text:p>30 D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20</text:p>
          </table:table-cell>
          <table:table-cell office:value-type="string">
            <text:p>30 E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21</text:p>
          </table:table-cell>
          <table:table-cell office:value-type="string">
            <text:p>30 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22</text:p>
          </table:table-cell>
          <table:table-cell office:value-type="string">
            <text:p>30 F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23</text:p>
          </table:table-cell>
          <table:table-cell office:value-type="string">
            <text:p>30 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24</text:p>
          </table:table-cell>
          <table:table-cell office:value-type="string">
            <text:p>30 G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25</text:p>
          </table:table-cell>
          <table:table-cell office:value-type="string">
            <text:p>30 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26</text:p>
          </table:table-cell>
          <table:table-cell office:value-type="string">
            <text:p>30 H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27</text:p>
          </table:table-cell>
          <table:table-cell office:value-type="string">
            <text:p>32 A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28</text:p>
          </table:table-cell>
          <table:table-cell office:value-type="string">
            <text:p>32 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29</text:p>
          </table:table-cell>
          <table:table-cell office:value-type="string">
            <text:p>32 B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30</text:p>
          </table:table-cell>
          <table:table-cell office:value-type="string">
            <text:p>32 C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31</text:p>
          </table:table-cell>
          <table:table-cell office:value-type="string">
            <text:p>32 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32</text:p>
          </table:table-cell>
          <table:table-cell office:value-type="string">
            <text:p>32 D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33</text:p>
          </table:table-cell>
          <table:table-cell office:value-type="string">
            <text:p>32 E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34</text:p>
          </table:table-cell>
          <table:table-cell office:value-type="string">
            <text:p>32 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35</text:p>
          </table:table-cell>
          <table:table-cell office:value-type="string">
            <text:p>32 F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36</text:p>
          </table:table-cell>
          <table:table-cell office:value-type="string">
            <text:p>32 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37</text:p>
          </table:table-cell>
          <table:table-cell office:value-type="string">
            <text:p>32 G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38</text:p>
          </table:table-cell>
          <table:table-cell office:value-type="string">
            <text:p>32 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39</text:p>
          </table:table-cell>
          <table:table-cell office:value-type="string">
            <text:p>32 H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40</text:p>
          </table:table-cell>
          <table:table-cell office:value-type="string">
            <text:p>34 A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41</text:p>
          </table:table-cell>
          <table:table-cell office:value-type="string">
            <text:p>34 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42</text:p>
          </table:table-cell>
          <table:table-cell office:value-type="string">
            <text:p>34 B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43</text:p>
          </table:table-cell>
          <table:table-cell office:value-type="string">
            <text:p>34 C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44</text:p>
          </table:table-cell>
          <table:table-cell office:value-type="string">
            <text:p>34 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45</text:p>
          </table:table-cell>
          <table:table-cell office:value-type="string">
            <text:p>34 D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46</text:p>
          </table:table-cell>
          <table:table-cell office:value-type="string">
            <text:p>34 E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47</text:p>
          </table:table-cell>
          <table:table-cell office:value-type="string">
            <text:p>34 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48</text:p>
          </table:table-cell>
          <table:table-cell office:value-type="string">
            <text:p>34 F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49</text:p>
          </table:table-cell>
          <table:table-cell office:value-type="string">
            <text:p>34 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28</text:p>
          </table:table-cell>
          <table:table-cell office:value-type="string">
            <text:p>92mm/No lengt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29</text:p>
          </table:table-cell>
          <table:table-cell office:value-type="string">
            <text:p>11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30</text:p>
          </table:table-cell>
          <table:table-cell office:value-type="string">
            <text:p>12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31</text:p>
          </table:table-cell>
          <table:table-cell office:value-type="string">
            <text:p>13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32</text:p>
          </table:table-cell>
          <table:table-cell office:value-type="string">
            <text:p>16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33</text:p>
          </table:table-cell>
          <table:table-cell office:value-type="string">
            <text:p>22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34</text:p>
          </table:table-cell>
          <table:table-cell office:value-type="string">
            <text:p>227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35</text:p>
          </table:table-cell>
          <table:table-cell office:value-type="string">
            <text:p>23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36</text:p>
          </table:table-cell>
          <table:table-cell office:value-type="string">
            <text:p>2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37</text:p>
          </table:table-cell>
          <table:table-cell office:value-type="string">
            <text:p>2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38</text:p>
          </table:table-cell>
          <table:table-cell office:value-type="string">
            <text:p>3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39</text:p>
          </table:table-cell>
          <table:table-cell office:value-type="string">
            <text:p>5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40</text:p>
          </table:table-cell>
          <table:table-cell office:value-type="string">
            <text:p>5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41</text:p>
          </table:table-cell>
          <table:table-cell office:value-type="string">
            <text:p>6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42</text:p>
          </table:table-cell>
          <table:table-cell office:value-type="string">
            <text:p>7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43</text:p>
          </table:table-cell>
          <table:table-cell office:value-type="string">
            <text:p>79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44</text:p>
          </table:table-cell>
          <table:table-cell office:value-type="string">
            <text:p>8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45</text:p>
          </table:table-cell>
          <table:table-cell office:value-type="string">
            <text:p>87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46</text:p>
          </table:table-cell>
          <table:table-cell office:value-type="string">
            <text:p>9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47</text:p>
          </table:table-cell>
          <table:table-cell office:value-type="string">
            <text:p>Per Metre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48</text:p>
          </table:table-cell>
          <table:table-cell office:value-type="string">
            <text:p>22/20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49</text:p>
          </table:table-cell>
          <table:table-cell office:value-type="string">
            <text:p>23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50</text:p>
          </table:table-cell>
          <table:table-cell office:value-type="string">
            <text:p>32/2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51</text:p>
          </table:table-cell>
          <table:table-cell office:value-type="string">
            <text:p>32/30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52</text:p>
          </table:table-cell>
          <table:table-cell office:value-type="string">
            <text:p>34/2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53</text:p>
          </table:table-cell>
          <table:table-cell office:value-type="string">
            <text:p>36/30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54</text:p>
          </table:table-cell>
          <table:table-cell office:value-type="string">
            <text:p>36/34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55</text:p>
          </table:table-cell>
          <table:table-cell office:value-type="string">
            <text:p>38/3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56</text:p>
          </table:table-cell>
          <table:table-cell office:value-type="string">
            <text:p>38/33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57</text:p>
          </table:table-cell>
          <table:table-cell office:value-type="string">
            <text:p>39/3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58</text:p>
          </table:table-cell>
          <table:table-cell office:value-type="string">
            <text:p>40/3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59</text:p>
          </table:table-cell>
          <table:table-cell office:value-type="string">
            <text:p>42/3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60</text:p>
          </table:table-cell>
          <table:table-cell office:value-type="string">
            <text:p>42/39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61</text:p>
          </table:table-cell>
          <table:table-cell office:value-type="string">
            <text:p>44/4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62</text:p>
          </table:table-cell>
          <table:table-cell office:value-type="string">
            <text:p>46/44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63</text:p>
          </table:table-cell>
          <table:table-cell office:value-type="string">
            <text:p>48/3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64</text:p>
          </table:table-cell>
          <table:table-cell office:value-type="string">
            <text:p>48/4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65</text:p>
          </table:table-cell>
          <table:table-cell office:value-type="string">
            <text:p>20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66</text:p>
          </table:table-cell>
          <table:table-cell office:value-type="string">
            <text:p>2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67</text:p>
          </table:table-cell>
          <table:table-cell office:value-type="string">
            <text:p>2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68</text:p>
          </table:table-cell>
          <table:table-cell office:value-type="string">
            <text:p>2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69</text:p>
          </table:table-cell>
          <table:table-cell office:value-type="string">
            <text:p>50/34Tx11-29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70</text:p>
          </table:table-cell>
          <table:table-cell office:value-type="string">
            <text:p>52/36Tx11-29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71</text:p>
          </table:table-cell>
          <table:table-cell office:value-type="string">
            <text:p>48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72</text:p>
          </table:table-cell>
          <table:table-cell office:value-type="string">
            <text:p>10 x 1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73</text:p>
          </table:table-cell>
          <table:table-cell office:value-type="string">
            <text:p>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74</text:p>
          </table:table-cell>
          <table:table-cell office:value-type="string">
            <text:p>12 x 135/14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75</text:p>
          </table:table-cell>
          <table:table-cell office:value-type="string">
            <text:p>12 x 1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76</text:p>
          </table:table-cell>
          <table:table-cell office:value-type="string">
            <text:p>12 x 14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77</text:p>
          </table:table-cell>
          <table:table-cell office:value-type="string">
            <text:p>12 x 14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78</text:p>
          </table:table-cell>
          <table:table-cell office:value-type="string">
            <text:p>12 x 150/15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79</text:p>
          </table:table-cell>
          <table:table-cell office:value-type="string">
            <text:p>12 x 1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80</text:p>
          </table:table-cell>
          <table:table-cell office:value-type="string">
            <text:p>12 x 15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81</text:p>
          </table:table-cell>
          <table:table-cell office:value-type="string">
            <text:p>12 x 16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82</text:p>
          </table:table-cell>
          <table:table-cell office:value-type="string">
            <text:p>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83</text:p>
          </table:table-cell>
          <table:table-cell office:value-type="string">
            <text:p>14 x 4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84</text:p>
          </table:table-cell>
          <table:table-cell office:value-type="string">
            <text:p>15 x 1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85</text:p>
          </table:table-cell>
          <table:table-cell office:value-type="string">
            <text:p>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86</text:p>
          </table:table-cell>
          <table:table-cell office:value-type="string">
            <text:p>20 x 1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87</text:p>
          </table:table-cell>
          <table:table-cell office:value-type="string">
            <text:p>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88</text:p>
          </table:table-cell>
          <table:table-cell office:value-type="string">
            <text:p>20mm to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89</text:p>
          </table:table-cell>
          <table:table-cell office:value-type="string">
            <text:p>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90</text:p>
          </table:table-cell>
          <table:table-cell office:value-type="string">
            <text:p>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91</text:p>
          </table:table-cell>
          <table:table-cell office:value-type="string">
            <text:p>QR to 10 x 1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92</text:p>
          </table:table-cell>
          <table:table-cell office:value-type="string">
            <text:p>QR to 12 x 1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93</text:p>
          </table:table-cell>
          <table:table-cell office:value-type="string">
            <text:p>QR to 12 x 14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94</text:p>
          </table:table-cell>
          <table:table-cell office:value-type="string">
            <text:p>QR to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607</text:p>
          </table:table-cell>
          <table:table-cell office:value-type="string">
            <text:p>30 GBP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608</text:p>
          </table:table-cell>
          <table:table-cell office:value-type="string">
            <text:p>250 GBP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407</text:p>
          </table:table-cell>
          <table:table-cell office:value-type="string">
            <text:p>40 AU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408</text:p>
          </table:table-cell>
          <table:table-cell office:value-type="string">
            <text:p>400 AU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07</text:p>
          </table:table-cell>
          <table:table-cell office:value-type="string">
            <text:p>30 US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08</text:p>
          </table:table-cell>
          <table:table-cell office:value-type="string">
            <text:p>250 US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007</text:p>
          </table:table-cell>
          <table:table-cell office:value-type="string">
            <text:p>30 EUR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008</text:p>
          </table:table-cell>
          <table:table-cell office:value-type="string">
            <text:p>250 EUR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307</text:p>
          </table:table-cell>
          <table:table-cell office:value-type="string">
            <text:p>30000 JPY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07</text:p>
          </table:table-cell>
          <table:table-cell office:value-type="string">
            <text:p>2500 SEK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211</text:p>
          </table:table-cell>
          <table:table-cell office:value-type="string">
            <text:p>1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35</text:p>
          </table:table-cell>
          <table:table-cell office:value-type="string">
            <text:p>30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95</text:p>
          </table:table-cell>
          <table:table-cell office:value-type="string">
            <text:p>QR x 1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96</text:p>
          </table:table-cell>
          <table:table-cell office:value-type="string">
            <text:p>X1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97</text:p>
          </table:table-cell>
          <table:table-cell office:value-type="string">
            <text:p>XX1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98</text:p>
          </table:table-cell>
          <table:table-cell office:value-type="string">
            <text:p>32H - 135/142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199</text:p>
          </table:table-cell>
          <table:table-cell office:value-type="string">
            <text:p>32H - 135/142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00</text:p>
          </table:table-cell>
          <table:table-cell office:value-type="string">
            <text:p>32H - 135/142mm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01</text:p>
          </table:table-cell>
          <table:table-cell office:value-type="string">
            <text:p>32H - 150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02</text:p>
          </table:table-cell>
          <table:table-cell office:value-type="string">
            <text:p>32H - 177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50</text:p>
          </table:table-cell>
          <table:table-cell office:value-type="string">
            <text:p>34 G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51</text:p>
          </table:table-cell>
          <table:table-cell office:value-type="string">
            <text:p>34 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52</text:p>
          </table:table-cell>
          <table:table-cell office:value-type="string">
            <text:p>34 H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53</text:p>
          </table:table-cell>
          <table:table-cell office:value-type="string">
            <text:p>36 A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54</text:p>
          </table:table-cell>
          <table:table-cell office:value-type="string">
            <text:p>36 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55</text:p>
          </table:table-cell>
          <table:table-cell office:value-type="string">
            <text:p>36 B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56</text:p>
          </table:table-cell>
          <table:table-cell office:value-type="string">
            <text:p>36 C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57</text:p>
          </table:table-cell>
          <table:table-cell office:value-type="string">
            <text:p>36 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58</text:p>
          </table:table-cell>
          <table:table-cell office:value-type="string">
            <text:p>36 D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59</text:p>
          </table:table-cell>
          <table:table-cell office:value-type="string">
            <text:p>36 E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60</text:p>
          </table:table-cell>
          <table:table-cell office:value-type="string">
            <text:p>36 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61</text:p>
          </table:table-cell>
          <table:table-cell office:value-type="string">
            <text:p>36 F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62</text:p>
          </table:table-cell>
          <table:table-cell office:value-type="string">
            <text:p>36 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63</text:p>
          </table:table-cell>
          <table:table-cell office:value-type="string">
            <text:p>36 G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64</text:p>
          </table:table-cell>
          <table:table-cell office:value-type="string">
            <text:p>36 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65</text:p>
          </table:table-cell>
          <table:table-cell office:value-type="string">
            <text:p>36 H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66</text:p>
          </table:table-cell>
          <table:table-cell office:value-type="string">
            <text:p>38 A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67</text:p>
          </table:table-cell>
          <table:table-cell office:value-type="string">
            <text:p>38 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68</text:p>
          </table:table-cell>
          <table:table-cell office:value-type="string">
            <text:p>38 B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69</text:p>
          </table:table-cell>
          <table:table-cell office:value-type="string">
            <text:p>38 C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70</text:p>
          </table:table-cell>
          <table:table-cell office:value-type="string">
            <text:p>38 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71</text:p>
          </table:table-cell>
          <table:table-cell office:value-type="string">
            <text:p>38 D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72</text:p>
          </table:table-cell>
          <table:table-cell office:value-type="string">
            <text:p>38 E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73</text:p>
          </table:table-cell>
          <table:table-cell office:value-type="string">
            <text:p>38 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74</text:p>
          </table:table-cell>
          <table:table-cell office:value-type="string">
            <text:p>38 F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75</text:p>
          </table:table-cell>
          <table:table-cell office:value-type="string">
            <text:p>38 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76</text:p>
          </table:table-cell>
          <table:table-cell office:value-type="string">
            <text:p>38 G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77</text:p>
          </table:table-cell>
          <table:table-cell office:value-type="string">
            <text:p>38 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78</text:p>
          </table:table-cell>
          <table:table-cell office:value-type="string">
            <text:p>38 H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79</text:p>
          </table:table-cell>
          <table:table-cell office:value-type="string">
            <text:p>40 A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80</text:p>
          </table:table-cell>
          <table:table-cell office:value-type="string">
            <text:p>40 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81</text:p>
          </table:table-cell>
          <table:table-cell office:value-type="string">
            <text:p>40 B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82</text:p>
          </table:table-cell>
          <table:table-cell office:value-type="string">
            <text:p>40 C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83</text:p>
          </table:table-cell>
          <table:table-cell office:value-type="string">
            <text:p>40 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84</text:p>
          </table:table-cell>
          <table:table-cell office:value-type="string">
            <text:p>40 D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85</text:p>
          </table:table-cell>
          <table:table-cell office:value-type="string">
            <text:p>40 E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86</text:p>
          </table:table-cell>
          <table:table-cell office:value-type="string">
            <text:p>40 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87</text:p>
          </table:table-cell>
          <table:table-cell office:value-type="string">
            <text:p>40 F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88</text:p>
          </table:table-cell>
          <table:table-cell office:value-type="string">
            <text:p>40 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89</text:p>
          </table:table-cell>
          <table:table-cell office:value-type="string">
            <text:p>40 G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90</text:p>
          </table:table-cell>
          <table:table-cell office:value-type="string">
            <text:p>40 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91</text:p>
          </table:table-cell>
          <table:table-cell office:value-type="string">
            <text:p>40 H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92</text:p>
          </table:table-cell>
          <table:table-cell office:value-type="string">
            <text:p>42 B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93</text:p>
          </table:table-cell>
          <table:table-cell office:value-type="string">
            <text:p>42 C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94</text:p>
          </table:table-cell>
          <table:table-cell office:value-type="string">
            <text:p>42 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95</text:p>
          </table:table-cell>
          <table:table-cell office:value-type="string">
            <text:p>42 D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96</text:p>
          </table:table-cell>
          <table:table-cell office:value-type="string">
            <text:p>42 E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97</text:p>
          </table:table-cell>
          <table:table-cell office:value-type="string">
            <text:p>42 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98</text:p>
          </table:table-cell>
          <table:table-cell office:value-type="string">
            <text:p>44 B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99</text:p>
          </table:table-cell>
          <table:table-cell office:value-type="string">
            <text:p>44 C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901</text:p>
          </table:table-cell>
          <table:table-cell office:value-type="string">
            <text:p>44 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902</text:p>
          </table:table-cell>
          <table:table-cell office:value-type="string">
            <text:p>44 D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903</text:p>
          </table:table-cell>
          <table:table-cell office:value-type="string">
            <text:p>44 E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904</text:p>
          </table:table-cell>
          <table:table-cell office:value-type="string">
            <text:p>44 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01</text:p>
          </table:table-cell>
          <table:table-cell office:value-type="string">
            <text:p>Newborn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02</text:p>
          </table:table-cell>
          <table:table-cell office:value-type="string">
            <text:p>3-6 Month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03</text:p>
          </table:table-cell>
          <table:table-cell office:value-type="string">
            <text:p>6-9 Month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04</text:p>
          </table:table-cell>
          <table:table-cell office:value-type="string">
            <text:p>9-12 Month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05</text:p>
          </table:table-cell>
          <table:table-cell office:value-type="string">
            <text:p>12-18 Month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06</text:p>
          </table:table-cell>
          <table:table-cell office:value-type="string">
            <text:p>1-2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07</text:p>
          </table:table-cell>
          <table:table-cell office:value-type="string">
            <text:p>2-3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08</text:p>
          </table:table-cell>
          <table:table-cell office:value-type="string">
            <text:p>3-4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09</text:p>
          </table:table-cell>
          <table:table-cell office:value-type="string">
            <text:p>4-5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10</text:p>
          </table:table-cell>
          <table:table-cell office:value-type="string">
            <text:p>5-6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11</text:p>
          </table:table-cell>
          <table:table-cell office:value-type="string">
            <text:p>6-7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12</text:p>
          </table:table-cell>
          <table:table-cell office:value-type="string">
            <text:p>7-8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13</text:p>
          </table:table-cell>
          <table:table-cell office:value-type="string">
            <text:p>8-9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14</text:p>
          </table:table-cell>
          <table:table-cell office:value-type="string">
            <text:p>9-10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15</text:p>
          </table:table-cell>
          <table:table-cell office:value-type="string">
            <text:p>10-11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16</text:p>
          </table:table-cell>
          <table:table-cell office:value-type="string">
            <text:p>11-12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17</text:p>
          </table:table-cell>
          <table:table-cell office:value-type="string">
            <text:p>12-13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18</text:p>
          </table:table-cell>
          <table:table-cell office:value-type="string">
            <text:p>13-14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19</text:p>
          </table:table-cell>
          <table:table-cell office:value-type="string">
            <text:p>14-15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20</text:p>
          </table:table-cell>
          <table:table-cell office:value-type="string">
            <text:p>15-16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21</text:p>
          </table:table-cell>
          <table:table-cell office:value-type="string">
            <text:p>2-4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22</text:p>
          </table:table-cell>
          <table:table-cell office:value-type="string">
            <text:p>4-6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23</text:p>
          </table:table-cell>
          <table:table-cell office:value-type="string">
            <text:p>6-8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24</text:p>
          </table:table-cell>
          <table:table-cell office:value-type="string">
            <text:p>8-10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25</text:p>
          </table:table-cell>
          <table:table-cell office:value-type="string">
            <text:p>10-12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26</text:p>
          </table:table-cell>
          <table:table-cell office:value-type="string">
            <text:p>12-14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527</text:p>
          </table:table-cell>
          <table:table-cell office:value-type="string">
            <text:p>14-16 Year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01</text:p>
          </table:table-cell>
          <table:table-cell office:value-type="string">
            <text:p>3X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02</text:p>
          </table:table-cell>
          <table:table-cell office:value-type="string">
            <text:p>2X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03</text:p>
          </table:table-cell>
          <table:table-cell office:value-type="string">
            <text:p>X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04</text:p>
          </table:table-cell>
          <table:table-cell office:value-type="string">
            <text:p>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05</text:p>
          </table:table-cell>
          <table:table-cell office:value-type="string">
            <text:p>M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06</text:p>
          </table:table-cell>
          <table:table-cell office:value-type="string">
            <text:p>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07</text:p>
          </table:table-cell>
          <table:table-cell office:value-type="string">
            <text:p>X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08</text:p>
          </table:table-cell>
          <table:table-cell office:value-type="string">
            <text:p>2X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03</text:p>
          </table:table-cell>
          <table:table-cell office:value-type="string">
            <text:p>32H - 197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04</text:p>
          </table:table-cell>
          <table:table-cell office:value-type="string">
            <text:p>36H - 150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05</text:p>
          </table:table-cell>
          <table:table-cell office:value-type="string">
            <text:p>18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06</text:p>
          </table:table-cell>
          <table:table-cell office:value-type="string">
            <text:p>2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07</text:p>
          </table:table-cell>
          <table:table-cell office:value-type="string">
            <text:p>3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08</text:p>
          </table:table-cell>
          <table:table-cell office:value-type="string">
            <text:p>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09</text:p>
          </table:table-cell>
          <table:table-cell office:value-type="string">
            <text:p>65cmx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10</text:p>
          </table:table-cell>
          <table:table-cell office:value-type="string">
            <text:p>70cmx7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11</text:p>
          </table:table-cell>
          <table:table-cell office:value-type="string">
            <text:p>75cmx7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12</text:p>
          </table:table-cell>
          <table:table-cell office:value-type="string">
            <text:p>76cmx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13</text:p>
          </table:table-cell>
          <table:table-cell office:value-type="string">
            <text:p>76cmx8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14</text:p>
          </table:table-cell>
          <table:table-cell office:value-type="string">
            <text:p>20" - 2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15</text:p>
          </table:table-cell>
          <table:table-cell office:value-type="string">
            <text:p>24" - 2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16</text:p>
          </table:table-cell>
          <table:table-cell office:value-type="string">
            <text:p>26 - 6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17</text:p>
          </table:table-cell>
          <table:table-cell office:value-type="string">
            <text:p>26" - 27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18</text:p>
          </table:table-cell>
          <table:table-cell office:value-type="string">
            <text:p>26" - 4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19</text:p>
          </table:table-cell>
          <table:table-cell office:value-type="string">
            <text:p>26" - 5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20</text:p>
          </table:table-cell>
          <table:table-cell office:value-type="string">
            <text:p>26" - 5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21</text:p>
          </table:table-cell>
          <table:table-cell office:value-type="string">
            <text:p>26" - 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22</text:p>
          </table:table-cell>
          <table:table-cell office:value-type="string">
            <text:p>26" - 700c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23</text:p>
          </table:table-cell>
          <table:table-cell office:value-type="string">
            <text:p>28" - 2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24</text:p>
          </table:table-cell>
          <table:table-cell office:value-type="string">
            <text:p>28" - 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25</text:p>
          </table:table-cell>
          <table:table-cell office:value-type="string">
            <text:p>28" - 4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26</text:p>
          </table:table-cell>
          <table:table-cell office:value-type="string">
            <text:p>700c - 18-23c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27</text:p>
          </table:table-cell>
          <table:table-cell office:value-type="string">
            <text:p>700c - 28-37c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28</text:p>
          </table:table-cell>
          <table:table-cell office:value-type="string">
            <text:p>700c - 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29</text:p>
          </table:table-cell>
          <table:table-cell office:value-type="string">
            <text:p>700c - 5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30</text:p>
          </table:table-cell>
          <table:table-cell office:value-type="string">
            <text:p>11 Function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31</text:p>
          </table:table-cell>
          <table:table-cell office:value-type="string">
            <text:p>16 Function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32</text:p>
          </table:table-cell>
          <table:table-cell office:value-type="string">
            <text:p>19 Function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33</text:p>
          </table:table-cell>
          <table:table-cell office:value-type="string">
            <text:p>1.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34</text:p>
          </table:table-cell>
          <table:table-cell office:value-type="string">
            <text:p>1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35</text:p>
          </table:table-cell>
          <table:table-cell office:value-type="string">
            <text:p>1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36</text:p>
          </table:table-cell>
          <table:table-cell office:value-type="string">
            <text:p>21 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37</text:p>
          </table:table-cell>
          <table:table-cell office:value-type="string">
            <text:p>2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38</text:p>
          </table:table-cell>
          <table:table-cell office:value-type="string">
            <text:p>2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39</text:p>
          </table:table-cell>
          <table:table-cell office:value-type="string">
            <text:p>2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40</text:p>
          </table:table-cell>
          <table:table-cell office:value-type="string">
            <text:p>26 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41</text:p>
          </table:table-cell>
          <table:table-cell office:value-type="string">
            <text:p>27mm-3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42</text:p>
          </table:table-cell>
          <table:table-cell office:value-type="string">
            <text:p>27mm-3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43</text:p>
          </table:table-cell>
          <table:table-cell office:value-type="string">
            <text:p>2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44</text:p>
          </table:table-cell>
          <table:table-cell office:value-type="string">
            <text:p>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45</text:p>
          </table:table-cell>
          <table:table-cell office:value-type="string">
            <text:p>3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46</text:p>
          </table:table-cell>
          <table:table-cell office:value-type="string">
            <text:p>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47</text:p>
          </table:table-cell>
          <table:table-cell office:value-type="string">
            <text:p>3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48</text:p>
          </table:table-cell>
          <table:table-cell office:value-type="string">
            <text:p>3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49</text:p>
          </table:table-cell>
          <table:table-cell office:value-type="string">
            <text:p>36mm-3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50</text:p>
          </table:table-cell>
          <table:table-cell office:value-type="string">
            <text:p>3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51</text:p>
          </table:table-cell>
          <table:table-cell office:value-type="string">
            <text:p>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52</text:p>
          </table:table-cell>
          <table:table-cell office:value-type="string">
            <text:p>4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53</text:p>
          </table:table-cell>
          <table:table-cell office:value-type="string">
            <text:p>4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54</text:p>
          </table:table-cell>
          <table:table-cell office:value-type="string">
            <text:p>4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55</text:p>
          </table:table-cell>
          <table:table-cell office:value-type="string">
            <text:p>4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56</text:p>
          </table:table-cell>
          <table:table-cell office:value-type="string">
            <text:p>5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57</text:p>
          </table:table-cell>
          <table:table-cell office:value-type="string">
            <text:p>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58</text:p>
          </table:table-cell>
          <table:table-cell office:value-type="string">
            <text:p>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59</text:p>
          </table:table-cell>
          <table:table-cell office:value-type="string">
            <text:p>7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60</text:p>
          </table:table-cell>
          <table:table-cell office:value-type="string">
            <text:p>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61</text:p>
          </table:table-cell>
          <table:table-cell office:value-type="string">
            <text:p>145mm 2.5-2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62</text:p>
          </table:table-cell>
          <table:table-cell office:value-type="string">
            <text:p>145mm 2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63</text:p>
          </table:table-cell>
          <table:table-cell office:value-type="string">
            <text:p>146mm 2.5-2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64</text:p>
          </table:table-cell>
          <table:table-cell office:value-type="string">
            <text:p>146mm 2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65</text:p>
          </table:table-cell>
          <table:table-cell office:value-type="string">
            <text:p>148mm 2.5-2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66</text:p>
          </table:table-cell>
          <table:table-cell office:value-type="string">
            <text:p>150mm 2.5-2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67</text:p>
          </table:table-cell>
          <table:table-cell office:value-type="string">
            <text:p>151mm 2.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68</text:p>
          </table:table-cell>
          <table:table-cell office:value-type="string">
            <text:p>156mm 2.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69</text:p>
          </table:table-cell>
          <table:table-cell office:value-type="string">
            <text:p>161mm 2.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70</text:p>
          </table:table-cell>
          <table:table-cell office:value-type="string">
            <text:p>162mm 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71</text:p>
          </table:table-cell>
          <table:table-cell office:value-type="string">
            <text:p>163mm 2.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72</text:p>
          </table:table-cell>
          <table:table-cell office:value-type="string">
            <text:p>163mm 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73</text:p>
          </table:table-cell>
          <table:table-cell office:value-type="string">
            <text:p>165mm 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74</text:p>
          </table:table-cell>
          <table:table-cell office:value-type="string">
            <text:p>166mm 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75</text:p>
          </table:table-cell>
          <table:table-cell office:value-type="string">
            <text:p>174mm 3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76</text:p>
          </table:table-cell>
          <table:table-cell office:value-type="string">
            <text:p>178mm 3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77</text:p>
          </table:table-cell>
          <table:table-cell office:value-type="string">
            <text:p>182mm 3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78</text:p>
          </table:table-cell>
          <table:table-cell office:value-type="string">
            <text:p>184mm 3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79</text:p>
          </table:table-cell>
          <table:table-cell office:value-type="string">
            <text:p>186mm 3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80</text:p>
          </table:table-cell>
          <table:table-cell office:value-type="string">
            <text:p>188mm 3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81</text:p>
          </table:table-cell>
          <table:table-cell office:value-type="string">
            <text:p>189mm 3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42</text:p>
          </table:table-cell>
          <table:table-cell office:value-type="string">
            <text:p>36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43</text:p>
          </table:table-cell>
          <table:table-cell office:value-type="string">
            <text:p>38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44</text:p>
          </table:table-cell>
          <table:table-cell office:value-type="string">
            <text:p>64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212</text:p>
          </table:table-cell>
          <table:table-cell office:value-type="string">
            <text:p>1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213</text:p>
          </table:table-cell>
          <table:table-cell office:value-type="string">
            <text:p>2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29</text:p>
          </table:table-cell>
          <table:table-cell office:value-type="string">
            <text:p>11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30</text:p>
          </table:table-cell>
          <table:table-cell office:value-type="string">
            <text:p>22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31</text:p>
          </table:table-cell>
          <table:table-cell office:value-type="string">
            <text:p>23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09</text:p>
          </table:table-cell>
          <table:table-cell office:value-type="string">
            <text:p>3X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10</text:p>
          </table:table-cell>
          <table:table-cell office:value-type="string">
            <text:p>4X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11</text:p>
          </table:table-cell>
          <table:table-cell office:value-type="string">
            <text:p>One Size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12</text:p>
          </table:table-cell>
          <table:table-cell office:value-type="string">
            <text:p>XS/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13</text:p>
          </table:table-cell>
          <table:table-cell office:value-type="string">
            <text:p>S/M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14</text:p>
          </table:table-cell>
          <table:table-cell office:value-type="string">
            <text:p>M/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15</text:p>
          </table:table-cell>
          <table:table-cell office:value-type="string">
            <text:p>L/X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16</text:p>
          </table:table-cell>
          <table:table-cell office:value-type="string">
            <text:p>XL/2X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17</text:p>
          </table:table-cell>
          <table:table-cell office:value-type="string">
            <text:p>2XL/3X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18</text:p>
          </table:table-cell>
          <table:table-cell office:value-type="string">
            <text:p>XS - Short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19</text:p>
          </table:table-cell>
          <table:table-cell office:value-type="string">
            <text:p>XS - Regular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20</text:p>
          </table:table-cell>
          <table:table-cell office:value-type="string">
            <text:p>XS - Lon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21</text:p>
          </table:table-cell>
          <table:table-cell office:value-type="string">
            <text:p>S - Short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22</text:p>
          </table:table-cell>
          <table:table-cell office:value-type="string">
            <text:p>S - Regular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23</text:p>
          </table:table-cell>
          <table:table-cell office:value-type="string">
            <text:p>S - Lon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24</text:p>
          </table:table-cell>
          <table:table-cell office:value-type="string">
            <text:p>M - Short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25</text:p>
          </table:table-cell>
          <table:table-cell office:value-type="string">
            <text:p>M - Regular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26</text:p>
          </table:table-cell>
          <table:table-cell office:value-type="string">
            <text:p>M - Lon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27</text:p>
          </table:table-cell>
          <table:table-cell office:value-type="string">
            <text:p>L - Short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28</text:p>
          </table:table-cell>
          <table:table-cell office:value-type="string">
            <text:p>L- Regular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29</text:p>
          </table:table-cell>
          <table:table-cell office:value-type="string">
            <text:p>L - Lon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30</text:p>
          </table:table-cell>
          <table:table-cell office:value-type="string">
            <text:p>XL - Regular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31</text:p>
          </table:table-cell>
          <table:table-cell office:value-type="string">
            <text:p>XL - Lon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632</text:p>
          </table:table-cell>
          <table:table-cell office:value-type="string">
            <text:p>XL - Short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01</text:p>
          </table:table-cell>
          <table:table-cell office:value-type="string">
            <text:p>X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02</text:p>
          </table:table-cell>
          <table:table-cell office:value-type="string">
            <text:p>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03</text:p>
          </table:table-cell>
          <table:table-cell office:value-type="string">
            <text:p>S - Tal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04</text:p>
          </table:table-cell>
          <table:table-cell office:value-type="string">
            <text:p>S - Extra Tal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05</text:p>
          </table:table-cell>
          <table:table-cell office:value-type="string">
            <text:p>S/M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06</text:p>
          </table:table-cell>
          <table:table-cell office:value-type="string">
            <text:p>M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07</text:p>
          </table:table-cell>
          <table:table-cell office:value-type="string">
            <text:p>M - Plu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08</text:p>
          </table:table-cell>
          <table:table-cell office:value-type="string">
            <text:p>M - Tal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09</text:p>
          </table:table-cell>
          <table:table-cell office:value-type="string">
            <text:p>M - Extra Tal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10</text:p>
          </table:table-cell>
          <table:table-cell office:value-type="string">
            <text:p>M/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11</text:p>
          </table:table-cell>
          <table:table-cell office:value-type="string">
            <text:p>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12</text:p>
          </table:table-cell>
          <table:table-cell office:value-type="string">
            <text:p>L - Plu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13</text:p>
          </table:table-cell>
          <table:table-cell office:value-type="string">
            <text:p>L - Tal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14</text:p>
          </table:table-cell>
          <table:table-cell office:value-type="string">
            <text:p>L - Extra Tal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15</text:p>
          </table:table-cell>
          <table:table-cell office:value-type="string">
            <text:p>L/X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16</text:p>
          </table:table-cell>
          <table:table-cell office:value-type="string">
            <text:p>X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17</text:p>
          </table:table-cell>
          <table:table-cell office:value-type="string">
            <text:p>2X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18</text:p>
          </table:table-cell>
          <table:table-cell office:value-type="string">
            <text:p>2X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19</text:p>
          </table:table-cell>
          <table:table-cell office:value-type="string">
            <text:p>S - Plu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20</text:p>
          </table:table-cell>
          <table:table-cell office:value-type="string">
            <text:p>3X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721</text:p>
          </table:table-cell>
          <table:table-cell office:value-type="string">
            <text:p>XS - Tal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01</text:p>
          </table:table-cell>
          <table:table-cell office:value-type="string">
            <text:p>22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02</text:p>
          </table:table-cell>
          <table:table-cell office:value-type="string">
            <text:p>24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03</text:p>
          </table:table-cell>
          <table:table-cell office:value-type="string">
            <text:p>26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04</text:p>
          </table:table-cell>
          <table:table-cell office:value-type="string">
            <text:p>28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05</text:p>
          </table:table-cell>
          <table:table-cell office:value-type="string">
            <text:p>30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06</text:p>
          </table:table-cell>
          <table:table-cell office:value-type="string">
            <text:p>31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07</text:p>
          </table:table-cell>
          <table:table-cell office:value-type="string">
            <text:p>32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08</text:p>
          </table:table-cell>
          <table:table-cell office:value-type="string">
            <text:p>33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09</text:p>
          </table:table-cell>
          <table:table-cell office:value-type="string">
            <text:p>34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10</text:p>
          </table:table-cell>
          <table:table-cell office:value-type="string">
            <text:p>36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11</text:p>
          </table:table-cell>
          <table:table-cell office:value-type="string">
            <text:p>38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12</text:p>
          </table:table-cell>
          <table:table-cell office:value-type="string">
            <text:p>40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13</text:p>
          </table:table-cell>
          <table:table-cell office:value-type="string">
            <text:p>42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14</text:p>
          </table:table-cell>
          <table:table-cell office:value-type="string">
            <text:p>44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15</text:p>
          </table:table-cell>
          <table:table-cell office:value-type="string">
            <text:p>46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16</text:p>
          </table:table-cell>
          <table:table-cell office:value-type="string">
            <text:p>20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17</text:p>
          </table:table-cell>
          <table:table-cell office:value-type="string">
            <text:p>21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18</text:p>
          </table:table-cell>
          <table:table-cell office:value-type="string">
            <text:p>23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19</text:p>
          </table:table-cell>
          <table:table-cell office:value-type="string">
            <text:p>25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20</text:p>
          </table:table-cell>
          <table:table-cell office:value-type="string">
            <text:p>27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21</text:p>
          </table:table-cell>
          <table:table-cell office:value-type="string">
            <text:p>29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22</text:p>
          </table:table-cell>
          <table:table-cell office:value-type="string">
            <text:p>16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23</text:p>
          </table:table-cell>
          <table:table-cell office:value-type="string">
            <text:p>18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824</text:p>
          </table:table-cell>
          <table:table-cell office:value-type="string">
            <text:p>19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901</text:p>
          </table:table-cell>
          <table:table-cell office:value-type="string">
            <text:p>&lt; 1 Litre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902</text:p>
          </table:table-cell>
          <table:table-cell office:value-type="string">
            <text:p>1-10 Litre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903</text:p>
          </table:table-cell>
          <table:table-cell office:value-type="string">
            <text:p>11-20 Litre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904</text:p>
          </table:table-cell>
          <table:table-cell office:value-type="string">
            <text:p>21-30 Litre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905</text:p>
          </table:table-cell>
          <table:table-cell office:value-type="string">
            <text:p>31-40 Litre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906</text:p>
          </table:table-cell>
          <table:table-cell office:value-type="string">
            <text:p>41-50 Litre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907</text:p>
          </table:table-cell>
          <table:table-cell office:value-type="string">
            <text:p>51-60 Litre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908</text:p>
          </table:table-cell>
          <table:table-cell office:value-type="string">
            <text:p>61-70 Litre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909</text:p>
          </table:table-cell>
          <table:table-cell office:value-type="string">
            <text:p>71-80 Litre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910</text:p>
          </table:table-cell>
          <table:table-cell office:value-type="string">
            <text:p>81-90 Litre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911</text:p>
          </table:table-cell>
          <table:table-cell office:value-type="string">
            <text:p>91-100 Litres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912</text:p>
          </table:table-cell>
          <table:table-cell office:value-type="string">
            <text:p>101 Litres +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001</text:p>
          </table:table-cell>
          <table:table-cell office:value-type="string">
            <text:p>Short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002</text:p>
          </table:table-cell>
          <table:table-cell office:value-type="string">
            <text:p>Standar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003</text:p>
          </table:table-cell>
          <table:table-cell office:value-type="string">
            <text:p>Mi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004</text:p>
          </table:table-cell>
          <table:table-cell office:value-type="string">
            <text:p>Ful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005</text:p>
          </table:table-cell>
          <table:table-cell office:value-type="string">
            <text:p>Epic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006</text:p>
          </table:table-cell>
          <table:table-cell office:value-type="string">
            <text:p>Extende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01</text:p>
          </table:table-cell>
          <table:table-cell office:value-type="string">
            <text:p>2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02</text:p>
          </table:table-cell>
          <table:table-cell office:value-type="string">
            <text:p>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32</text:p>
          </table:table-cell>
          <table:table-cell office:value-type="string">
            <text:p>2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33</text:p>
          </table:table-cell>
          <table:table-cell office:value-type="string">
            <text:p>8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34</text:p>
          </table:table-cell>
          <table:table-cell office:value-type="string">
            <text:p>8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23</text:p>
          </table:table-cell>
          <table:table-cell office:value-type="string">
            <text:p>18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31</text:p>
          </table:table-cell>
          <table:table-cell office:value-type="string">
            <text:p>14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32</text:p>
          </table:table-cell>
          <table:table-cell office:value-type="string">
            <text:p>23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33</text:p>
          </table:table-cell>
          <table:table-cell office:value-type="string">
            <text:p>9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34</text:p>
          </table:table-cell>
          <table:table-cell office:value-type="string">
            <text:p>9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309</text:p>
          </table:table-cell>
          <table:table-cell office:value-type="string">
            <text:p>1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82</text:p>
          </table:table-cell>
          <table:table-cell office:value-type="string">
            <text:p>222mm 2.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83</text:p>
          </table:table-cell>
          <table:table-cell office:value-type="string">
            <text:p>241mm 3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84</text:p>
          </table:table-cell>
          <table:table-cell office:value-type="string">
            <text:p>82mm 1.5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85</text:p>
          </table:table-cell>
          <table:table-cell office:value-type="string">
            <text:p>98mm 1.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86</text:p>
          </table:table-cell>
          <table:table-cell office:value-type="string">
            <text:p>165mm 37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87</text:p>
          </table:table-cell>
          <table:table-cell office:value-type="string">
            <text:p>165mm 3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88</text:p>
          </table:table-cell>
          <table:table-cell office:value-type="string">
            <text:p>165mm 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89</text:p>
          </table:table-cell>
          <table:table-cell office:value-type="string">
            <text:p>165mm 42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90</text:p>
          </table:table-cell>
          <table:table-cell office:value-type="string">
            <text:p>184mm 4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91</text:p>
          </table:table-cell>
          <table:table-cell office:value-type="string">
            <text:p>184mm 4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92</text:p>
          </table:table-cell>
          <table:table-cell office:value-type="string">
            <text:p>184mm 4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93</text:p>
          </table:table-cell>
          <table:table-cell office:value-type="string">
            <text:p>190mm 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94</text:p>
          </table:table-cell>
          <table:table-cell office:value-type="string">
            <text:p>190mm 5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95</text:p>
          </table:table-cell>
          <table:table-cell office:value-type="string">
            <text:p>190mm 5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96</text:p>
          </table:table-cell>
          <table:table-cell office:value-type="string">
            <text:p>190mm 5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97</text:p>
          </table:table-cell>
          <table:table-cell office:value-type="string">
            <text:p>191mm 5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98</text:p>
          </table:table-cell>
          <table:table-cell office:value-type="string">
            <text:p>195mm 4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299</text:p>
          </table:table-cell>
          <table:table-cell office:value-type="string">
            <text:p>195mm 5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00</text:p>
          </table:table-cell>
          <table:table-cell office:value-type="string">
            <text:p>197mm 4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01</text:p>
          </table:table-cell>
          <table:table-cell office:value-type="string">
            <text:p>197mm 5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02</text:p>
          </table:table-cell>
          <table:table-cell office:value-type="string">
            <text:p>197mm 5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03</text:p>
          </table:table-cell>
          <table:table-cell office:value-type="string">
            <text:p>210mm 52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04</text:p>
          </table:table-cell>
          <table:table-cell office:value-type="string">
            <text:p>210mm 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05</text:p>
          </table:table-cell>
          <table:table-cell office:value-type="string">
            <text:p>215mm 6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06</text:p>
          </table:table-cell>
          <table:table-cell office:value-type="string">
            <text:p>216mm 5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07</text:p>
          </table:table-cell>
          <table:table-cell office:value-type="string">
            <text:p>216mm 63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08</text:p>
          </table:table-cell>
          <table:table-cell office:value-type="string">
            <text:p>216mm 6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09</text:p>
          </table:table-cell>
          <table:table-cell office:value-type="string">
            <text:p>216mm 6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10</text:p>
          </table:table-cell>
          <table:table-cell office:value-type="string">
            <text:p>222mm 5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11</text:p>
          </table:table-cell>
          <table:table-cell office:value-type="string">
            <text:p>222mm 6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12</text:p>
          </table:table-cell>
          <table:table-cell office:value-type="string">
            <text:p>222mm 6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13</text:p>
          </table:table-cell>
          <table:table-cell office:value-type="string">
            <text:p>222mm 6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14</text:p>
          </table:table-cell>
          <table:table-cell office:value-type="string">
            <text:p>222mm 6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15</text:p>
          </table:table-cell>
          <table:table-cell office:value-type="string">
            <text:p>222mm 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16</text:p>
          </table:table-cell>
          <table:table-cell office:value-type="string">
            <text:p>222mm 7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17</text:p>
          </table:table-cell>
          <table:table-cell office:value-type="string">
            <text:p>222mm 8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18</text:p>
          </table:table-cell>
          <table:table-cell office:value-type="string">
            <text:p>226mm 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19</text:p>
          </table:table-cell>
          <table:table-cell office:value-type="string">
            <text:p>230mm 57.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20</text:p>
          </table:table-cell>
          <table:table-cell office:value-type="string">
            <text:p>230mm 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21</text:p>
          </table:table-cell>
          <table:table-cell office:value-type="string">
            <text:p>230mm 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22</text:p>
          </table:table-cell>
          <table:table-cell office:value-type="string">
            <text:p>230mm 7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23</text:p>
          </table:table-cell>
          <table:table-cell office:value-type="string">
            <text:p>240mm 7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24</text:p>
          </table:table-cell>
          <table:table-cell office:value-type="string">
            <text:p>241mm 7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25</text:p>
          </table:table-cell>
          <table:table-cell office:value-type="string">
            <text:p>241mm 76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26</text:p>
          </table:table-cell>
          <table:table-cell office:value-type="string">
            <text:p>241mm 76.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27</text:p>
          </table:table-cell>
          <table:table-cell office:value-type="string">
            <text:p>241mm 7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28</text:p>
          </table:table-cell>
          <table:table-cell office:value-type="string">
            <text:p>241mm 82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29</text:p>
          </table:table-cell>
          <table:table-cell office:value-type="string">
            <text:p>241mm 8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30</text:p>
          </table:table-cell>
          <table:table-cell office:value-type="string">
            <text:p>245mm 7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31</text:p>
          </table:table-cell>
          <table:table-cell office:value-type="string">
            <text:p>266mm 8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32</text:p>
          </table:table-cell>
          <table:table-cell office:value-type="string">
            <text:p>267mm 8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33</text:p>
          </table:table-cell>
          <table:table-cell office:value-type="string">
            <text:p>1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34</text:p>
          </table:table-cell>
          <table:table-cell office:value-type="string">
            <text:p>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35</text:p>
          </table:table-cell>
          <table:table-cell office:value-type="string">
            <text:p>1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36</text:p>
          </table:table-cell>
          <table:table-cell office:value-type="string">
            <text:p>1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37</text:p>
          </table:table-cell>
          <table:table-cell office:value-type="string">
            <text:p>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38</text:p>
          </table:table-cell>
          <table:table-cell office:value-type="string">
            <text:p>2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39</text:p>
          </table:table-cell>
          <table:table-cell office:value-type="string">
            <text:p>2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40</text:p>
          </table:table-cell>
          <table:table-cell office:value-type="string">
            <text:p>2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41</text:p>
          </table:table-cell>
          <table:table-cell office:value-type="string">
            <text:p>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42</text:p>
          </table:table-cell>
          <table:table-cell office:value-type="string">
            <text:p>2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43</text:p>
          </table:table-cell>
          <table:table-cell office:value-type="string">
            <text:p>2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44</text:p>
          </table:table-cell>
          <table:table-cell office:value-type="string">
            <text:p>2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45</text:p>
          </table:table-cell>
          <table:table-cell office:value-type="string">
            <text:p>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46</text:p>
          </table:table-cell>
          <table:table-cell office:value-type="string">
            <text:p>3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47</text:p>
          </table:table-cell>
          <table:table-cell office:value-type="string">
            <text:p>3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48</text:p>
          </table:table-cell>
          <table:table-cell office:value-type="string">
            <text:p>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49</text:p>
          </table:table-cell>
          <table:table-cell office:value-type="string">
            <text:p>4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50</text:p>
          </table:table-cell>
          <table:table-cell office:value-type="string">
            <text:p>4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51</text:p>
          </table:table-cell>
          <table:table-cell office:value-type="string">
            <text:p>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52</text:p>
          </table:table-cell>
          <table:table-cell office:value-type="string">
            <text:p>7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53</text:p>
          </table:table-cell>
          <table:table-cell office:value-type="string">
            <text:p>22.2mm x 2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54</text:p>
          </table:table-cell>
          <table:table-cell office:value-type="string">
            <text:p>25.0mm x 3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55</text:p>
          </table:table-cell>
          <table:table-cell office:value-type="string">
            <text:p>25.4mm x 1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56</text:p>
          </table:table-cell>
          <table:table-cell office:value-type="string">
            <text:p>25.4mm x 2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57</text:p>
          </table:table-cell>
          <table:table-cell office:value-type="string">
            <text:p>25.4mm x 3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58</text:p>
          </table:table-cell>
          <table:table-cell office:value-type="string">
            <text:p>26.0mm X 3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03</text:p>
          </table:table-cell>
          <table:table-cell office:value-type="string">
            <text:p>1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04</text:p>
          </table:table-cell>
          <table:table-cell office:value-type="string">
            <text:p>-1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05</text:p>
          </table:table-cell>
          <table:table-cell office:value-type="string">
            <text:p>-1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06</text:p>
          </table:table-cell>
          <table:table-cell office:value-type="string">
            <text:p>-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07</text:p>
          </table:table-cell>
          <table:table-cell office:value-type="string">
            <text:p>-2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08</text:p>
          </table:table-cell>
          <table:table-cell office:value-type="string">
            <text:p>-3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09</text:p>
          </table:table-cell>
          <table:table-cell office:value-type="string">
            <text:p>-3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10</text:p>
          </table:table-cell>
          <table:table-cell office:value-type="string">
            <text:p>-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11</text:p>
          </table:table-cell>
          <table:table-cell office:value-type="string">
            <text:p>-4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12</text:p>
          </table:table-cell>
          <table:table-cell office:value-type="string">
            <text:p>-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13</text:p>
          </table:table-cell>
          <table:table-cell office:value-type="string">
            <text:p>-5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14</text:p>
          </table:table-cell>
          <table:table-cell office:value-type="string">
            <text:p>-6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15</text:p>
          </table:table-cell>
          <table:table-cell office:value-type="string">
            <text:p>3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16</text:p>
          </table:table-cell>
          <table:table-cell office:value-type="string">
            <text:p>3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201</text:p>
          </table:table-cell>
          <table:table-cell office:value-type="string">
            <text:p>0-5km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202</text:p>
          </table:table-cell>
          <table:table-cell office:value-type="string">
            <text:p>6-10km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203</text:p>
          </table:table-cell>
          <table:table-cell office:value-type="string">
            <text:p>11-20km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204</text:p>
          </table:table-cell>
          <table:table-cell office:value-type="string">
            <text:p>21-30km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205</text:p>
          </table:table-cell>
          <table:table-cell office:value-type="string">
            <text:p>30km+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01</text:p>
          </table:table-cell>
          <table:table-cell office:value-type="string">
            <text:p>EU 3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02</text:p>
          </table:table-cell>
          <table:table-cell office:value-type="string">
            <text:p>EU 33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03</text:p>
          </table:table-cell>
          <table:table-cell office:value-type="string">
            <text:p>EU 3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04</text:p>
          </table:table-cell>
          <table:table-cell office:value-type="string">
            <text:p>EU 3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05</text:p>
          </table:table-cell>
          <table:table-cell office:value-type="string">
            <text:p>EU 36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06</text:p>
          </table:table-cell>
          <table:table-cell office:value-type="string">
            <text:p>EU 37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07</text:p>
          </table:table-cell>
          <table:table-cell office:value-type="string">
            <text:p>EU 37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08</text:p>
          </table:table-cell>
          <table:table-cell office:value-type="string">
            <text:p>EU 38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09</text:p>
          </table:table-cell>
          <table:table-cell office:value-type="string">
            <text:p>EU 38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10</text:p>
          </table:table-cell>
          <table:table-cell office:value-type="string">
            <text:p>EU 39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11</text:p>
          </table:table-cell>
          <table:table-cell office:value-type="string">
            <text:p>EU 39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12</text:p>
          </table:table-cell>
          <table:table-cell office:value-type="string">
            <text:p>EU 40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13</text:p>
          </table:table-cell>
          <table:table-cell office:value-type="string">
            <text:p>EU 40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14</text:p>
          </table:table-cell>
          <table:table-cell office:value-type="string">
            <text:p>EU 41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15</text:p>
          </table:table-cell>
          <table:table-cell office:value-type="string">
            <text:p>EU 41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16</text:p>
          </table:table-cell>
          <table:table-cell office:value-type="string">
            <text:p>EU 4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17</text:p>
          </table:table-cell>
          <table:table-cell office:value-type="string">
            <text:p>EU 42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18</text:p>
          </table:table-cell>
          <table:table-cell office:value-type="string">
            <text:p>EU 43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19</text:p>
          </table:table-cell>
          <table:table-cell office:value-type="string">
            <text:p>EU 43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20</text:p>
          </table:table-cell>
          <table:table-cell office:value-type="string">
            <text:p>EU 4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21</text:p>
          </table:table-cell>
          <table:table-cell office:value-type="string">
            <text:p>EU 44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22</text:p>
          </table:table-cell>
          <table:table-cell office:value-type="string">
            <text:p>EU 4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23</text:p>
          </table:table-cell>
          <table:table-cell office:value-type="string">
            <text:p>EU 45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24</text:p>
          </table:table-cell>
          <table:table-cell office:value-type="string">
            <text:p>EU 46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25</text:p>
          </table:table-cell>
          <table:table-cell office:value-type="string">
            <text:p>EU 46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26</text:p>
          </table:table-cell>
          <table:table-cell office:value-type="string">
            <text:p>EU 47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27</text:p>
          </table:table-cell>
          <table:table-cell office:value-type="string">
            <text:p>EU 48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28</text:p>
          </table:table-cell>
          <table:table-cell office:value-type="string">
            <text:p>EU 49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29</text:p>
          </table:table-cell>
          <table:table-cell office:value-type="string">
            <text:p>EU 50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30</text:p>
          </table:table-cell>
          <table:table-cell office:value-type="string">
            <text:p>EU 51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331</text:p>
          </table:table-cell>
          <table:table-cell office:value-type="string">
            <text:p>EU 5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01</text:p>
          </table:table-cell>
          <table:table-cell office:value-type="string">
            <text:p>0-2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02</text:p>
          </table:table-cell>
          <table:table-cell office:value-type="string">
            <text:p>21-4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03</text:p>
          </table:table-cell>
          <table:table-cell office:value-type="string">
            <text:p>41-6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04</text:p>
          </table:table-cell>
          <table:table-cell office:value-type="string">
            <text:p>61-8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05</text:p>
          </table:table-cell>
          <table:table-cell office:value-type="string">
            <text:p>81-10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06</text:p>
          </table:table-cell>
          <table:table-cell office:value-type="string">
            <text:p>101-20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07</text:p>
          </table:table-cell>
          <table:table-cell office:value-type="string">
            <text:p>201-30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08</text:p>
          </table:table-cell>
          <table:table-cell office:value-type="string">
            <text:p>301-40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09</text:p>
          </table:table-cell>
          <table:table-cell office:value-type="string">
            <text:p>401-50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10</text:p>
          </table:table-cell>
          <table:table-cell office:value-type="string">
            <text:p>501-60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11</text:p>
          </table:table-cell>
          <table:table-cell office:value-type="string">
            <text:p>601-70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12</text:p>
          </table:table-cell>
          <table:table-cell office:value-type="string">
            <text:p>701-80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13</text:p>
          </table:table-cell>
          <table:table-cell office:value-type="string">
            <text:p>801-90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14</text:p>
          </table:table-cell>
          <table:table-cell office:value-type="string">
            <text:p>901-1000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15</text:p>
          </table:table-cell>
          <table:table-cell office:value-type="string">
            <text:p>1-1.5k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416</text:p>
          </table:table-cell>
          <table:table-cell office:value-type="string">
            <text:p>1.5kg +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501</text:p>
          </table:table-cell>
          <table:table-cell office:value-type="string">
            <text:p>Super Sprint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502</text:p>
          </table:table-cell>
          <table:table-cell office:value-type="string">
            <text:p>Sprint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503</text:p>
          </table:table-cell>
          <table:table-cell office:value-type="string">
            <text:p>Olympic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504</text:p>
          </table:table-cell>
          <table:table-cell office:value-type="string">
            <text:p>Half Ironman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505</text:p>
          </table:table-cell>
          <table:table-cell office:value-type="string">
            <text:p>Ironman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601</text:p>
          </table:table-cell>
          <table:table-cell office:value-type="string">
            <text:p>5 GBP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602</text:p>
          </table:table-cell>
          <table:table-cell office:value-type="string">
            <text:p>10 GBP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603</text:p>
          </table:table-cell>
          <table:table-cell office:value-type="string">
            <text:p>20 GBP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604</text:p>
          </table:table-cell>
          <table:table-cell office:value-type="string">
            <text:p>50 GBP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605</text:p>
          </table:table-cell>
          <table:table-cell office:value-type="string">
            <text:p>75 GBP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606</text:p>
          </table:table-cell>
          <table:table-cell office:value-type="string">
            <text:p>100 GBP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01</text:p>
          </table:table-cell>
          <table:table-cell office:value-type="string">
            <text:p>16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02</text:p>
          </table:table-cell>
          <table:table-cell office:value-type="string">
            <text:p>18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03</text:p>
          </table:table-cell>
          <table:table-cell office:value-type="string">
            <text:p>20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04</text:p>
          </table:table-cell>
          <table:table-cell office:value-type="string">
            <text:p>21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05</text:p>
          </table:table-cell>
          <table:table-cell office:value-type="string">
            <text:p>2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06</text:p>
          </table:table-cell>
          <table:table-cell office:value-type="string">
            <text:p>23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07</text:p>
          </table:table-cell>
          <table:table-cell office:value-type="string">
            <text:p>2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08</text:p>
          </table:table-cell>
          <table:table-cell office:value-type="string">
            <text:p>2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09</text:p>
          </table:table-cell>
          <table:table-cell office:value-type="string">
            <text:p>25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10</text:p>
          </table:table-cell>
          <table:table-cell office:value-type="string">
            <text:p>26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11</text:p>
          </table:table-cell>
          <table:table-cell office:value-type="string">
            <text:p>26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12</text:p>
          </table:table-cell>
          <table:table-cell office:value-type="string">
            <text:p>27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13</text:p>
          </table:table-cell>
          <table:table-cell office:value-type="string">
            <text:p>27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59</text:p>
          </table:table-cell>
          <table:table-cell office:value-type="string">
            <text:p>26.4mm x 4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60</text:p>
          </table:table-cell>
          <table:table-cell office:value-type="string">
            <text:p>26.6mm x 3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61</text:p>
          </table:table-cell>
          <table:table-cell office:value-type="string">
            <text:p>26.8mm x 3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20</text:p>
          </table:table-cell>
          <table:table-cell office:value-type="string">
            <text:p>Kid's UK 10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801</text:p>
          </table:table-cell>
          <table:table-cell office:value-type="string">
            <text:p>Boos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18</text:p>
          </table:table-cell>
          <table:table-cell office:value-type="string">
            <text:p>Kid's UK 6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19</text:p>
          </table:table-cell>
          <table:table-cell office:value-type="string">
            <text:p>Kid's UK 6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05</text:p>
          </table:table-cell>
          <table:table-cell office:value-type="string">
            <text:p>Chicken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06</text:p>
          </table:table-cell>
          <table:table-cell office:value-type="string">
            <text:p>Lamb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07</text:p>
          </table:table-cell>
          <table:table-cell office:value-type="string">
            <text:p>Turkey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08</text:p>
          </table:table-cell>
          <table:table-cell office:value-type="string">
            <text:p>Pickle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09</text:p>
          </table:table-cell>
          <table:table-cell office:value-type="string">
            <text:p>Chilli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10</text:p>
          </table:table-cell>
          <table:table-cell office:value-type="string">
            <text:p>Sugar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24</text:p>
          </table:table-cell>
          <table:table-cell office:value-type="string">
            <text:p>79mm/no lengt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37</text:p>
          </table:table-cell>
          <table:table-cell office:value-type="string">
            <text:p>10-26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38</text:p>
          </table:table-cell>
          <table:table-cell office:value-type="string">
            <text:p>10-2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39</text:p>
          </table:table-cell>
          <table:table-cell office:value-type="string">
            <text:p>10-33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84</text:p>
          </table:table-cell>
          <table:table-cell office:value-type="string">
            <text:p>50/37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85</text:p>
          </table:table-cell>
          <table:table-cell office:value-type="string">
            <text:p>48/35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86</text:p>
          </table:table-cell>
          <table:table-cell office:value-type="string">
            <text:p>46/33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87</text:p>
          </table:table-cell>
          <table:table-cell office:value-type="string">
            <text:p>43/33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21</text:p>
          </table:table-cell>
          <table:table-cell office:value-type="string">
            <text:p>17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11</text:p>
          </table:table-cell>
          <table:table-cell office:value-type="string">
            <text:p>Sugar 2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12</text:p>
          </table:table-cell>
          <table:table-cell office:value-type="string">
            <text:p>Pear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13</text:p>
          </table:table-cell>
          <table:table-cell office:value-type="string">
            <text:p>Peppermint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14</text:p>
          </table:table-cell>
          <table:table-cell office:value-type="string">
            <text:p>Seed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15</text:p>
          </table:table-cell>
          <table:table-cell office:value-type="string">
            <text:p>Beef 2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16</text:p>
          </table:table-cell>
          <table:table-cell office:value-type="string">
            <text:p>Paprika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17</text:p>
          </table:table-cell>
          <table:table-cell office:value-type="string">
            <text:p>Chai latte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18</text:p>
          </table:table-cell>
          <table:table-cell office:value-type="string">
            <text:p>Eucalyptus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19</text:p>
          </table:table-cell>
          <table:table-cell office:value-type="string">
            <text:p>Cucumber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20</text:p>
          </table:table-cell>
          <table:table-cell office:value-type="string">
            <text:p>Decaf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21</text:p>
          </table:table-cell>
          <table:table-cell office:value-type="string">
            <text:p>Coffee 2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22</text:p>
          </table:table-cell>
          <table:table-cell office:value-type="string">
            <text:p>Coffee 3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23</text:p>
          </table:table-cell>
          <table:table-cell office:value-type="string">
            <text:p>Coffee 4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24</text:p>
          </table:table-cell>
          <table:table-cell office:value-type="string">
            <text:p>Sultana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25</text:p>
          </table:table-cell>
          <table:table-cell office:value-type="string">
            <text:p>Cream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26</text:p>
          </table:table-cell>
          <table:table-cell office:value-type="string">
            <text:p>Vegetable</text:p>
          </table:table-cell>
          <table:table-cell office:value-type="string">
            <text:p>3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17</text:p>
          </table:table-cell>
          <table:table-cell office:value-type="string">
            <text:p>Black 7</text:p>
          </table:table-cell>
          <table:table-cell office:value-type="string">
            <text:p>10000</text:p>
          </table:table-cell>
          <table:table-cell office:value-type="string">
            <text:p>1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60</text:p>
          </table:table-cell>
          <table:table-cell office:value-type="string">
            <text:p>29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61</text:p>
          </table:table-cell>
          <table:table-cell office:value-type="string">
            <text:p>3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62</text:p>
          </table:table-cell>
          <table:table-cell office:value-type="string">
            <text:p>30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63</text:p>
          </table:table-cell>
          <table:table-cell office:value-type="string">
            <text:p>30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64</text:p>
          </table:table-cell>
          <table:table-cell office:value-type="string">
            <text:p>30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65</text:p>
          </table:table-cell>
          <table:table-cell office:value-type="string">
            <text:p>3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66</text:p>
          </table:table-cell>
          <table:table-cell office:value-type="string">
            <text:p>12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67</text:p>
          </table:table-cell>
          <table:table-cell office:value-type="string">
            <text:p>12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68</text:p>
          </table:table-cell>
          <table:table-cell office:value-type="string">
            <text:p>2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69</text:p>
          </table:table-cell>
          <table:table-cell office:value-type="string">
            <text:p>3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70</text:p>
          </table:table-cell>
          <table:table-cell office:value-type="string">
            <text:p>3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71</text:p>
          </table:table-cell>
          <table:table-cell office:value-type="string">
            <text:p>4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72</text:p>
          </table:table-cell>
          <table:table-cell office:value-type="string">
            <text:p>4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73</text:p>
          </table:table-cell>
          <table:table-cell office:value-type="string">
            <text:p>4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74</text:p>
          </table:table-cell>
          <table:table-cell office:value-type="string">
            <text:p>50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75</text:p>
          </table:table-cell>
          <table:table-cell office:value-type="string">
            <text:p>5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76</text:p>
          </table:table-cell>
          <table:table-cell office:value-type="string">
            <text:p>5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77</text:p>
          </table:table-cell>
          <table:table-cell office:value-type="string">
            <text:p>5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78</text:p>
          </table:table-cell>
          <table:table-cell office:value-type="string">
            <text:p>5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79</text:p>
          </table:table-cell>
          <table:table-cell office:value-type="string">
            <text:p>5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80</text:p>
          </table:table-cell>
          <table:table-cell office:value-type="string">
            <text:p>40 Piece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81</text:p>
          </table:table-cell>
          <table:table-cell office:value-type="string">
            <text:p>17mm-1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82</text:p>
          </table:table-cell>
          <table:table-cell office:value-type="string">
            <text:p>17mm-2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83</text:p>
          </table:table-cell>
          <table:table-cell office:value-type="string">
            <text:p>21mm-2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84</text:p>
          </table:table-cell>
          <table:table-cell office:value-type="string">
            <text:p>27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85</text:p>
          </table:table-cell>
          <table:table-cell office:value-type="string">
            <text:p>9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86</text:p>
          </table:table-cell>
          <table:table-cell office:value-type="string">
            <text:p>27.5"/26+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87</text:p>
          </table:table-cell>
          <table:table-cell office:value-type="string">
            <text:p>27.5+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88</text:p>
          </table:table-cell>
          <table:table-cell office:value-type="string">
            <text:p>29"/27.5"+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89</text:p>
          </table:table-cell>
          <table:table-cell office:value-type="string">
            <text:p>29+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90</text:p>
          </table:table-cell>
          <table:table-cell office:value-type="string">
            <text:p>EU 28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91</text:p>
          </table:table-cell>
          <table:table-cell office:value-type="string">
            <text:p>EU 28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92</text:p>
          </table:table-cell>
          <table:table-cell office:value-type="string">
            <text:p>EU 29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93</text:p>
          </table:table-cell>
          <table:table-cell office:value-type="string">
            <text:p>EU 29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94</text:p>
          </table:table-cell>
          <table:table-cell office:value-type="string">
            <text:p>EU 30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95</text:p>
          </table:table-cell>
          <table:table-cell office:value-type="string">
            <text:p>EU 30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96</text:p>
          </table:table-cell>
          <table:table-cell office:value-type="string">
            <text:p>EU 31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97</text:p>
          </table:table-cell>
          <table:table-cell office:value-type="string">
            <text:p>EU 31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98</text:p>
          </table:table-cell>
          <table:table-cell office:value-type="string">
            <text:p>EU 35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99</text:p>
          </table:table-cell>
          <table:table-cell office:value-type="string">
            <text:p>EU 48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00</text:p>
          </table:table-cell>
          <table:table-cell office:value-type="string">
            <text:p>EU 49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01</text:p>
          </table:table-cell>
          <table:table-cell office:value-type="string">
            <text:p>37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02</text:p>
          </table:table-cell>
          <table:table-cell office:value-type="string">
            <text:p>39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03</text:p>
          </table:table-cell>
          <table:table-cell office:value-type="string">
            <text:p>48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04</text:p>
          </table:table-cell>
          <table:table-cell office:value-type="string">
            <text:p>50"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05</text:p>
          </table:table-cell>
          <table:table-cell office:value-type="string">
            <text:p>5X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06</text:p>
          </table:table-cell>
          <table:table-cell office:value-type="string">
            <text:p>6X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07</text:p>
          </table:table-cell>
          <table:table-cell office:value-type="string">
            <text:p>Box 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08</text:p>
          </table:table-cell>
          <table:table-cell office:value-type="string">
            <text:p>Box B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09</text:p>
          </table:table-cell>
          <table:table-cell office:value-type="string">
            <text:p>Hotlin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14</text:p>
          </table:table-cell>
          <table:table-cell office:value-type="string">
            <text:p>28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15</text:p>
          </table:table-cell>
          <table:table-cell office:value-type="string">
            <text:p>28L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16</text:p>
          </table:table-cell>
          <table:table-cell office:value-type="string">
            <text:p>29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17</text:p>
          </table:table-cell>
          <table:table-cell office:value-type="string">
            <text:p>30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18</text:p>
          </table:table-cell>
          <table:table-cell office:value-type="string">
            <text:p>3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19</text:p>
          </table:table-cell>
          <table:table-cell office:value-type="string">
            <text:p>3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20</text:p>
          </table:table-cell>
          <table:table-cell office:value-type="string">
            <text:p>36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21</text:p>
          </table:table-cell>
          <table:table-cell office:value-type="string">
            <text:p>38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22</text:p>
          </table:table-cell>
          <table:table-cell office:value-type="string">
            <text:p>40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23</text:p>
          </table:table-cell>
          <table:table-cell office:value-type="string">
            <text:p>4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724</text:p>
          </table:table-cell>
          <table:table-cell office:value-type="string">
            <text:p>4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801</text:p>
          </table:table-cell>
          <table:table-cell office:value-type="string">
            <text:p>Option 1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802</text:p>
          </table:table-cell>
          <table:table-cell office:value-type="string">
            <text:p>Option 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803</text:p>
          </table:table-cell>
          <table:table-cell office:value-type="string">
            <text:p>Option 3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804</text:p>
          </table:table-cell>
          <table:table-cell office:value-type="string">
            <text:p>Option 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805</text:p>
          </table:table-cell>
          <table:table-cell office:value-type="string">
            <text:p>Option 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806</text:p>
          </table:table-cell>
          <table:table-cell office:value-type="string">
            <text:p>Option 6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807</text:p>
          </table:table-cell>
          <table:table-cell office:value-type="string">
            <text:p>Option 7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808</text:p>
          </table:table-cell>
          <table:table-cell office:value-type="string">
            <text:p>Option 8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809</text:p>
          </table:table-cell>
          <table:table-cell office:value-type="string">
            <text:p>Option 9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810</text:p>
          </table:table-cell>
          <table:table-cell office:value-type="string">
            <text:p>Option 10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01</text:p>
          </table:table-cell>
          <table:table-cell office:value-type="string">
            <text:p>Lemon</text:p>
          </table:table-cell>
          <table:table-cell office:value-type="string">
            <text:p>30000</text:p>
          </table:table-cell>
          <table:table-cell office:value-type="string">
            <text:p>3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02</text:p>
          </table:table-cell>
          <table:table-cell office:value-type="string">
            <text:p>Lime</text:p>
          </table:table-cell>
          <table:table-cell office:value-type="string">
            <text:p>30000</text:p>
          </table:table-cell>
          <table:table-cell office:value-type="string">
            <text:p>3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03</text:p>
          </table:table-cell>
          <table:table-cell office:value-type="string">
            <text:p>Lemon/Lime</text:p>
          </table:table-cell>
          <table:table-cell office:value-type="string">
            <text:p>30000</text:p>
          </table:table-cell>
          <table:table-cell office:value-type="string">
            <text:p>3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04</text:p>
          </table:table-cell>
          <table:table-cell office:value-type="string">
            <text:p>Mandarin</text:p>
          </table:table-cell>
          <table:table-cell office:value-type="string">
            <text:p>30000</text:p>
          </table:table-cell>
          <table:table-cell office:value-type="string">
            <text:p>3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05</text:p>
          </table:table-cell>
          <table:table-cell office:value-type="string">
            <text:p>Citrus</text:p>
          </table:table-cell>
          <table:table-cell office:value-type="string">
            <text:p>30000</text:p>
          </table:table-cell>
          <table:table-cell office:value-type="string">
            <text:p>3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06</text:p>
          </table:table-cell>
          <table:table-cell office:value-type="string">
            <text:p>Grapefruit</text:p>
          </table:table-cell>
          <table:table-cell office:value-type="string">
            <text:p>30000</text:p>
          </table:table-cell>
          <table:table-cell office:value-type="string">
            <text:p>3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07</text:p>
          </table:table-cell>
          <table:table-cell office:value-type="string">
            <text:p>Orange</text:p>
          </table:table-cell>
          <table:table-cell office:value-type="string">
            <text:p>30000</text:p>
          </table:table-cell>
          <table:table-cell office:value-type="string">
            <text:p>3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08</text:p>
          </table:table-cell>
          <table:table-cell office:value-type="string">
            <text:p>Mojito</text:p>
          </table:table-cell>
          <table:table-cell office:value-type="string">
            <text:p>30000</text:p>
          </table:table-cell>
          <table:table-cell office:value-type="string">
            <text:p>3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01</text:p>
          </table:table-cell>
          <table:table-cell office:value-type="string">
            <text:p>Pineapple</text:p>
          </table:table-cell>
          <table:table-cell office:value-type="string">
            <text:p>30000</text:p>
          </table:table-cell>
          <table:table-cell office:value-type="string">
            <text:p>30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02</text:p>
          </table:table-cell>
          <table:table-cell office:value-type="string">
            <text:p>Mango</text:p>
          </table:table-cell>
          <table:table-cell office:value-type="string">
            <text:p>30000</text:p>
          </table:table-cell>
          <table:table-cell office:value-type="string">
            <text:p>30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03</text:p>
          </table:table-cell>
          <table:table-cell office:value-type="string">
            <text:p>Tropical</text:p>
          </table:table-cell>
          <table:table-cell office:value-type="string">
            <text:p>30000</text:p>
          </table:table-cell>
          <table:table-cell office:value-type="string">
            <text:p>30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04</text:p>
          </table:table-cell>
          <table:table-cell office:value-type="string">
            <text:p>Coconut</text:p>
          </table:table-cell>
          <table:table-cell office:value-type="string">
            <text:p>30000</text:p>
          </table:table-cell>
          <table:table-cell office:value-type="string">
            <text:p>30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05</text:p>
          </table:table-cell>
          <table:table-cell office:value-type="string">
            <text:p>Banana</text:p>
          </table:table-cell>
          <table:table-cell office:value-type="string">
            <text:p>30000</text:p>
          </table:table-cell>
          <table:table-cell office:value-type="string">
            <text:p>30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06</text:p>
          </table:table-cell>
          <table:table-cell office:value-type="string">
            <text:p>Passion Fruit</text:p>
          </table:table-cell>
          <table:table-cell office:value-type="string">
            <text:p>30000</text:p>
          </table:table-cell>
          <table:table-cell office:value-type="string">
            <text:p>30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07</text:p>
          </table:table-cell>
          <table:table-cell office:value-type="string">
            <text:p>Watermelon</text:p>
          </table:table-cell>
          <table:table-cell office:value-type="string">
            <text:p>30000</text:p>
          </table:table-cell>
          <table:table-cell office:value-type="string">
            <text:p>30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301</text:p>
          </table:table-cell>
          <table:table-cell office:value-type="string">
            <text:p>Apple</text:p>
          </table:table-cell>
          <table:table-cell office:value-type="string">
            <text:p>30000</text:p>
          </table:table-cell>
          <table:table-cell office:value-type="string">
            <text:p>3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302</text:p>
          </table:table-cell>
          <table:table-cell office:value-type="string">
            <text:p>Peach</text:p>
          </table:table-cell>
          <table:table-cell office:value-type="string">
            <text:p>30000</text:p>
          </table:table-cell>
          <table:table-cell office:value-type="string">
            <text:p>3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303</text:p>
          </table:table-cell>
          <table:table-cell office:value-type="string">
            <text:p>Nectarine</text:p>
          </table:table-cell>
          <table:table-cell office:value-type="string">
            <text:p>30000</text:p>
          </table:table-cell>
          <table:table-cell office:value-type="string">
            <text:p>3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304</text:p>
          </table:table-cell>
          <table:table-cell office:value-type="string">
            <text:p>Grape</text:p>
          </table:table-cell>
          <table:table-cell office:value-type="string">
            <text:p>30000</text:p>
          </table:table-cell>
          <table:table-cell office:value-type="string">
            <text:p>3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305</text:p>
          </table:table-cell>
          <table:table-cell office:value-type="string">
            <text:p>Apricot</text:p>
          </table:table-cell>
          <table:table-cell office:value-type="string">
            <text:p>30000</text:p>
          </table:table-cell>
          <table:table-cell office:value-type="string">
            <text:p>3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306</text:p>
          </table:table-cell>
          <table:table-cell office:value-type="string">
            <text:p>Kiwi</text:p>
          </table:table-cell>
          <table:table-cell office:value-type="string">
            <text:p>30000</text:p>
          </table:table-cell>
          <table:table-cell office:value-type="string">
            <text:p>3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307</text:p>
          </table:table-cell>
          <table:table-cell office:value-type="string">
            <text:p>Pomegranate</text:p>
          </table:table-cell>
          <table:table-cell office:value-type="string">
            <text:p>30000</text:p>
          </table:table-cell>
          <table:table-cell office:value-type="string">
            <text:p>3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308</text:p>
          </table:table-cell>
          <table:table-cell office:value-type="string">
            <text:p>Plum</text:p>
          </table:table-cell>
          <table:table-cell office:value-type="string">
            <text:p>30000</text:p>
          </table:table-cell>
          <table:table-cell office:value-type="string">
            <text:p>3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309</text:p>
          </table:table-cell>
          <table:table-cell office:value-type="string">
            <text:p>Cherry</text:p>
          </table:table-cell>
          <table:table-cell office:value-type="string">
            <text:p>30000</text:p>
          </table:table-cell>
          <table:table-cell office:value-type="string">
            <text:p>3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310</text:p>
          </table:table-cell>
          <table:table-cell office:value-type="string">
            <text:p>Rhubarb</text:p>
          </table:table-cell>
          <table:table-cell office:value-type="string">
            <text:p>30000</text:p>
          </table:table-cell>
          <table:table-cell office:value-type="string">
            <text:p>3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401</text:p>
          </table:table-cell>
          <table:table-cell office:value-type="string">
            <text:p>Raspberry</text:p>
          </table:table-cell>
          <table:table-cell office:value-type="string">
            <text:p>30000</text:p>
          </table:table-cell>
          <table:table-cell office:value-type="string">
            <text:p>3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402</text:p>
          </table:table-cell>
          <table:table-cell office:value-type="string">
            <text:p>Berry</text:p>
          </table:table-cell>
          <table:table-cell office:value-type="string">
            <text:p>30000</text:p>
          </table:table-cell>
          <table:table-cell office:value-type="string">
            <text:p>3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403</text:p>
          </table:table-cell>
          <table:table-cell office:value-type="string">
            <text:p>Blackberry</text:p>
          </table:table-cell>
          <table:table-cell office:value-type="string">
            <text:p>30000</text:p>
          </table:table-cell>
          <table:table-cell office:value-type="string">
            <text:p>3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404</text:p>
          </table:table-cell>
          <table:table-cell office:value-type="string">
            <text:p>Strawberry</text:p>
          </table:table-cell>
          <table:table-cell office:value-type="string">
            <text:p>30000</text:p>
          </table:table-cell>
          <table:table-cell office:value-type="string">
            <text:p>3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405</text:p>
          </table:table-cell>
          <table:table-cell office:value-type="string">
            <text:p>Blackcurrant</text:p>
          </table:table-cell>
          <table:table-cell office:value-type="string">
            <text:p>30000</text:p>
          </table:table-cell>
          <table:table-cell office:value-type="string">
            <text:p>3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406</text:p>
          </table:table-cell>
          <table:table-cell office:value-type="string">
            <text:p>Cranberry</text:p>
          </table:table-cell>
          <table:table-cell office:value-type="string">
            <text:p>30000</text:p>
          </table:table-cell>
          <table:table-cell office:value-type="string">
            <text:p>3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407</text:p>
          </table:table-cell>
          <table:table-cell office:value-type="string">
            <text:p>Elderberry</text:p>
          </table:table-cell>
          <table:table-cell office:value-type="string">
            <text:p>30000</text:p>
          </table:table-cell>
          <table:table-cell office:value-type="string">
            <text:p>3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408</text:p>
          </table:table-cell>
          <table:table-cell office:value-type="string">
            <text:p>Blueberry</text:p>
          </table:table-cell>
          <table:table-cell office:value-type="string">
            <text:p>30000</text:p>
          </table:table-cell>
          <table:table-cell office:value-type="string">
            <text:p>3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409</text:p>
          </table:table-cell>
          <table:table-cell office:value-type="string">
            <text:p>Summer Fruits</text:p>
          </table:table-cell>
          <table:table-cell office:value-type="string">
            <text:p>30000</text:p>
          </table:table-cell>
          <table:table-cell office:value-type="string">
            <text:p>3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501</text:p>
          </table:table-cell>
          <table:table-cell office:value-type="string">
            <text:p>Cacao</text:p>
          </table:table-cell>
          <table:table-cell office:value-type="string">
            <text:p>30000</text:p>
          </table:table-cell>
          <table:table-cell office:value-type="string">
            <text:p>3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502</text:p>
          </table:table-cell>
          <table:table-cell office:value-type="string">
            <text:p>Chocolate</text:p>
          </table:table-cell>
          <table:table-cell office:value-type="string">
            <text:p>30000</text:p>
          </table:table-cell>
          <table:table-cell office:value-type="string">
            <text:p>3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503</text:p>
          </table:table-cell>
          <table:table-cell office:value-type="string">
            <text:p>Chocolate &amp; Fruit</text:p>
          </table:table-cell>
          <table:table-cell office:value-type="string">
            <text:p>30000</text:p>
          </table:table-cell>
          <table:table-cell office:value-type="string">
            <text:p>3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504</text:p>
          </table:table-cell>
          <table:table-cell office:value-type="string">
            <text:p>Chocolate &amp; Nuts</text:p>
          </table:table-cell>
          <table:table-cell office:value-type="string">
            <text:p>30000</text:p>
          </table:table-cell>
          <table:table-cell office:value-type="string">
            <text:p>3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505</text:p>
          </table:table-cell>
          <table:table-cell office:value-type="string">
            <text:p>Chocolate &amp; Mint</text:p>
          </table:table-cell>
          <table:table-cell office:value-type="string">
            <text:p>30000</text:p>
          </table:table-cell>
          <table:table-cell office:value-type="string">
            <text:p>3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506</text:p>
          </table:table-cell>
          <table:table-cell office:value-type="string">
            <text:p>Chocolate &amp; Citrus</text:p>
          </table:table-cell>
          <table:table-cell office:value-type="string">
            <text:p>30000</text:p>
          </table:table-cell>
          <table:table-cell office:value-type="string">
            <text:p>3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507</text:p>
          </table:table-cell>
          <table:table-cell office:value-type="string">
            <text:p>Chocolate &amp; Berry</text:p>
          </table:table-cell>
          <table:table-cell office:value-type="string">
            <text:p>30000</text:p>
          </table:table-cell>
          <table:table-cell office:value-type="string">
            <text:p>3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508</text:p>
          </table:table-cell>
          <table:table-cell office:value-type="string">
            <text:p>Chocolate &amp; Tropical</text:p>
          </table:table-cell>
          <table:table-cell office:value-type="string">
            <text:p>30000</text:p>
          </table:table-cell>
          <table:table-cell office:value-type="string">
            <text:p>3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509</text:p>
          </table:table-cell>
          <table:table-cell office:value-type="string">
            <text:p>Chocolate 2</text:p>
          </table:table-cell>
          <table:table-cell office:value-type="string">
            <text:p>30000</text:p>
          </table:table-cell>
          <table:table-cell office:value-type="string">
            <text:p>3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601</text:p>
          </table:table-cell>
          <table:table-cell office:value-type="string">
            <text:p>Vanilla</text:p>
          </table:table-cell>
          <table:table-cell office:value-type="string">
            <text:p>30000</text:p>
          </table:table-cell>
          <table:table-cell office:value-type="string">
            <text:p>3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602</text:p>
          </table:table-cell>
          <table:table-cell office:value-type="string">
            <text:p>Caramel</text:p>
          </table:table-cell>
          <table:table-cell office:value-type="string">
            <text:p>30000</text:p>
          </table:table-cell>
          <table:table-cell office:value-type="string">
            <text:p>3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603</text:p>
          </table:table-cell>
          <table:table-cell office:value-type="string">
            <text:p>Butter</text:p>
          </table:table-cell>
          <table:table-cell office:value-type="string">
            <text:p>30000</text:p>
          </table:table-cell>
          <table:table-cell office:value-type="string">
            <text:p>3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604</text:p>
          </table:table-cell>
          <table:table-cell office:value-type="string">
            <text:p>Honey</text:p>
          </table:table-cell>
          <table:table-cell office:value-type="string">
            <text:p>30000</text:p>
          </table:table-cell>
          <table:table-cell office:value-type="string">
            <text:p>3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605</text:p>
          </table:table-cell>
          <table:table-cell office:value-type="string">
            <text:p>Cakes &amp; Biscuits</text:p>
          </table:table-cell>
          <table:table-cell office:value-type="string">
            <text:p>30000</text:p>
          </table:table-cell>
          <table:table-cell office:value-type="string">
            <text:p>3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606</text:p>
          </table:table-cell>
          <table:table-cell office:value-type="string">
            <text:p>Sweets</text:p>
          </table:table-cell>
          <table:table-cell office:value-type="string">
            <text:p>30000</text:p>
          </table:table-cell>
          <table:table-cell office:value-type="string">
            <text:p>3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607</text:p>
          </table:table-cell>
          <table:table-cell office:value-type="string">
            <text:p>Liquorice</text:p>
          </table:table-cell>
          <table:table-cell office:value-type="string">
            <text:p>30000</text:p>
          </table:table-cell>
          <table:table-cell office:value-type="string">
            <text:p>3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608</text:p>
          </table:table-cell>
          <table:table-cell office:value-type="string">
            <text:p>Cola &amp; Soft Drinks</text:p>
          </table:table-cell>
          <table:table-cell office:value-type="string">
            <text:p>30000</text:p>
          </table:table-cell>
          <table:table-cell office:value-type="string">
            <text:p>3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609</text:p>
          </table:table-cell>
          <table:table-cell office:value-type="string">
            <text:p>Sweet &amp; Salty</text:p>
          </table:table-cell>
          <table:table-cell office:value-type="string">
            <text:p>30000</text:p>
          </table:table-cell>
          <table:table-cell office:value-type="string">
            <text:p>3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610</text:p>
          </table:table-cell>
          <table:table-cell office:value-type="string">
            <text:p>Toffee</text:p>
          </table:table-cell>
          <table:table-cell office:value-type="string">
            <text:p>30000</text:p>
          </table:table-cell>
          <table:table-cell office:value-type="string">
            <text:p>3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611</text:p>
          </table:table-cell>
          <table:table-cell office:value-type="string">
            <text:p>Yogurt</text:p>
          </table:table-cell>
          <table:table-cell office:value-type="string">
            <text:p>30000</text:p>
          </table:table-cell>
          <table:table-cell office:value-type="string">
            <text:p>3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701</text:p>
          </table:table-cell>
          <table:table-cell office:value-type="string">
            <text:p>Almond</text:p>
          </table:table-cell>
          <table:table-cell office:value-type="string">
            <text:p>30000</text:p>
          </table:table-cell>
          <table:table-cell office:value-type="string">
            <text:p>3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702</text:p>
          </table:table-cell>
          <table:table-cell office:value-type="string">
            <text:p>Hazelnut</text:p>
          </table:table-cell>
          <table:table-cell office:value-type="string">
            <text:p>30000</text:p>
          </table:table-cell>
          <table:table-cell office:value-type="string">
            <text:p>3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703</text:p>
          </table:table-cell>
          <table:table-cell office:value-type="string">
            <text:p>Cashew</text:p>
          </table:table-cell>
          <table:table-cell office:value-type="string">
            <text:p>30000</text:p>
          </table:table-cell>
          <table:table-cell office:value-type="string">
            <text:p>3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704</text:p>
          </table:table-cell>
          <table:table-cell office:value-type="string">
            <text:p>Peanut</text:p>
          </table:table-cell>
          <table:table-cell office:value-type="string">
            <text:p>30000</text:p>
          </table:table-cell>
          <table:table-cell office:value-type="string">
            <text:p>3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705</text:p>
          </table:table-cell>
          <table:table-cell office:value-type="string">
            <text:p>Walnut</text:p>
          </table:table-cell>
          <table:table-cell office:value-type="string">
            <text:p>30000</text:p>
          </table:table-cell>
          <table:table-cell office:value-type="string">
            <text:p>3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706</text:p>
          </table:table-cell>
          <table:table-cell office:value-type="string">
            <text:p>Fruit &amp; Nut</text:p>
          </table:table-cell>
          <table:table-cell office:value-type="string">
            <text:p>30000</text:p>
          </table:table-cell>
          <table:table-cell office:value-type="string">
            <text:p>3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707</text:p>
          </table:table-cell>
          <table:table-cell office:value-type="string">
            <text:p>Pistachio</text:p>
          </table:table-cell>
          <table:table-cell office:value-type="string">
            <text:p>30000</text:p>
          </table:table-cell>
          <table:table-cell office:value-type="string">
            <text:p>3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708</text:p>
          </table:table-cell>
          <table:table-cell office:value-type="string">
            <text:p>Brazil Nut</text:p>
          </table:table-cell>
          <table:table-cell office:value-type="string">
            <text:p>30000</text:p>
          </table:table-cell>
          <table:table-cell office:value-type="string">
            <text:p>3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709</text:p>
          </table:table-cell>
          <table:table-cell office:value-type="string">
            <text:p>Nut &amp; Chocolate</text:p>
          </table:table-cell>
          <table:table-cell office:value-type="string">
            <text:p>30000</text:p>
          </table:table-cell>
          <table:table-cell office:value-type="string">
            <text:p>3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710</text:p>
          </table:table-cell>
          <table:table-cell office:value-type="string">
            <text:p>Nut &amp; Berry</text:p>
          </table:table-cell>
          <table:table-cell office:value-type="string">
            <text:p>30000</text:p>
          </table:table-cell>
          <table:table-cell office:value-type="string">
            <text:p>3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10</text:p>
          </table:table-cell>
          <table:table-cell office:value-type="string">
            <text:p>32-40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11</text:p>
          </table:table-cell>
          <table:table-cell office:value-type="string">
            <text:p>BB Moun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12</text:p>
          </table:table-cell>
          <table:table-cell office:value-type="string">
            <text:p>Chain Guard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13</text:p>
          </table:table-cell>
          <table:table-cell office:value-type="string">
            <text:p>Chain Tensioner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14</text:p>
          </table:table-cell>
          <table:table-cell office:value-type="string">
            <text:p>Clamp On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15</text:p>
          </table:table-cell>
          <table:table-cell office:value-type="string">
            <text:p>ISC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16</text:p>
          </table:table-cell>
          <table:table-cell office:value-type="string">
            <text:p>ISCG05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17</text:p>
          </table:table-cell>
          <table:table-cell office:value-type="string">
            <text:p>EX Demo Fork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18</text:p>
          </table:table-cell>
          <table:table-cell office:value-type="string">
            <text:p>Stock Fork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19</text:p>
          </table:table-cell>
          <table:table-cell office:value-type="string">
            <text:p>Ex Demo Fram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20</text:p>
          </table:table-cell>
          <table:table-cell office:value-type="string">
            <text:p>Spare Par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21</text:p>
          </table:table-cell>
          <table:table-cell office:value-type="string">
            <text:p>Stock Fram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22</text:p>
          </table:table-cell>
          <table:table-cell office:value-type="string">
            <text:p>1050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23</text:p>
          </table:table-cell>
          <table:table-cell office:value-type="string">
            <text:p>200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24</text:p>
          </table:table-cell>
          <table:table-cell office:value-type="string">
            <text:p>250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25</text:p>
          </table:table-cell>
          <table:table-cell office:value-type="string">
            <text:p>275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02</text:p>
          </table:table-cell>
          <table:table-cell office:value-type="string">
            <text:p>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03</text:p>
          </table:table-cell>
          <table:table-cell office:value-type="string">
            <text:p>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04</text:p>
          </table:table-cell>
          <table:table-cell office:value-type="string">
            <text:p>4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05</text:p>
          </table:table-cell>
          <table:table-cell office:value-type="string">
            <text:p>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06</text:p>
          </table:table-cell>
          <table:table-cell office:value-type="string">
            <text:p>5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07</text:p>
          </table:table-cell>
          <table:table-cell office:value-type="string">
            <text:p>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08</text:p>
          </table:table-cell>
          <table:table-cell office:value-type="string">
            <text:p>6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09</text:p>
          </table:table-cell>
          <table:table-cell office:value-type="string">
            <text:p>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10</text:p>
          </table:table-cell>
          <table:table-cell office:value-type="string">
            <text:p>7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11</text:p>
          </table:table-cell>
          <table:table-cell office:value-type="string">
            <text:p>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12</text:p>
          </table:table-cell>
          <table:table-cell office:value-type="string">
            <text:p>8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13</text:p>
          </table:table-cell>
          <table:table-cell office:value-type="string">
            <text:p>9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14</text:p>
          </table:table-cell>
          <table:table-cell office:value-type="string">
            <text:p>9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15</text:p>
          </table:table-cell>
          <table:table-cell office:value-type="string">
            <text:p>1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16</text:p>
          </table:table-cell>
          <table:table-cell office:value-type="string">
            <text:p>10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17</text:p>
          </table:table-cell>
          <table:table-cell office:value-type="string">
            <text:p>1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18</text:p>
          </table:table-cell>
          <table:table-cell office:value-type="string">
            <text:p>1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19</text:p>
          </table:table-cell>
          <table:table-cell office:value-type="string">
            <text:p>1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20</text:p>
          </table:table-cell>
          <table:table-cell office:value-type="string">
            <text:p>1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21</text:p>
          </table:table-cell>
          <table:table-cell office:value-type="string">
            <text:p>1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22</text:p>
          </table:table-cell>
          <table:table-cell office:value-type="string">
            <text:p>1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23</text:p>
          </table:table-cell>
          <table:table-cell office:value-type="string">
            <text:p>1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24</text:p>
          </table:table-cell>
          <table:table-cell office:value-type="string">
            <text:p>14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25</text:p>
          </table:table-cell>
          <table:table-cell office:value-type="string">
            <text:p>1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26</text:p>
          </table:table-cell>
          <table:table-cell office:value-type="string">
            <text:p>15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27</text:p>
          </table:table-cell>
          <table:table-cell office:value-type="string">
            <text:p>1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01</text:p>
          </table:table-cell>
          <table:table-cell office:value-type="string">
            <text:p>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02</text:p>
          </table:table-cell>
          <table:table-cell office:value-type="string">
            <text:p>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03</text:p>
          </table:table-cell>
          <table:table-cell office:value-type="string">
            <text:p>2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04</text:p>
          </table:table-cell>
          <table:table-cell office:value-type="string">
            <text:p>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05</text:p>
          </table:table-cell>
          <table:table-cell office:value-type="string">
            <text:p>3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06</text:p>
          </table:table-cell>
          <table:table-cell office:value-type="string">
            <text:p>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07</text:p>
          </table:table-cell>
          <table:table-cell office:value-type="string">
            <text:p>4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08</text:p>
          </table:table-cell>
          <table:table-cell office:value-type="string">
            <text:p>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09</text:p>
          </table:table-cell>
          <table:table-cell office:value-type="string">
            <text:p>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10</text:p>
          </table:table-cell>
          <table:table-cell office:value-type="string">
            <text:p>6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11</text:p>
          </table:table-cell>
          <table:table-cell office:value-type="string">
            <text:p>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12</text:p>
          </table:table-cell>
          <table:table-cell office:value-type="string">
            <text:p>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13</text:p>
          </table:table-cell>
          <table:table-cell office:value-type="string">
            <text:p>9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014</text:p>
          </table:table-cell>
          <table:table-cell office:value-type="string">
            <text:p>1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01</text:p>
          </table:table-cell>
          <table:table-cell office:value-type="string">
            <text:p>0-2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02</text:p>
          </table:table-cell>
          <table:table-cell office:value-type="string">
            <text:p>21-4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03</text:p>
          </table:table-cell>
          <table:table-cell office:value-type="string">
            <text:p>41-6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04</text:p>
          </table:table-cell>
          <table:table-cell office:value-type="string">
            <text:p>61-8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05</text:p>
          </table:table-cell>
          <table:table-cell office:value-type="string">
            <text:p>81-10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06</text:p>
          </table:table-cell>
          <table:table-cell office:value-type="string">
            <text:p>101-20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07</text:p>
          </table:table-cell>
          <table:table-cell office:value-type="string">
            <text:p>201-30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08</text:p>
          </table:table-cell>
          <table:table-cell office:value-type="string">
            <text:p>301-40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09</text:p>
          </table:table-cell>
          <table:table-cell office:value-type="string">
            <text:p>401-50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10</text:p>
          </table:table-cell>
          <table:table-cell office:value-type="string">
            <text:p>501-60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11</text:p>
          </table:table-cell>
          <table:table-cell office:value-type="string">
            <text:p>601-70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12</text:p>
          </table:table-cell>
          <table:table-cell office:value-type="string">
            <text:p>701-80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13</text:p>
          </table:table-cell>
          <table:table-cell office:value-type="string">
            <text:p>801-90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14</text:p>
          </table:table-cell>
          <table:table-cell office:value-type="string">
            <text:p>901-100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15</text:p>
          </table:table-cell>
          <table:table-cell office:value-type="string">
            <text:p>1001-1500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116</text:p>
          </table:table-cell>
          <table:table-cell office:value-type="string">
            <text:p>1501g+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201</text:p>
          </table:table-cell>
          <table:table-cell office:value-type="string">
            <text:p>1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202</text:p>
          </table:table-cell>
          <table:table-cell office:value-type="string">
            <text:p>1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203</text:p>
          </table:table-cell>
          <table:table-cell office:value-type="string">
            <text:p>1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204</text:p>
          </table:table-cell>
          <table:table-cell office:value-type="string">
            <text:p>1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205</text:p>
          </table:table-cell>
          <table:table-cell office:value-type="string">
            <text:p>20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206</text:p>
          </table:table-cell>
          <table:table-cell office:value-type="string">
            <text:p>2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207</text:p>
          </table:table-cell>
          <table:table-cell office:value-type="string">
            <text:p>2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208</text:p>
          </table:table-cell>
          <table:table-cell office:value-type="string">
            <text:p>27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209</text:p>
          </table:table-cell>
          <table:table-cell office:value-type="string">
            <text:p>2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210</text:p>
          </table:table-cell>
          <table:table-cell office:value-type="string">
            <text:p>700c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211</text:p>
          </table:table-cell>
          <table:table-cell office:value-type="string">
            <text:p>650c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301</text:p>
          </table:table-cell>
          <table:table-cell office:value-type="string">
            <text:p>100mm/1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302</text:p>
          </table:table-cell>
          <table:table-cell office:value-type="string">
            <text:p>100mm/1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303</text:p>
          </table:table-cell>
          <table:table-cell office:value-type="string">
            <text:p>1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304</text:p>
          </table:table-cell>
          <table:table-cell office:value-type="string">
            <text:p>1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305</text:p>
          </table:table-cell>
          <table:table-cell office:value-type="string">
            <text:p>1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306</text:p>
          </table:table-cell>
          <table:table-cell office:value-type="string">
            <text:p>1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711</text:p>
          </table:table-cell>
          <table:table-cell office:value-type="string">
            <text:p>Peanut Smooth</text:p>
          </table:table-cell>
          <table:table-cell office:value-type="string">
            <text:p>30000</text:p>
          </table:table-cell>
          <table:table-cell office:value-type="string">
            <text:p>3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712</text:p>
          </table:table-cell>
          <table:table-cell office:value-type="string">
            <text:p>Peanut Crunchy</text:p>
          </table:table-cell>
          <table:table-cell office:value-type="string">
            <text:p>30000</text:p>
          </table:table-cell>
          <table:table-cell office:value-type="string">
            <text:p>3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801</text:p>
          </table:table-cell>
          <table:table-cell office:value-type="string">
            <text:p>Nutmeg</text:p>
          </table:table-cell>
          <table:table-cell office:value-type="string">
            <text:p>30000</text:p>
          </table:table-cell>
          <table:table-cell office:value-type="string">
            <text:p>30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802</text:p>
          </table:table-cell>
          <table:table-cell office:value-type="string">
            <text:p>Cinnamon</text:p>
          </table:table-cell>
          <table:table-cell office:value-type="string">
            <text:p>30000</text:p>
          </table:table-cell>
          <table:table-cell office:value-type="string">
            <text:p>30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803</text:p>
          </table:table-cell>
          <table:table-cell office:value-type="string">
            <text:p>Ginger</text:p>
          </table:table-cell>
          <table:table-cell office:value-type="string">
            <text:p>30000</text:p>
          </table:table-cell>
          <table:table-cell office:value-type="string">
            <text:p>30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804</text:p>
          </table:table-cell>
          <table:table-cell office:value-type="string">
            <text:p>Peppery</text:p>
          </table:table-cell>
          <table:table-cell office:value-type="string">
            <text:p>30000</text:p>
          </table:table-cell>
          <table:table-cell office:value-type="string">
            <text:p>30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805</text:p>
          </table:table-cell>
          <table:table-cell office:value-type="string">
            <text:p>Cardomom</text:p>
          </table:table-cell>
          <table:table-cell office:value-type="string">
            <text:p>30000</text:p>
          </table:table-cell>
          <table:table-cell office:value-type="string">
            <text:p>30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901</text:p>
          </table:table-cell>
          <table:table-cell office:value-type="string">
            <text:p>Black Tea</text:p>
          </table:table-cell>
          <table:table-cell office:value-type="string">
            <text:p>30000</text:p>
          </table:table-cell>
          <table:table-cell office:value-type="string">
            <text:p>30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902</text:p>
          </table:table-cell>
          <table:table-cell office:value-type="string">
            <text:p>Green Tea</text:p>
          </table:table-cell>
          <table:table-cell office:value-type="string">
            <text:p>30000</text:p>
          </table:table-cell>
          <table:table-cell office:value-type="string">
            <text:p>30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903</text:p>
          </table:table-cell>
          <table:table-cell office:value-type="string">
            <text:p>Grassy</text:p>
          </table:table-cell>
          <table:table-cell office:value-type="string">
            <text:p>30000</text:p>
          </table:table-cell>
          <table:table-cell office:value-type="string">
            <text:p>30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904</text:p>
          </table:table-cell>
          <table:table-cell office:value-type="string">
            <text:p>Mushroom</text:p>
          </table:table-cell>
          <table:table-cell office:value-type="string">
            <text:p>30000</text:p>
          </table:table-cell>
          <table:table-cell office:value-type="string">
            <text:p>30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905</text:p>
          </table:table-cell>
          <table:table-cell office:value-type="string">
            <text:p>Leafy Greens</text:p>
          </table:table-cell>
          <table:table-cell office:value-type="string">
            <text:p>30000</text:p>
          </table:table-cell>
          <table:table-cell office:value-type="string">
            <text:p>30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906</text:p>
          </table:table-cell>
          <table:table-cell office:value-type="string">
            <text:p>Beetroot</text:p>
          </table:table-cell>
          <table:table-cell office:value-type="string">
            <text:p>30000</text:p>
          </table:table-cell>
          <table:table-cell office:value-type="string">
            <text:p>30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907</text:p>
          </table:table-cell>
          <table:table-cell office:value-type="string">
            <text:p>Root Vegetables</text:p>
          </table:table-cell>
          <table:table-cell office:value-type="string">
            <text:p>30000</text:p>
          </table:table-cell>
          <table:table-cell office:value-type="string">
            <text:p>30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001</text:p>
          </table:table-cell>
          <table:table-cell office:value-type="string">
            <text:p>Coffee</text:p>
          </table:table-cell>
          <table:table-cell office:value-type="string">
            <text:p>30000</text:p>
          </table:table-cell>
          <table:table-cell office:value-type="string">
            <text:p>31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002</text:p>
          </table:table-cell>
          <table:table-cell office:value-type="string">
            <text:p>Espresso</text:p>
          </table:table-cell>
          <table:table-cell office:value-type="string">
            <text:p>30000</text:p>
          </table:table-cell>
          <table:table-cell office:value-type="string">
            <text:p>31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003</text:p>
          </table:table-cell>
          <table:table-cell office:value-type="string">
            <text:p>Mocha</text:p>
          </table:table-cell>
          <table:table-cell office:value-type="string">
            <text:p>30000</text:p>
          </table:table-cell>
          <table:table-cell office:value-type="string">
            <text:p>31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101</text:p>
          </table:table-cell>
          <table:table-cell office:value-type="string">
            <text:p>Natural</text:p>
          </table:table-cell>
          <table:table-cell office:value-type="string">
            <text:p>30000</text:p>
          </table:table-cell>
          <table:table-cell office:value-type="string">
            <text:p>31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102</text:p>
          </table:table-cell>
          <table:table-cell office:value-type="string">
            <text:p>Assorted</text:p>
          </table:table-cell>
          <table:table-cell office:value-type="string">
            <text:p>30000</text:p>
          </table:table-cell>
          <table:table-cell office:value-type="string">
            <text:p>31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01</text:p>
          </table:table-cell>
          <table:table-cell office:value-type="string">
            <text:p>Beef</text:p>
          </table:table-cell>
          <table:table-cell office:value-type="string">
            <text:p>30000</text:p>
          </table:table-cell>
          <table:table-cell office:value-type="string">
            <text:p>31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02</text:p>
          </table:table-cell>
          <table:table-cell office:value-type="string">
            <text:p>Bacon</text:p>
          </table:table-cell>
          <table:table-cell office:value-type="string">
            <text:p>30000</text:p>
          </table:table-cell>
          <table:table-cell office:value-type="string">
            <text:p>31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03</text:p>
          </table:table-cell>
          <table:table-cell office:value-type="string">
            <text:p>Tomato</text:p>
          </table:table-cell>
          <table:table-cell office:value-type="string">
            <text:p>30000</text:p>
          </table:table-cell>
          <table:table-cell office:value-type="string">
            <text:p>31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04</text:p>
          </table:table-cell>
          <table:table-cell office:value-type="string">
            <text:p>BBQ</text:p>
          </table:table-cell>
          <table:table-cell office:value-type="string">
            <text:p>30000</text:p>
          </table:table-cell>
          <table:table-cell office:value-type="string">
            <text:p>31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101</text:p>
          </table:table-cell>
          <table:table-cell office:value-type="string">
            <text:p>0 Degre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102</text:p>
          </table:table-cell>
          <table:table-cell office:value-type="string">
            <text:p>3 Degre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103</text:p>
          </table:table-cell>
          <table:table-cell office:value-type="string">
            <text:p>5 Degre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104</text:p>
          </table:table-cell>
          <table:table-cell office:value-type="string">
            <text:p>6 Degre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105</text:p>
          </table:table-cell>
          <table:table-cell office:value-type="string">
            <text:p>7 Degre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106</text:p>
          </table:table-cell>
          <table:table-cell office:value-type="string">
            <text:p>8 Degre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107</text:p>
          </table:table-cell>
          <table:table-cell office:value-type="string">
            <text:p>9 Degre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108</text:p>
          </table:table-cell>
          <table:table-cell office:value-type="string">
            <text:p>10 Degre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109</text:p>
          </table:table-cell>
          <table:table-cell office:value-type="string">
            <text:p>12 Degre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110</text:p>
          </table:table-cell>
          <table:table-cell office:value-type="string">
            <text:p>17 Degre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111</text:p>
          </table:table-cell>
          <table:table-cell office:value-type="string">
            <text:p>20 Degre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112</text:p>
          </table:table-cell>
          <table:table-cell office:value-type="string">
            <text:p>25 Degre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113</text:p>
          </table:table-cell>
          <table:table-cell office:value-type="string">
            <text:p>35 Degree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01</text:p>
          </table:table-cell>
          <table:table-cell office:value-type="string">
            <text:p>Square Taper - 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02</text:p>
          </table:table-cell>
          <table:table-cell office:value-type="string">
            <text:p>Square Taper - 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03</text:p>
          </table:table-cell>
          <table:table-cell office:value-type="string">
            <text:p>Octalink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04</text:p>
          </table:table-cell>
          <table:table-cell office:value-type="string">
            <text:p>BB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05</text:p>
          </table:table-cell>
          <table:table-cell office:value-type="string">
            <text:p>BB51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06</text:p>
          </table:table-cell>
          <table:table-cell office:value-type="string">
            <text:p>BB7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07</text:p>
          </table:table-cell>
          <table:table-cell office:value-type="string">
            <text:p>BB8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08</text:p>
          </table:table-cell>
          <table:table-cell office:value-type="string">
            <text:p>BB93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09</text:p>
          </table:table-cell>
          <table:table-cell office:value-type="string">
            <text:p>BBright Press Fi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10</text:p>
          </table:table-cell>
          <table:table-cell office:value-type="string">
            <text:p>BSA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11</text:p>
          </table:table-cell>
          <table:table-cell office:value-type="string">
            <text:p>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12</text:p>
          </table:table-cell>
          <table:table-cell office:value-type="string">
            <text:p>ISI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13</text:p>
          </table:table-cell>
          <table:table-cell office:value-type="string">
            <text:p>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14</text:p>
          </table:table-cell>
          <table:table-cell office:value-type="string">
            <text:p>PF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15</text:p>
          </table:table-cell>
          <table:table-cell office:value-type="string">
            <text:p>Hollowtech 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16</text:p>
          </table:table-cell>
          <table:table-cell office:value-type="string">
            <text:p>Hollowtech 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17</text:p>
          </table:table-cell>
          <table:table-cell office:value-type="string">
            <text:p>GXP 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18</text:p>
          </table:table-cell>
          <table:table-cell office:value-type="string">
            <text:p>GXP 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19</text:p>
          </table:table-cell>
          <table:table-cell office:value-type="string">
            <text:p>Mega Exo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20</text:p>
          </table:table-cell>
          <table:table-cell office:value-type="string">
            <text:p>Ultra Torqu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21</text:p>
          </table:table-cell>
          <table:table-cell office:value-type="string">
            <text:p>BB92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22</text:p>
          </table:table-cell>
          <table:table-cell office:value-type="string">
            <text:p>BS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23</text:p>
          </table:table-cell>
          <table:table-cell office:value-type="string">
            <text:p>BB38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24</text:p>
          </table:table-cell>
          <table:table-cell office:value-type="string">
            <text:p>BB9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25</text:p>
          </table:table-cell>
          <table:table-cell office:value-type="string">
            <text:p>BB65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226</text:p>
          </table:table-cell>
          <table:table-cell office:value-type="string">
            <text:p>BB386 Evo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301</text:p>
          </table:table-cell>
          <table:table-cell office:value-type="string">
            <text:p>58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302</text:p>
          </table:table-cell>
          <table:table-cell office:value-type="string">
            <text:p>64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303</text:p>
          </table:table-cell>
          <table:table-cell office:value-type="string">
            <text:p>74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304</text:p>
          </table:table-cell>
          <table:table-cell office:value-type="string">
            <text:p>8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305</text:p>
          </table:table-cell>
          <table:table-cell office:value-type="string">
            <text:p>94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306</text:p>
          </table:table-cell>
          <table:table-cell office:value-type="string">
            <text:p>104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307</text:p>
          </table:table-cell>
          <table:table-cell office:value-type="string">
            <text:p>11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308</text:p>
          </table:table-cell>
          <table:table-cell office:value-type="string">
            <text:p>12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309</text:p>
          </table:table-cell>
          <table:table-cell office:value-type="string">
            <text:p>1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310</text:p>
          </table:table-cell>
          <table:table-cell office:value-type="string">
            <text:p>135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311</text:p>
          </table:table-cell>
          <table:table-cell office:value-type="string">
            <text:p>144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01</text:p>
          </table:table-cell>
          <table:table-cell office:value-type="string">
            <text:p>14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02</text:p>
          </table:table-cell>
          <table:table-cell office:value-type="string">
            <text:p>14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03</text:p>
          </table:table-cell>
          <table:table-cell office:value-type="string">
            <text:p>16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04</text:p>
          </table:table-cell>
          <table:table-cell office:value-type="string">
            <text:p>162.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05</text:p>
          </table:table-cell>
          <table:table-cell office:value-type="string">
            <text:p>16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06</text:p>
          </table:table-cell>
          <table:table-cell office:value-type="string">
            <text:p>167.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07</text:p>
          </table:table-cell>
          <table:table-cell office:value-type="string">
            <text:p>17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08</text:p>
          </table:table-cell>
          <table:table-cell office:value-type="string">
            <text:p>172.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09</text:p>
          </table:table-cell>
          <table:table-cell office:value-type="string">
            <text:p>17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10</text:p>
          </table:table-cell>
          <table:table-cell office:value-type="string">
            <text:p>177.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11</text:p>
          </table:table-cell>
          <table:table-cell office:value-type="string">
            <text:p>18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12</text:p>
          </table:table-cell>
          <table:table-cell office:value-type="string">
            <text:p>165mm-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13</text:p>
          </table:table-cell>
          <table:table-cell office:value-type="string">
            <text:p>165mm-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14</text:p>
          </table:table-cell>
          <table:table-cell office:value-type="string">
            <text:p>165mm-BB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307</text:p>
          </table:table-cell>
          <table:table-cell office:value-type="string">
            <text:p>17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308</text:p>
          </table:table-cell>
          <table:table-cell office:value-type="string">
            <text:p>14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01</text:p>
          </table:table-cell>
          <table:table-cell office:value-type="string">
            <text:p>Single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02</text:p>
          </table:table-cell>
          <table:table-cell office:value-type="string">
            <text:p>2/3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03</text:p>
          </table:table-cell>
          <table:table-cell office:value-type="string">
            <text:p>3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04</text:p>
          </table:table-cell>
          <table:table-cell office:value-type="string">
            <text:p>5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05</text:p>
          </table:table-cell>
          <table:table-cell office:value-type="string">
            <text:p>6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06</text:p>
          </table:table-cell>
          <table:table-cell office:value-type="string">
            <text:p>7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07</text:p>
          </table:table-cell>
          <table:table-cell office:value-type="string">
            <text:p>8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08</text:p>
          </table:table-cell>
          <table:table-cell office:value-type="string">
            <text:p>8/9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09</text:p>
          </table:table-cell>
          <table:table-cell office:value-type="string">
            <text:p>8/9/10/11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10</text:p>
          </table:table-cell>
          <table:table-cell office:value-type="string">
            <text:p>9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11</text:p>
          </table:table-cell>
          <table:table-cell office:value-type="string">
            <text:p>9/10/11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12</text:p>
          </table:table-cell>
          <table:table-cell office:value-type="string">
            <text:p>10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13</text:p>
          </table:table-cell>
          <table:table-cell office:value-type="string">
            <text:p>10/11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14</text:p>
          </table:table-cell>
          <table:table-cell office:value-type="string">
            <text:p>11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415</text:p>
          </table:table-cell>
          <table:table-cell office:value-type="string">
            <text:p>12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01</text:p>
          </table:table-cell>
          <table:table-cell office:value-type="string">
            <text:p>30Tx11-4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02</text:p>
          </table:table-cell>
          <table:table-cell office:value-type="string">
            <text:p>30Tx11-4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03</text:p>
          </table:table-cell>
          <table:table-cell office:value-type="string">
            <text:p>30Tx12-4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04</text:p>
          </table:table-cell>
          <table:table-cell office:value-type="string">
            <text:p>30Tx12-4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05</text:p>
          </table:table-cell>
          <table:table-cell office:value-type="string">
            <text:p>30Tx12-5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06</text:p>
          </table:table-cell>
          <table:table-cell office:value-type="string">
            <text:p>32Tx11-4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07</text:p>
          </table:table-cell>
          <table:table-cell office:value-type="string">
            <text:p>32Tx11-4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08</text:p>
          </table:table-cell>
          <table:table-cell office:value-type="string">
            <text:p>32Tx12-4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09</text:p>
          </table:table-cell>
          <table:table-cell office:value-type="string">
            <text:p>32Tx12-4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26</text:p>
          </table:table-cell>
          <table:table-cell office:value-type="string">
            <text:p>300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27</text:p>
          </table:table-cell>
          <table:table-cell office:value-type="string">
            <text:p>325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28</text:p>
          </table:table-cell>
          <table:table-cell office:value-type="string">
            <text:p>350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29</text:p>
          </table:table-cell>
          <table:table-cell office:value-type="string">
            <text:p>375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30</text:p>
          </table:table-cell>
          <table:table-cell office:value-type="string">
            <text:p>400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31</text:p>
          </table:table-cell>
          <table:table-cell office:value-type="string">
            <text:p>425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32</text:p>
          </table:table-cell>
          <table:table-cell office:value-type="string">
            <text:p>450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33</text:p>
          </table:table-cell>
          <table:table-cell office:value-type="string">
            <text:p>500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34</text:p>
          </table:table-cell>
          <table:table-cell office:value-type="string">
            <text:p>550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35</text:p>
          </table:table-cell>
          <table:table-cell office:value-type="string">
            <text:p>600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36</text:p>
          </table:table-cell>
          <table:table-cell office:value-type="string">
            <text:p>650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37</text:p>
          </table:table-cell>
          <table:table-cell office:value-type="string">
            <text:p>700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38</text:p>
          </table:table-cell>
          <table:table-cell office:value-type="string">
            <text:p>800lbs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39</text:p>
          </table:table-cell>
          <table:table-cell office:value-type="string">
            <text:p>18"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40</text:p>
          </table:table-cell>
          <table:table-cell office:value-type="string">
            <text:p>27.5"/26+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41</text:p>
          </table:table-cell>
          <table:table-cell office:value-type="string">
            <text:p>27.5+"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42</text:p>
          </table:table-cell>
          <table:table-cell office:value-type="string">
            <text:p>164mm 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43</text:p>
          </table:table-cell>
          <table:table-cell office:value-type="string">
            <text:p>300mm 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44</text:p>
          </table:table-cell>
          <table:table-cell office:value-type="string">
            <text:p>300mm 3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45</text:p>
          </table:table-cell>
          <table:table-cell office:value-type="string">
            <text:p>350mm 2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46</text:p>
          </table:table-cell>
          <table:table-cell office:value-type="string">
            <text:p>350mm 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47</text:p>
          </table:table-cell>
          <table:table-cell office:value-type="string">
            <text:p>350mm 3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48</text:p>
          </table:table-cell>
          <table:table-cell office:value-type="string">
            <text:p>400mm 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49</text:p>
          </table:table-cell>
          <table:table-cell office:value-type="string">
            <text:p>400mm 2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50</text:p>
          </table:table-cell>
          <table:table-cell office:value-type="string">
            <text:p>400mm 2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51</text:p>
          </table:table-cell>
          <table:table-cell office:value-type="string">
            <text:p>400mm 2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52</text:p>
          </table:table-cell>
          <table:table-cell office:value-type="string">
            <text:p>400mm 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53</text:p>
          </table:table-cell>
          <table:table-cell office:value-type="string">
            <text:p>400mm 3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54</text:p>
          </table:table-cell>
          <table:table-cell office:value-type="string">
            <text:p>450mm 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55</text:p>
          </table:table-cell>
          <table:table-cell office:value-type="string">
            <text:p>450mm 2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56</text:p>
          </table:table-cell>
          <table:table-cell office:value-type="string">
            <text:p>450mm 2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57</text:p>
          </table:table-cell>
          <table:table-cell office:value-type="string">
            <text:p>450mm 2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58</text:p>
          </table:table-cell>
          <table:table-cell office:value-type="string">
            <text:p>450mm 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59</text:p>
          </table:table-cell>
          <table:table-cell office:value-type="string">
            <text:p>500mm 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60</text:p>
          </table:table-cell>
          <table:table-cell office:value-type="string">
            <text:p>500mm 2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61</text:p>
          </table:table-cell>
          <table:table-cell office:value-type="string">
            <text:p>500mm 2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62</text:p>
          </table:table-cell>
          <table:table-cell office:value-type="string">
            <text:p>500mm 2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63</text:p>
          </table:table-cell>
          <table:table-cell office:value-type="string">
            <text:p>500mm 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64</text:p>
          </table:table-cell>
          <table:table-cell office:value-type="string">
            <text:p>550mm 2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65</text:p>
          </table:table-cell>
          <table:table-cell office:value-type="string">
            <text:p>550mm 2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66</text:p>
          </table:table-cell>
          <table:table-cell office:value-type="string">
            <text:p>550mm 2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69</text:p>
          </table:table-cell>
          <table:table-cell office:value-type="string">
            <text:p>EU 32.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70</text:p>
          </table:table-cell>
          <table:table-cell office:value-type="string">
            <text:p>EU 34.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71</text:p>
          </table:table-cell>
          <table:table-cell office:value-type="string">
            <text:p>Presta 32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73</text:p>
          </table:table-cell>
          <table:table-cell office:value-type="string">
            <text:p>30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74</text:p>
          </table:table-cell>
          <table:table-cell office:value-type="string">
            <text:p>30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76</text:p>
          </table:table-cell>
          <table:table-cell office:value-type="string">
            <text:p>22.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92</text:p>
          </table:table-cell>
          <table:table-cell office:value-type="string">
            <text:p>4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93</text:p>
          </table:table-cell>
          <table:table-cell office:value-type="string">
            <text:p>10 x 135/14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94</text:p>
          </table:table-cell>
          <table:table-cell office:value-type="string">
            <text:p>15 x 1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95</text:p>
          </table:table-cell>
          <table:table-cell office:value-type="string">
            <text:p>20 x 150/15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96</text:p>
          </table:table-cell>
          <table:table-cell office:value-type="string">
            <text:p>20 x 1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97</text:p>
          </table:table-cell>
          <table:table-cell office:value-type="string">
            <text:p>19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98</text:p>
          </table:table-cell>
          <table:table-cell office:value-type="string">
            <text:p>26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599</text:p>
          </table:table-cell>
          <table:table-cell office:value-type="string">
            <text:p>1.7"-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00</text:p>
          </table:table-cell>
          <table:table-cell office:value-type="string">
            <text:p>2.1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01</text:p>
          </table:table-cell>
          <table:table-cell office:value-type="string">
            <text:p>23mm-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02</text:p>
          </table:table-cell>
          <table:table-cell office:value-type="string">
            <text:p>28"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05</text:p>
          </table:table-cell>
          <table:table-cell office:value-type="string">
            <text:p>1.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06</text:p>
          </table:table-cell>
          <table:table-cell office:value-type="string">
            <text:p>2.1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07</text:p>
          </table:table-cell>
          <table:table-cell office:value-type="string">
            <text:p>1.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15</text:p>
          </table:table-cell>
          <table:table-cell office:value-type="string">
            <text:p>165mm-Hollowtech - 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16</text:p>
          </table:table-cell>
          <table:table-cell office:value-type="string">
            <text:p>165mm-Hollowtech - 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17</text:p>
          </table:table-cell>
          <table:table-cell office:value-type="string">
            <text:p>165mm-BBright Press Fi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18</text:p>
          </table:table-cell>
          <table:table-cell office:value-type="string">
            <text:p>165mm-PF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19</text:p>
          </table:table-cell>
          <table:table-cell office:value-type="string">
            <text:p>165mm-BB8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20</text:p>
          </table:table-cell>
          <table:table-cell office:value-type="string">
            <text:p>165mm-GXP 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21</text:p>
          </table:table-cell>
          <table:table-cell office:value-type="string">
            <text:p>165mm-GXP 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22</text:p>
          </table:table-cell>
          <table:table-cell office:value-type="string">
            <text:p>165mm-BB93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23</text:p>
          </table:table-cell>
          <table:table-cell office:value-type="string">
            <text:p>165mm-BB51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24</text:p>
          </table:table-cell>
          <table:table-cell office:value-type="string">
            <text:p>165mm-BB7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25</text:p>
          </table:table-cell>
          <table:table-cell office:value-type="string">
            <text:p>170mm-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26</text:p>
          </table:table-cell>
          <table:table-cell office:value-type="string">
            <text:p>170mm-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27</text:p>
          </table:table-cell>
          <table:table-cell office:value-type="string">
            <text:p>170mm-BB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28</text:p>
          </table:table-cell>
          <table:table-cell office:value-type="string">
            <text:p>170mm-Hollowtech - 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29</text:p>
          </table:table-cell>
          <table:table-cell office:value-type="string">
            <text:p>170mm-Hollowtech - 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30</text:p>
          </table:table-cell>
          <table:table-cell office:value-type="string">
            <text:p>170mm-BBright Press Fi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31</text:p>
          </table:table-cell>
          <table:table-cell office:value-type="string">
            <text:p>170mm-PF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32</text:p>
          </table:table-cell>
          <table:table-cell office:value-type="string">
            <text:p>170mm-BB8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33</text:p>
          </table:table-cell>
          <table:table-cell office:value-type="string">
            <text:p>170mm-GXP 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34</text:p>
          </table:table-cell>
          <table:table-cell office:value-type="string">
            <text:p>170mm-GXP 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35</text:p>
          </table:table-cell>
          <table:table-cell office:value-type="string">
            <text:p>170mm-BB93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36</text:p>
          </table:table-cell>
          <table:table-cell office:value-type="string">
            <text:p>170mm-BB51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37</text:p>
          </table:table-cell>
          <table:table-cell office:value-type="string">
            <text:p>170mm-BB7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38</text:p>
          </table:table-cell>
          <table:table-cell office:value-type="string">
            <text:p>172.5mm-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39</text:p>
          </table:table-cell>
          <table:table-cell office:value-type="string">
            <text:p>172.5mm-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40</text:p>
          </table:table-cell>
          <table:table-cell office:value-type="string">
            <text:p>172.5mm-BB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41</text:p>
          </table:table-cell>
          <table:table-cell office:value-type="string">
            <text:p>172.5mm-Hollowtech - 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42</text:p>
          </table:table-cell>
          <table:table-cell office:value-type="string">
            <text:p>172.5mm-Hollowtech - 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43</text:p>
          </table:table-cell>
          <table:table-cell office:value-type="string">
            <text:p>172.5mm-BBright Press Fi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44</text:p>
          </table:table-cell>
          <table:table-cell office:value-type="string">
            <text:p>172.5mm-PF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45</text:p>
          </table:table-cell>
          <table:table-cell office:value-type="string">
            <text:p>172.5mm-BB8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46</text:p>
          </table:table-cell>
          <table:table-cell office:value-type="string">
            <text:p>172.5mm-GXP 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47</text:p>
          </table:table-cell>
          <table:table-cell office:value-type="string">
            <text:p>172.5mm-GXP 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48</text:p>
          </table:table-cell>
          <table:table-cell office:value-type="string">
            <text:p>172.5mm-BB93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49</text:p>
          </table:table-cell>
          <table:table-cell office:value-type="string">
            <text:p>172.5mm-BB51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50</text:p>
          </table:table-cell>
          <table:table-cell office:value-type="string">
            <text:p>172.5mm-BB7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51</text:p>
          </table:table-cell>
          <table:table-cell office:value-type="string">
            <text:p>175mm-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52</text:p>
          </table:table-cell>
          <table:table-cell office:value-type="string">
            <text:p>175mm-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53</text:p>
          </table:table-cell>
          <table:table-cell office:value-type="string">
            <text:p>175mm-BB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54</text:p>
          </table:table-cell>
          <table:table-cell office:value-type="string">
            <text:p>175mm-Hollowtech - 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55</text:p>
          </table:table-cell>
          <table:table-cell office:value-type="string">
            <text:p>175mm-Hollowtech - 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56</text:p>
          </table:table-cell>
          <table:table-cell office:value-type="string">
            <text:p>175mm-BBright Press Fi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57</text:p>
          </table:table-cell>
          <table:table-cell office:value-type="string">
            <text:p>175mm-PF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58</text:p>
          </table:table-cell>
          <table:table-cell office:value-type="string">
            <text:p>175mm-BB8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59</text:p>
          </table:table-cell>
          <table:table-cell office:value-type="string">
            <text:p>175mm-GXP Eng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60</text:p>
          </table:table-cell>
          <table:table-cell office:value-type="string">
            <text:p>175mm-GXP I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61</text:p>
          </table:table-cell>
          <table:table-cell office:value-type="string">
            <text:p>175mm-BB93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62</text:p>
          </table:table-cell>
          <table:table-cell office:value-type="string">
            <text:p>175mm-BB51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63</text:p>
          </table:table-cell>
          <table:table-cell office:value-type="string">
            <text:p>175mm-BB7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64</text:p>
          </table:table-cell>
          <table:table-cell office:value-type="string">
            <text:p>170mm-q-factor 15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65</text:p>
          </table:table-cell>
          <table:table-cell office:value-type="string">
            <text:p>172.5mm-q-factor 15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66</text:p>
          </table:table-cell>
          <table:table-cell office:value-type="string">
            <text:p>175mm-q-factor 15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67</text:p>
          </table:table-cell>
          <table:table-cell office:value-type="string">
            <text:p>177.5mm-q-factor 15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68</text:p>
          </table:table-cell>
          <table:table-cell office:value-type="string">
            <text:p>170mm-q-factor 16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69</text:p>
          </table:table-cell>
          <table:table-cell office:value-type="string">
            <text:p>172.5mm-q-factor 16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70</text:p>
          </table:table-cell>
          <table:table-cell office:value-type="string">
            <text:p>175mm-q-factor 16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471</text:p>
          </table:table-cell>
          <table:table-cell office:value-type="string">
            <text:p>177.5mm-q-factor 16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01</text:p>
          </table:table-cell>
          <table:table-cell office:value-type="string">
            <text:p>Bottom Pull/Direct Moun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02</text:p>
          </table:table-cell>
          <table:table-cell office:value-type="string">
            <text:p>Bottom Pull/High Clamp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03</text:p>
          </table:table-cell>
          <table:table-cell office:value-type="string">
            <text:p>Bottom Pull/Low Clamp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04</text:p>
          </table:table-cell>
          <table:table-cell office:value-type="string">
            <text:p>Bottom Pull/Low Direct Moun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05</text:p>
          </table:table-cell>
          <table:table-cell office:value-type="string">
            <text:p>Bottom Pull/Low Direct Mount S1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06</text:p>
          </table:table-cell>
          <table:table-cell office:value-type="string">
            <text:p>Bottom Pull/Low Direct Mount S3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07</text:p>
          </table:table-cell>
          <table:table-cell office:value-type="string">
            <text:p>Direct Moun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08</text:p>
          </table:table-cell>
          <table:table-cell office:value-type="string">
            <text:p>Down Pull/E-Typ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09</text:p>
          </table:table-cell>
          <table:table-cell office:value-type="string">
            <text:p>Down Pull/Low Clamp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10</text:p>
          </table:table-cell>
          <table:table-cell office:value-type="string">
            <text:p>Dual Pull/BB Moun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11</text:p>
          </table:table-cell>
          <table:table-cell office:value-type="string">
            <text:p>Dual Pull/Direct Moun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12</text:p>
          </table:table-cell>
          <table:table-cell office:value-type="string">
            <text:p>Dual Pull/E-Typ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13</text:p>
          </table:table-cell>
          <table:table-cell office:value-type="string">
            <text:p>Dual Pull/High Clamp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14</text:p>
          </table:table-cell>
          <table:table-cell office:value-type="string">
            <text:p>Dual Pull/High Direct Moun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15</text:p>
          </table:table-cell>
          <table:table-cell office:value-type="string">
            <text:p>Dual Pull/Low Clamp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16</text:p>
          </table:table-cell>
          <table:table-cell office:value-type="string">
            <text:p>Electronic/Braze-On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17</text:p>
          </table:table-cell>
          <table:table-cell office:value-type="string">
            <text:p>E-Typ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18</text:p>
          </table:table-cell>
          <table:table-cell office:value-type="string">
            <text:p>High Clamp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19</text:p>
          </table:table-cell>
          <table:table-cell office:value-type="string">
            <text:p>Low Clamp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20</text:p>
          </table:table-cell>
          <table:table-cell office:value-type="string">
            <text:p>Side Pull/Direct Moun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21</text:p>
          </table:table-cell>
          <table:table-cell office:value-type="string">
            <text:p>Side Pull/E-Typ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22</text:p>
          </table:table-cell>
          <table:table-cell office:value-type="string">
            <text:p>Side Pull/High Clamp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08</text:p>
          </table:table-cell>
          <table:table-cell office:value-type="string">
            <text:p>2.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09</text:p>
          </table:table-cell>
          <table:table-cell office:value-type="string">
            <text:p>2.1"-2.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10</text:p>
          </table:table-cell>
          <table:table-cell office:value-type="string">
            <text:p>20H - 13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11</text:p>
          </table:table-cell>
          <table:table-cell office:value-type="string">
            <text:p>2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12</text:p>
          </table:table-cell>
          <table:table-cell office:value-type="string">
            <text:p>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13</text:p>
          </table:table-cell>
          <table:table-cell office:value-type="string">
            <text:p>200mm 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14</text:p>
          </table:table-cell>
          <table:table-cell office:value-type="string">
            <text:p>200mm 5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15</text:p>
          </table:table-cell>
          <table:table-cell office:value-type="string">
            <text:p>215mm 5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16</text:p>
          </table:table-cell>
          <table:table-cell office:value-type="string">
            <text:p>1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17</text:p>
          </table:table-cell>
          <table:table-cell office:value-type="string">
            <text:p>1.1"-1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18</text:p>
          </table:table-cell>
          <table:table-cell office:value-type="string">
            <text:p>1.45"-2.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19</text:p>
          </table:table-cell>
          <table:table-cell office:value-type="string">
            <text:p>1.5"-1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20</text:p>
          </table:table-cell>
          <table:table-cell office:value-type="string">
            <text:p>1.5"-1.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21</text:p>
          </table:table-cell>
          <table:table-cell office:value-type="string">
            <text:p>1.5"-2.1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22</text:p>
          </table:table-cell>
          <table:table-cell office:value-type="string">
            <text:p>1.6"-2.1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23</text:p>
          </table:table-cell>
          <table:table-cell office:value-type="string">
            <text:p>1.7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24</text:p>
          </table:table-cell>
          <table:table-cell office:value-type="string">
            <text:p>1.7"-2.1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25</text:p>
          </table:table-cell>
          <table:table-cell office:value-type="string">
            <text:p>1.7"-2.3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26</text:p>
          </table:table-cell>
          <table:table-cell office:value-type="string">
            <text:p>1.85"-2.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27</text:p>
          </table:table-cell>
          <table:table-cell office:value-type="string">
            <text:p>1.95"-2.1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28</text:p>
          </table:table-cell>
          <table:table-cell office:value-type="string">
            <text:p>2.1"-2.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29</text:p>
          </table:table-cell>
          <table:table-cell office:value-type="string">
            <text:p>2.3"-2.8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30</text:p>
          </table:table-cell>
          <table:table-cell office:value-type="string">
            <text:p>2.4"-2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31</text:p>
          </table:table-cell>
          <table:table-cell office:value-type="string">
            <text:p>4.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32</text:p>
          </table:table-cell>
          <table:table-cell office:value-type="string">
            <text:p>7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33</text:p>
          </table:table-cell>
          <table:table-cell office:value-type="string">
            <text:p>Schrader 32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34</text:p>
          </table:table-cell>
          <table:table-cell office:value-type="string">
            <text:p>Schrader 34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35</text:p>
          </table:table-cell>
          <table:table-cell office:value-type="string">
            <text:p>EU 47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36</text:p>
          </table:table-cell>
          <table:table-cell office:value-type="string">
            <text:p>17mm-27mm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37</text:p>
          </table:table-cell>
          <table:table-cell office:value-type="string">
            <text:p>2.1"-2.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38</text:p>
          </table:table-cell>
          <table:table-cell office:value-type="string">
            <text:p>2.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39</text:p>
          </table:table-cell>
          <table:table-cell office:value-type="string">
            <text:p>1.3"-1.6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40</text:p>
          </table:table-cell>
          <table:table-cell office:value-type="string">
            <text:p>1.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41</text:p>
          </table:table-cell>
          <table:table-cell office:value-type="string">
            <text:p>1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42</text:p>
          </table:table-cell>
          <table:table-cell office:value-type="string">
            <text:p>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43</text:p>
          </table:table-cell>
          <table:table-cell office:value-type="string">
            <text:p>1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44</text:p>
          </table:table-cell>
          <table:table-cell office:value-type="string">
            <text:p>1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45</text:p>
          </table:table-cell>
          <table:table-cell office:value-type="string">
            <text:p>20 x 135/14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46</text:p>
          </table:table-cell>
          <table:table-cell office:value-type="string">
            <text:p>32H - 157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47</text:p>
          </table:table-cell>
          <table:table-cell office:value-type="string">
            <text:p>4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48</text:p>
          </table:table-cell>
          <table:table-cell office:value-type="string">
            <text:p>6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49</text:p>
          </table:table-cell>
          <table:table-cell office:value-type="string">
            <text:p>7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50</text:p>
          </table:table-cell>
          <table:table-cell office:value-type="string">
            <text:p>7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51</text:p>
          </table:table-cell>
          <table:table-cell office:value-type="string">
            <text:p>9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52</text:p>
          </table:table-cell>
          <table:table-cell office:value-type="string">
            <text:p>QR x 1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53</text:p>
          </table:table-cell>
          <table:table-cell office:value-type="string">
            <text:p>15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54</text:p>
          </table:table-cell>
          <table:table-cell office:value-type="string">
            <text:p>15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55</text:p>
          </table:table-cell>
          <table:table-cell office:value-type="string">
            <text:p>16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56</text:p>
          </table:table-cell>
          <table:table-cell office:value-type="string">
            <text:p>1.3"-1.6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57</text:p>
          </table:table-cell>
          <table:table-cell office:value-type="string">
            <text:p>3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58</text:p>
          </table:table-cell>
          <table:table-cell office:value-type="string">
            <text:p>3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59</text:p>
          </table:table-cell>
          <table:table-cell office:value-type="string">
            <text:p>Presta 29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60</text:p>
          </table:table-cell>
          <table:table-cell office:value-type="string">
            <text:p>Presta 34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61</text:p>
          </table:table-cell>
          <table:table-cell office:value-type="string">
            <text:p>21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62</text:p>
          </table:table-cell>
          <table:table-cell office:value-type="string">
            <text:p>76cmx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63</text:p>
          </table:table-cell>
          <table:table-cell office:value-type="string">
            <text:p>28mm-4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64</text:p>
          </table:table-cell>
          <table:table-cell office:value-type="string">
            <text:p>Presta 5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65</text:p>
          </table:table-cell>
          <table:table-cell office:value-type="string">
            <text:p>33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66</text:p>
          </table:table-cell>
          <table:table-cell office:value-type="string">
            <text:p>Option 11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67</text:p>
          </table:table-cell>
          <table:table-cell office:value-type="string">
            <text:p>12.5"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68</text:p>
          </table:table-cell>
          <table:table-cell office:value-type="string">
            <text:p>80cmx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669</text:p>
          </table:table-cell>
          <table:table-cell office:value-type="string">
            <text:p>80cmx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47</text:p>
          </table:table-cell>
          <table:table-cell office:value-type="string">
            <text:p>53/39Tx11-3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48</text:p>
          </table:table-cell>
          <table:table-cell office:value-type="string">
            <text:p>52/36Tx11-3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49</text:p>
          </table:table-cell>
          <table:table-cell office:value-type="string">
            <text:p>32Tx11-46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50</text:p>
          </table:table-cell>
          <table:table-cell office:value-type="string">
            <text:p>34Tx11-46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51</text:p>
          </table:table-cell>
          <table:table-cell office:value-type="string">
            <text:p>34/24Tx11-4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52</text:p>
          </table:table-cell>
          <table:table-cell office:value-type="string">
            <text:p>34/24Tx11-4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53</text:p>
          </table:table-cell>
          <table:table-cell office:value-type="string">
            <text:p>34/24Tx11-46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54</text:p>
          </table:table-cell>
          <table:table-cell office:value-type="string">
            <text:p>50/34Tx11-34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40</text:p>
          </table:table-cell>
          <table:table-cell office:value-type="string">
            <text:p>10-4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41</text:p>
          </table:table-cell>
          <table:table-cell office:value-type="string">
            <text:p>10-51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15</text:p>
          </table:table-cell>
          <table:table-cell office:value-type="string">
            <text:p>Medium Long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802</text:p>
          </table:table-cell>
          <table:table-cell office:value-type="string">
            <text:p>Non Boos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23</text:p>
          </table:table-cell>
          <table:table-cell office:value-type="string">
            <text:p>Side Pull/Low Clamp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24</text:p>
          </table:table-cell>
          <table:table-cell office:value-type="string">
            <text:p>Top Pull/Direct Moun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25</text:p>
          </table:table-cell>
          <table:table-cell office:value-type="string">
            <text:p>Top Pull/High Clamp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26</text:p>
          </table:table-cell>
          <table:table-cell office:value-type="string">
            <text:p>Top Pull/Low Clamp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27</text:p>
          </table:table-cell>
          <table:table-cell office:value-type="string">
            <text:p>Top Pull/Low Direct Moun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28</text:p>
          </table:table-cell>
          <table:table-cell office:value-type="string">
            <text:p>Top Pull/Low Direct Mount S1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529</text:p>
          </table:table-cell>
          <table:table-cell office:value-type="string">
            <text:p>Top Pull/Low Direct Mount S3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601</text:p>
          </table:table-cell>
          <table:table-cell office:value-type="string">
            <text:p>5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602</text:p>
          </table:table-cell>
          <table:table-cell office:value-type="string">
            <text:p>D-Typ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603</text:p>
          </table:table-cell>
          <table:table-cell office:value-type="string">
            <text:p>E-Typ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604</text:p>
          </table:table-cell>
          <table:table-cell office:value-type="string">
            <text:p>Old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701</text:p>
          </table:table-cell>
          <table:table-cell office:value-type="string">
            <text:p>Option 1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702</text:p>
          </table:table-cell>
          <table:table-cell office:value-type="string">
            <text:p>Option 2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703</text:p>
          </table:table-cell>
          <table:table-cell office:value-type="string">
            <text:p>Option 3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704</text:p>
          </table:table-cell>
          <table:table-cell office:value-type="string">
            <text:p>Option 4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705</text:p>
          </table:table-cell>
          <table:table-cell office:value-type="string">
            <text:p>Option 5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706</text:p>
          </table:table-cell>
          <table:table-cell office:value-type="string">
            <text:p>Option 6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707</text:p>
          </table:table-cell>
          <table:table-cell office:value-type="string">
            <text:p>Option 7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708</text:p>
          </table:table-cell>
          <table:table-cell office:value-type="string">
            <text:p>Option 8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709</text:p>
          </table:table-cell>
          <table:table-cell office:value-type="string">
            <text:p>Option 9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710</text:p>
          </table:table-cell>
          <table:table-cell office:value-type="string">
            <text:p>Option 1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01</text:p>
          </table:table-cell>
          <table:table-cell office:value-type="string">
            <text:p>Botto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02</text:p>
          </table:table-cell>
          <table:table-cell office:value-type="string">
            <text:p>Fron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03</text:p>
          </table:table-cell>
          <table:table-cell office:value-type="string">
            <text:p>Lef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04</text:p>
          </table:table-cell>
          <table:table-cell office:value-type="string">
            <text:p>Rear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05</text:p>
          </table:table-cell>
          <table:table-cell office:value-type="string">
            <text:p>Righ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06</text:p>
          </table:table-cell>
          <table:table-cell office:value-type="string">
            <text:p>Top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07</text:p>
          </table:table-cell>
          <table:table-cell office:value-type="string">
            <text:p>Front-LH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08</text:p>
          </table:table-cell>
          <table:table-cell office:value-type="string">
            <text:p>Front-RH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09</text:p>
          </table:table-cell>
          <table:table-cell office:value-type="string">
            <text:p>Rear-LH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10</text:p>
          </table:table-cell>
          <table:table-cell office:value-type="string">
            <text:p>Rear-RH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11</text:p>
          </table:table-cell>
          <table:table-cell office:value-type="string">
            <text:p>Seatpos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12</text:p>
          </table:table-cell>
          <table:table-cell office:value-type="string">
            <text:p>Eyelet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13</text:p>
          </table:table-cell>
          <table:table-cell office:value-type="string">
            <text:p>Clip On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14</text:p>
          </table:table-cell>
          <table:table-cell office:value-type="string">
            <text:p>QR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815</text:p>
          </table:table-cell>
          <table:table-cell office:value-type="string">
            <text:p>Bolt-Through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901</text:p>
          </table:table-cell>
          <table:table-cell office:value-type="string">
            <text:p>Deep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902</text:p>
          </table:table-cell>
          <table:table-cell office:value-type="string">
            <text:p>Mid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903</text:p>
          </table:table-cell>
          <table:table-cell office:value-type="string">
            <text:p>Shallow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904</text:p>
          </table:table-cell>
          <table:table-cell office:value-type="string">
            <text:p>No Flar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905</text:p>
          </table:table-cell>
          <table:table-cell office:value-type="string">
            <text:p>Mid Flar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0906</text:p>
          </table:table-cell>
          <table:table-cell office:value-type="string">
            <text:p>High Flar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001</text:p>
          </table:table-cell>
          <table:table-cell office:value-type="string">
            <text:p>1/8"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002</text:p>
          </table:table-cell>
          <table:table-cell office:value-type="string">
            <text:p>3/32"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01</text:p>
          </table:table-cell>
          <table:table-cell office:value-type="string">
            <text:p>8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02</text:p>
          </table:table-cell>
          <table:table-cell office:value-type="string">
            <text:p>9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03</text:p>
          </table:table-cell>
          <table:table-cell office:value-type="string">
            <text:p>10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04</text:p>
          </table:table-cell>
          <table:table-cell office:value-type="string">
            <text:p>11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05</text:p>
          </table:table-cell>
          <table:table-cell office:value-type="string">
            <text:p>12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06</text:p>
          </table:table-cell>
          <table:table-cell office:value-type="string">
            <text:p>12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07</text:p>
          </table:table-cell>
          <table:table-cell office:value-type="string">
            <text:p>13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08</text:p>
          </table:table-cell>
          <table:table-cell office:value-type="string">
            <text:p>14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09</text:p>
          </table:table-cell>
          <table:table-cell office:value-type="string">
            <text:p>15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10</text:p>
          </table:table-cell>
          <table:table-cell office:value-type="string">
            <text:p>16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11</text:p>
          </table:table-cell>
          <table:table-cell office:value-type="string">
            <text:p>18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12</text:p>
          </table:table-cell>
          <table:table-cell office:value-type="string">
            <text:p>200mm+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13</text:p>
          </table:table-cell>
          <table:table-cell office:value-type="string">
            <text:p>Right - 10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14</text:p>
          </table:table-cell>
          <table:table-cell office:value-type="string">
            <text:p>Left - 10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15</text:p>
          </table:table-cell>
          <table:table-cell office:value-type="string">
            <text:p>Right - 12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16</text:p>
          </table:table-cell>
          <table:table-cell office:value-type="string">
            <text:p>Left - 12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17</text:p>
          </table:table-cell>
          <table:table-cell office:value-type="string">
            <text:p>Right - 15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18</text:p>
          </table:table-cell>
          <table:table-cell office:value-type="string">
            <text:p>Left - 15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19</text:p>
          </table:table-cell>
          <table:table-cell office:value-type="string">
            <text:p>Right - 17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120</text:p>
          </table:table-cell>
          <table:table-cell office:value-type="string">
            <text:p>Left - 17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201</text:p>
          </table:table-cell>
          <table:table-cell office:value-type="string">
            <text:p>Presta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202</text:p>
          </table:table-cell>
          <table:table-cell office:value-type="string">
            <text:p>Presta 36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203</text:p>
          </table:table-cell>
          <table:table-cell office:value-type="string">
            <text:p>Presta 4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204</text:p>
          </table:table-cell>
          <table:table-cell office:value-type="string">
            <text:p>Presta 42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205</text:p>
          </table:table-cell>
          <table:table-cell office:value-type="string">
            <text:p>Presta 44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206</text:p>
          </table:table-cell>
          <table:table-cell office:value-type="string">
            <text:p>Presta 48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207</text:p>
          </table:table-cell>
          <table:table-cell office:value-type="string">
            <text:p>Presta 52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208</text:p>
          </table:table-cell>
          <table:table-cell office:value-type="string">
            <text:p>Presta 6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209</text:p>
          </table:table-cell>
          <table:table-cell office:value-type="string">
            <text:p>Presta 8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210</text:p>
          </table:table-cell>
          <table:table-cell office:value-type="string">
            <text:p>Schrader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211</text:p>
          </table:table-cell>
          <table:table-cell office:value-type="string">
            <text:p>Schrader 36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212</text:p>
          </table:table-cell>
          <table:table-cell office:value-type="string">
            <text:p>Schrader 4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213</text:p>
          </table:table-cell>
          <table:table-cell office:value-type="string">
            <text:p>Schrader 48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301</text:p>
          </table:table-cell>
          <table:table-cell office:value-type="string">
            <text:p>Campagnolo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302</text:p>
          </table:table-cell>
          <table:table-cell office:value-type="string">
            <text:p>Shimano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303</text:p>
          </table:table-cell>
          <table:table-cell office:value-type="string">
            <text:p>Shimano/SRA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304</text:p>
          </table:table-cell>
          <table:table-cell office:value-type="string">
            <text:p>Singl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305</text:p>
          </table:table-cell>
          <table:table-cell office:value-type="string">
            <text:p>SRAM XD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401</text:p>
          </table:table-cell>
          <table:table-cell office:value-type="string">
            <text:p>20"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402</text:p>
          </table:table-cell>
          <table:table-cell office:value-type="string">
            <text:p>24"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403</text:p>
          </table:table-cell>
          <table:table-cell office:value-type="string">
            <text:p>26"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404</text:p>
          </table:table-cell>
          <table:table-cell office:value-type="string">
            <text:p>27.5"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405</text:p>
          </table:table-cell>
          <table:table-cell office:value-type="string">
            <text:p>29"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406</text:p>
          </table:table-cell>
          <table:table-cell office:value-type="string">
            <text:p>700c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407</text:p>
          </table:table-cell>
          <table:table-cell office:value-type="string">
            <text:p>650c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408</text:p>
          </table:table-cell>
          <table:table-cell office:value-type="string">
            <text:p>16"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01</text:p>
          </table:table-cell>
          <table:table-cell office:value-type="string">
            <text:p>1-5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02</text:p>
          </table:table-cell>
          <table:table-cell office:value-type="string">
            <text:p>6-1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03</text:p>
          </table:table-cell>
          <table:table-cell office:value-type="string">
            <text:p>11-2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04</text:p>
          </table:table-cell>
          <table:table-cell office:value-type="string">
            <text:p>21-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05</text:p>
          </table:table-cell>
          <table:table-cell office:value-type="string">
            <text:p>31-4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06</text:p>
          </table:table-cell>
          <table:table-cell office:value-type="string">
            <text:p>41-5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07</text:p>
          </table:table-cell>
          <table:table-cell office:value-type="string">
            <text:p>51-6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08</text:p>
          </table:table-cell>
          <table:table-cell office:value-type="string">
            <text:p>61-7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09</text:p>
          </table:table-cell>
          <table:table-cell office:value-type="string">
            <text:p>71-8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10</text:p>
          </table:table-cell>
          <table:table-cell office:value-type="string">
            <text:p>81-9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11</text:p>
          </table:table-cell>
          <table:table-cell office:value-type="string">
            <text:p>91-10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12</text:p>
          </table:table-cell>
          <table:table-cell office:value-type="string">
            <text:p>101-11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13</text:p>
          </table:table-cell>
          <table:table-cell office:value-type="string">
            <text:p>111-12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14</text:p>
          </table:table-cell>
          <table:table-cell office:value-type="string">
            <text:p>121-13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15</text:p>
          </table:table-cell>
          <table:table-cell office:value-type="string">
            <text:p>131-14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16</text:p>
          </table:table-cell>
          <table:table-cell office:value-type="string">
            <text:p>141-150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517</text:p>
          </table:table-cell>
          <table:table-cell office:value-type="string">
            <text:p>151+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50101</text:p>
          </table:table-cell>
          <table:table-cell office:value-type="string">
            <text:p>NO DIFF</text:p>
          </table:table-cell>
          <table:table-cell office:value-type="string">
            <text:p>5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01</text:p>
          </table:table-cell>
          <table:table-cell office:value-type="string">
            <text:p>3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02</text:p>
          </table:table-cell>
          <table:table-cell office:value-type="string">
            <text:p>40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03</text:p>
          </table:table-cell>
          <table:table-cell office:value-type="string">
            <text:p>42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04</text:p>
          </table:table-cell>
          <table:table-cell office:value-type="string">
            <text:p>43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05</text:p>
          </table:table-cell>
          <table:table-cell office:value-type="string">
            <text:p>43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06</text:p>
          </table:table-cell>
          <table:table-cell office:value-type="string">
            <text:p>44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07</text:p>
          </table:table-cell>
          <table:table-cell office:value-type="string">
            <text:p>44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08</text:p>
          </table:table-cell>
          <table:table-cell office:value-type="string">
            <text:p>4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09</text:p>
          </table:table-cell>
          <table:table-cell office:value-type="string">
            <text:p>45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10</text:p>
          </table:table-cell>
          <table:table-cell office:value-type="string">
            <text:p>46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76</text:p>
          </table:table-cell>
          <table:table-cell office:value-type="string">
            <text:p>36H - 110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12</text:p>
          </table:table-cell>
          <table:table-cell office:value-type="string">
            <text:p>47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13</text:p>
          </table:table-cell>
          <table:table-cell office:value-type="string">
            <text:p>47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14</text:p>
          </table:table-cell>
          <table:table-cell office:value-type="string">
            <text:p>48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15</text:p>
          </table:table-cell>
          <table:table-cell office:value-type="string">
            <text:p>48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16</text:p>
          </table:table-cell>
          <table:table-cell office:value-type="string">
            <text:p>49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17</text:p>
          </table:table-cell>
          <table:table-cell office:value-type="string">
            <text:p>49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18</text:p>
          </table:table-cell>
          <table:table-cell office:value-type="string">
            <text:p>50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19</text:p>
          </table:table-cell>
          <table:table-cell office:value-type="string">
            <text:p>50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20</text:p>
          </table:table-cell>
          <table:table-cell office:value-type="string">
            <text:p>51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21</text:p>
          </table:table-cell>
          <table:table-cell office:value-type="string">
            <text:p>51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22</text:p>
          </table:table-cell>
          <table:table-cell office:value-type="string">
            <text:p>52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23</text:p>
          </table:table-cell>
          <table:table-cell office:value-type="string">
            <text:p>52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24</text:p>
          </table:table-cell>
          <table:table-cell office:value-type="string">
            <text:p>53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25</text:p>
          </table:table-cell>
          <table:table-cell office:value-type="string">
            <text:p>53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26</text:p>
          </table:table-cell>
          <table:table-cell office:value-type="string">
            <text:p>54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27</text:p>
          </table:table-cell>
          <table:table-cell office:value-type="string">
            <text:p>54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28</text:p>
          </table:table-cell>
          <table:table-cell office:value-type="string">
            <text:p>5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29</text:p>
          </table:table-cell>
          <table:table-cell office:value-type="string">
            <text:p>55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30</text:p>
          </table:table-cell>
          <table:table-cell office:value-type="string">
            <text:p>56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31</text:p>
          </table:table-cell>
          <table:table-cell office:value-type="string">
            <text:p>56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32</text:p>
          </table:table-cell>
          <table:table-cell office:value-type="string">
            <text:p>57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33</text:p>
          </table:table-cell>
          <table:table-cell office:value-type="string">
            <text:p>58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34</text:p>
          </table:table-cell>
          <table:table-cell office:value-type="string">
            <text:p>59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35</text:p>
          </table:table-cell>
          <table:table-cell office:value-type="string">
            <text:p>59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36</text:p>
          </table:table-cell>
          <table:table-cell office:value-type="string">
            <text:p>60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37</text:p>
          </table:table-cell>
          <table:table-cell office:value-type="string">
            <text:p>60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38</text:p>
          </table:table-cell>
          <table:table-cell office:value-type="string">
            <text:p>61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39</text:p>
          </table:table-cell>
          <table:table-cell office:value-type="string">
            <text:p>62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40</text:p>
          </table:table-cell>
          <table:table-cell office:value-type="string">
            <text:p>63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141</text:p>
          </table:table-cell>
          <table:table-cell office:value-type="string">
            <text:p>63.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201</text:p>
          </table:table-cell>
          <table:table-cell office:value-type="string">
            <text:p>1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202</text:p>
          </table:table-cell>
          <table:table-cell office:value-type="string">
            <text:p>1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203</text:p>
          </table:table-cell>
          <table:table-cell office:value-type="string">
            <text:p>1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204</text:p>
          </table:table-cell>
          <table:table-cell office:value-type="string">
            <text:p>1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205</text:p>
          </table:table-cell>
          <table:table-cell office:value-type="string">
            <text:p>17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206</text:p>
          </table:table-cell>
          <table:table-cell office:value-type="string">
            <text:p>20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207</text:p>
          </table:table-cell>
          <table:table-cell office:value-type="string">
            <text:p>1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208</text:p>
          </table:table-cell>
          <table:table-cell office:value-type="string">
            <text:p>21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209</text:p>
          </table:table-cell>
          <table:table-cell office:value-type="string">
            <text:p>2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210</text:p>
          </table:table-cell>
          <table:table-cell office:value-type="string">
            <text:p>2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01</text:p>
          </table:table-cell>
          <table:table-cell office:value-type="string">
            <text:p>68mm/no lengt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02</text:p>
          </table:table-cell>
          <table:table-cell office:value-type="string">
            <text:p>68mm/73mm/no lengt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03</text:p>
          </table:table-cell>
          <table:table-cell office:value-type="string">
            <text:p>68mm/10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04</text:p>
          </table:table-cell>
          <table:table-cell office:value-type="string">
            <text:p>68mm/10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05</text:p>
          </table:table-cell>
          <table:table-cell office:value-type="string">
            <text:p>68mm/1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06</text:p>
          </table:table-cell>
          <table:table-cell office:value-type="string">
            <text:p>68mm/11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07</text:p>
          </table:table-cell>
          <table:table-cell office:value-type="string">
            <text:p>68mm/11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08</text:p>
          </table:table-cell>
          <table:table-cell office:value-type="string">
            <text:p>68mm/1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09</text:p>
          </table:table-cell>
          <table:table-cell office:value-type="string">
            <text:p>68mm/11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10</text:p>
          </table:table-cell>
          <table:table-cell office:value-type="string">
            <text:p>68mm/12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11</text:p>
          </table:table-cell>
          <table:table-cell office:value-type="string">
            <text:p>68mm/122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12</text:p>
          </table:table-cell>
          <table:table-cell office:value-type="string">
            <text:p>68mm/12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13</text:p>
          </table:table-cell>
          <table:table-cell office:value-type="string">
            <text:p>68mm/12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14</text:p>
          </table:table-cell>
          <table:table-cell office:value-type="string">
            <text:p>70mm/no lengt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15</text:p>
          </table:table-cell>
          <table:table-cell office:value-type="string">
            <text:p>70mm/10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16</text:p>
          </table:table-cell>
          <table:table-cell office:value-type="string">
            <text:p>70mm/11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17</text:p>
          </table:table-cell>
          <table:table-cell office:value-type="string">
            <text:p>70mm/1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18</text:p>
          </table:table-cell>
          <table:table-cell office:value-type="string">
            <text:p>73mm/no lengt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19</text:p>
          </table:table-cell>
          <table:table-cell office:value-type="string">
            <text:p>73mm/11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20</text:p>
          </table:table-cell>
          <table:table-cell office:value-type="string">
            <text:p>73mm/11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21</text:p>
          </table:table-cell>
          <table:table-cell office:value-type="string">
            <text:p>73mm/12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22</text:p>
          </table:table-cell>
          <table:table-cell office:value-type="string">
            <text:p>83mm/no lengt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323</text:p>
          </table:table-cell>
          <table:table-cell office:value-type="string">
            <text:p>86.5mm/no lengt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01</text:p>
          </table:table-cell>
          <table:table-cell office:value-type="string">
            <text:p>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02</text:p>
          </table:table-cell>
          <table:table-cell office:value-type="string">
            <text:p>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03</text:p>
          </table:table-cell>
          <table:table-cell office:value-type="string">
            <text:p>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04</text:p>
          </table:table-cell>
          <table:table-cell office:value-type="string">
            <text:p>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05</text:p>
          </table:table-cell>
          <table:table-cell office:value-type="string">
            <text:p>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06</text:p>
          </table:table-cell>
          <table:table-cell office:value-type="string">
            <text:p>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07</text:p>
          </table:table-cell>
          <table:table-cell office:value-type="string">
            <text:p>8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08</text:p>
          </table:table-cell>
          <table:table-cell office:value-type="string">
            <text:p>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09</text:p>
          </table:table-cell>
          <table:table-cell office:value-type="string">
            <text:p>10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10</text:p>
          </table:table-cell>
          <table:table-cell office:value-type="string">
            <text:p>1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11</text:p>
          </table:table-cell>
          <table:table-cell office:value-type="string">
            <text:p>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12</text:p>
          </table:table-cell>
          <table:table-cell office:value-type="string">
            <text:p>1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13</text:p>
          </table:table-cell>
          <table:table-cell office:value-type="string">
            <text:p>1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14</text:p>
          </table:table-cell>
          <table:table-cell office:value-type="string">
            <text:p>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15</text:p>
          </table:table-cell>
          <table:table-cell office:value-type="string">
            <text:p>1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16</text:p>
          </table:table-cell>
          <table:table-cell office:value-type="string">
            <text:p>1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17</text:p>
          </table:table-cell>
          <table:table-cell office:value-type="string">
            <text:p>1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18</text:p>
          </table:table-cell>
          <table:table-cell office:value-type="string">
            <text:p>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19</text:p>
          </table:table-cell>
          <table:table-cell office:value-type="string">
            <text:p>2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20</text:p>
          </table:table-cell>
          <table:table-cell office:value-type="string">
            <text:p>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21</text:p>
          </table:table-cell>
          <table:table-cell office:value-type="string">
            <text:p>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22</text:p>
          </table:table-cell>
          <table:table-cell office:value-type="string">
            <text:p>1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23</text:p>
          </table:table-cell>
          <table:table-cell office:value-type="string">
            <text:p>1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24</text:p>
          </table:table-cell>
          <table:table-cell office:value-type="string">
            <text:p>1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25</text:p>
          </table:table-cell>
          <table:table-cell office:value-type="string">
            <text:p>1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26</text:p>
          </table:table-cell>
          <table:table-cell office:value-type="string">
            <text:p>18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27</text:p>
          </table:table-cell>
          <table:table-cell office:value-type="string">
            <text:p>2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28</text:p>
          </table:table-cell>
          <table:table-cell office:value-type="string">
            <text:p>2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29</text:p>
          </table:table-cell>
          <table:table-cell office:value-type="string">
            <text:p>3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430</text:p>
          </table:table-cell>
          <table:table-cell office:value-type="string">
            <text:p>3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01</text:p>
          </table:table-cell>
          <table:table-cell office:value-type="string">
            <text:p>&lt;1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02</text:p>
          </table:table-cell>
          <table:table-cell office:value-type="string">
            <text:p>100ml-2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03</text:p>
          </table:table-cell>
          <table:table-cell office:value-type="string">
            <text:p>201ml-3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04</text:p>
          </table:table-cell>
          <table:table-cell office:value-type="string">
            <text:p>301ml-4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05</text:p>
          </table:table-cell>
          <table:table-cell office:value-type="string">
            <text:p>401ml-5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12</text:p>
          </table:table-cell>
          <table:table-cell office:value-type="string">
            <text:p>28 H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911</text:p>
          </table:table-cell>
          <table:table-cell office:value-type="string">
            <text:p>700x20-2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912</text:p>
          </table:table-cell>
          <table:table-cell office:value-type="string">
            <text:p>700x18-2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001</text:p>
          </table:table-cell>
          <table:table-cell office:value-type="string">
            <text:p>Option 1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002</text:p>
          </table:table-cell>
          <table:table-cell office:value-type="string">
            <text:p>Option 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003</text:p>
          </table:table-cell>
          <table:table-cell office:value-type="string">
            <text:p>Option 3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004</text:p>
          </table:table-cell>
          <table:table-cell office:value-type="string">
            <text:p>Option 4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005</text:p>
          </table:table-cell>
          <table:table-cell office:value-type="string">
            <text:p>Option 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006</text:p>
          </table:table-cell>
          <table:table-cell office:value-type="string">
            <text:p>Option 6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007</text:p>
          </table:table-cell>
          <table:table-cell office:value-type="string">
            <text:p>Option 7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008</text:p>
          </table:table-cell>
          <table:table-cell office:value-type="string">
            <text:p>Option 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009</text:p>
          </table:table-cell>
          <table:table-cell office:value-type="string">
            <text:p>Option 9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010</text:p>
          </table:table-cell>
          <table:table-cell office:value-type="string">
            <text:p>Option 1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101</text:p>
          </table:table-cell>
          <table:table-cell office:value-type="string">
            <text:p>0 Degree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102</text:p>
          </table:table-cell>
          <table:table-cell office:value-type="string">
            <text:p>2 Degree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103</text:p>
          </table:table-cell>
          <table:table-cell office:value-type="string">
            <text:p>4 Degree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104</text:p>
          </table:table-cell>
          <table:table-cell office:value-type="string">
            <text:p>4.5 Degree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105</text:p>
          </table:table-cell>
          <table:table-cell office:value-type="string">
            <text:p>6 Degree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106</text:p>
          </table:table-cell>
          <table:table-cell office:value-type="string">
            <text:p>9 Degree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107</text:p>
          </table:table-cell>
          <table:table-cell office:value-type="string">
            <text:p>15 Degree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108</text:p>
          </table:table-cell>
          <table:table-cell office:value-type="string">
            <text:p>20 Degree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201</text:p>
          </table:table-cell>
          <table:table-cell office:value-type="string">
            <text:p>8N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202</text:p>
          </table:table-cell>
          <table:table-cell office:value-type="string">
            <text:p>12N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203</text:p>
          </table:table-cell>
          <table:table-cell office:value-type="string">
            <text:p>16N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204</text:p>
          </table:table-cell>
          <table:table-cell office:value-type="string">
            <text:p>20N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01</text:p>
          </table:table-cell>
          <table:table-cell office:value-type="string">
            <text:p>18mm-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02</text:p>
          </table:table-cell>
          <table:table-cell office:value-type="string">
            <text:p>18mm-2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03</text:p>
          </table:table-cell>
          <table:table-cell office:value-type="string">
            <text:p>18mm-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04</text:p>
          </table:table-cell>
          <table:table-cell office:value-type="string">
            <text:p>18mm-2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05</text:p>
          </table:table-cell>
          <table:table-cell office:value-type="string">
            <text:p>1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06</text:p>
          </table:table-cell>
          <table:table-cell office:value-type="string">
            <text:p>19mm-2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07</text:p>
          </table:table-cell>
          <table:table-cell office:value-type="string">
            <text:p>19mm-2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08</text:p>
          </table:table-cell>
          <table:table-cell office:value-type="string">
            <text:p>19mm-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09</text:p>
          </table:table-cell>
          <table:table-cell office:value-type="string">
            <text:p>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10</text:p>
          </table:table-cell>
          <table:table-cell office:value-type="string">
            <text:p>20mm-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11</text:p>
          </table:table-cell>
          <table:table-cell office:value-type="string">
            <text:p>2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12</text:p>
          </table:table-cell>
          <table:table-cell office:value-type="string">
            <text:p>2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13</text:p>
          </table:table-cell>
          <table:table-cell office:value-type="string">
            <text:p>22mm-2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14</text:p>
          </table:table-cell>
          <table:table-cell office:value-type="string">
            <text:p>2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15</text:p>
          </table:table-cell>
          <table:table-cell office:value-type="string">
            <text:p>2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16</text:p>
          </table:table-cell>
          <table:table-cell office:value-type="string">
            <text:p>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17</text:p>
          </table:table-cell>
          <table:table-cell office:value-type="string">
            <text:p>25mm-2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18</text:p>
          </table:table-cell>
          <table:table-cell office:value-type="string">
            <text:p>25mm-3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19</text:p>
          </table:table-cell>
          <table:table-cell office:value-type="string">
            <text:p>2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20</text:p>
          </table:table-cell>
          <table:table-cell office:value-type="string">
            <text:p>2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21</text:p>
          </table:table-cell>
          <table:table-cell office:value-type="string">
            <text:p>2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7</text:p>
          </table:table-cell>
          <table:table-cell office:value-type="string">
            <text:p>Purple/Multi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24</text:p>
          </table:table-cell>
          <table:table-cell office:value-type="string">
            <text:p>Navy/White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25</text:p>
          </table:table-cell>
          <table:table-cell office:value-type="string">
            <text:p>Navy/Yellow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26</text:p>
          </table:table-cell>
          <table:table-cell office:value-type="string">
            <text:p>Navy/Navy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27</text:p>
          </table:table-cell>
          <table:table-cell office:value-type="string">
            <text:p>Navy/Transparent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11</text:p>
          </table:table-cell>
          <table:table-cell office:value-type="string">
            <text:p>Transparent/Black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12</text:p>
          </table:table-cell>
          <table:table-cell office:value-type="string">
            <text:p>Transparent/Blue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13</text:p>
          </table:table-cell>
          <table:table-cell office:value-type="string">
            <text:p>Transparent/Brown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14</text:p>
          </table:table-cell>
          <table:table-cell office:value-type="string">
            <text:p>Transparent/Gold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15</text:p>
          </table:table-cell>
          <table:table-cell office:value-type="string">
            <text:p>Transparent/Green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16</text:p>
          </table:table-cell>
          <table:table-cell office:value-type="string">
            <text:p>Transparent/Grey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17</text:p>
          </table:table-cell>
          <table:table-cell office:value-type="string">
            <text:p>Transparent/Multi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18</text:p>
          </table:table-cell>
          <table:table-cell office:value-type="string">
            <text:p>Transparent/Neutral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19</text:p>
          </table:table-cell>
          <table:table-cell office:value-type="string">
            <text:p>Transparent/Orange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20</text:p>
          </table:table-cell>
          <table:table-cell office:value-type="string">
            <text:p>Transparent/Pink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21</text:p>
          </table:table-cell>
          <table:table-cell office:value-type="string">
            <text:p>Transparent/Purple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22</text:p>
          </table:table-cell>
          <table:table-cell office:value-type="string">
            <text:p>Transparent/Red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23</text:p>
          </table:table-cell>
          <table:table-cell office:value-type="string">
            <text:p>Transparent/Silver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24</text:p>
          </table:table-cell>
          <table:table-cell office:value-type="string">
            <text:p>Transparent/White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25</text:p>
          </table:table-cell>
          <table:table-cell office:value-type="string">
            <text:p>Transparent/Yellow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26</text:p>
          </table:table-cell>
          <table:table-cell office:value-type="string">
            <text:p>Transparent/Navy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627</text:p>
          </table:table-cell>
          <table:table-cell office:value-type="string">
            <text:p>Transparent/Transparent</text:p>
          </table:table-cell>
          <table:table-cell office:value-type="string">
            <text:p>10000</text:p>
          </table:table-cell>
          <table:table-cell office:value-type="string">
            <text:p>3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01</text:p>
          </table:table-cell>
          <table:table-cell office:value-type="string">
            <text:p>UK 2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02</text:p>
          </table:table-cell>
          <table:table-cell office:value-type="string">
            <text:p>UK 3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03</text:p>
          </table:table-cell>
          <table:table-cell office:value-type="string">
            <text:p>UK 3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04</text:p>
          </table:table-cell>
          <table:table-cell office:value-type="string">
            <text:p>UK 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05</text:p>
          </table:table-cell>
          <table:table-cell office:value-type="string">
            <text:p>UK 4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06</text:p>
          </table:table-cell>
          <table:table-cell office:value-type="string">
            <text:p>UK 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07</text:p>
          </table:table-cell>
          <table:table-cell office:value-type="string">
            <text:p>UK 5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08</text:p>
          </table:table-cell>
          <table:table-cell office:value-type="string">
            <text:p>UK 6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09</text:p>
          </table:table-cell>
          <table:table-cell office:value-type="string">
            <text:p>UK 6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10</text:p>
          </table:table-cell>
          <table:table-cell office:value-type="string">
            <text:p>UK 7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11</text:p>
          </table:table-cell>
          <table:table-cell office:value-type="string">
            <text:p>UK 7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12</text:p>
          </table:table-cell>
          <table:table-cell office:value-type="string">
            <text:p>UK 8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13</text:p>
          </table:table-cell>
          <table:table-cell office:value-type="string">
            <text:p>UK 8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14</text:p>
          </table:table-cell>
          <table:table-cell office:value-type="string">
            <text:p>UK 9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15</text:p>
          </table:table-cell>
          <table:table-cell office:value-type="string">
            <text:p>UK 9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16</text:p>
          </table:table-cell>
          <table:table-cell office:value-type="string">
            <text:p>UK 10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17</text:p>
          </table:table-cell>
          <table:table-cell office:value-type="string">
            <text:p>UK 10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18</text:p>
          </table:table-cell>
          <table:table-cell office:value-type="string">
            <text:p>UK 11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19</text:p>
          </table:table-cell>
          <table:table-cell office:value-type="string">
            <text:p>UK 11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20</text:p>
          </table:table-cell>
          <table:table-cell office:value-type="string">
            <text:p>UK 1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21</text:p>
          </table:table-cell>
          <table:table-cell office:value-type="string">
            <text:p>UK 12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22</text:p>
          </table:table-cell>
          <table:table-cell office:value-type="string">
            <text:p>UK 13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23</text:p>
          </table:table-cell>
          <table:table-cell office:value-type="string">
            <text:p>UK 13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24</text:p>
          </table:table-cell>
          <table:table-cell office:value-type="string">
            <text:p>UK 1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25</text:p>
          </table:table-cell>
          <table:table-cell office:value-type="string">
            <text:p>UK 14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26</text:p>
          </table:table-cell>
          <table:table-cell office:value-type="string">
            <text:p>UK 1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27</text:p>
          </table:table-cell>
          <table:table-cell office:value-type="string">
            <text:p>UK 15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28</text:p>
          </table:table-cell>
          <table:table-cell office:value-type="string">
            <text:p>UK 16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01</text:p>
          </table:table-cell>
          <table:table-cell office:value-type="string">
            <text:p>Kid's UK 10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02</text:p>
          </table:table-cell>
          <table:table-cell office:value-type="string">
            <text:p>Kid's UK 11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03</text:p>
          </table:table-cell>
          <table:table-cell office:value-type="string">
            <text:p>Kid's Uk 11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04</text:p>
          </table:table-cell>
          <table:table-cell office:value-type="string">
            <text:p>Kid's UK 1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05</text:p>
          </table:table-cell>
          <table:table-cell office:value-type="string">
            <text:p>Kid's UK 12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06</text:p>
          </table:table-cell>
          <table:table-cell office:value-type="string">
            <text:p>Kid's UK 13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07</text:p>
          </table:table-cell>
          <table:table-cell office:value-type="string">
            <text:p>Kid's UK 13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08</text:p>
          </table:table-cell>
          <table:table-cell office:value-type="string">
            <text:p>Kid's UK 1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09</text:p>
          </table:table-cell>
          <table:table-cell office:value-type="string">
            <text:p>Kid's UK 1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10</text:p>
          </table:table-cell>
          <table:table-cell office:value-type="string">
            <text:p>Kid's UK 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11</text:p>
          </table:table-cell>
          <table:table-cell office:value-type="string">
            <text:p>Kid's UK 2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12</text:p>
          </table:table-cell>
          <table:table-cell office:value-type="string">
            <text:p>Kid's UK 3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13</text:p>
          </table:table-cell>
          <table:table-cell office:value-type="string">
            <text:p>Kid's UK 3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14</text:p>
          </table:table-cell>
          <table:table-cell office:value-type="string">
            <text:p>Kid's UK 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15</text:p>
          </table:table-cell>
          <table:table-cell office:value-type="string">
            <text:p>Kid's UK 4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16</text:p>
          </table:table-cell>
          <table:table-cell office:value-type="string">
            <text:p>Kid's UK 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17</text:p>
          </table:table-cell>
          <table:table-cell office:value-type="string">
            <text:p>Kid's UK 5.5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01</text:p>
          </table:table-cell>
          <table:table-cell office:value-type="string">
            <text:p>UK 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02</text:p>
          </table:table-cell>
          <table:table-cell office:value-type="string">
            <text:p>UK 6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03</text:p>
          </table:table-cell>
          <table:table-cell office:value-type="string">
            <text:p>UK 6-8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04</text:p>
          </table:table-cell>
          <table:table-cell office:value-type="string">
            <text:p>UK 8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05</text:p>
          </table:table-cell>
          <table:table-cell office:value-type="string">
            <text:p>UK 8-10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06</text:p>
          </table:table-cell>
          <table:table-cell office:value-type="string">
            <text:p>UK 10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07</text:p>
          </table:table-cell>
          <table:table-cell office:value-type="string">
            <text:p>UK 10-1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08</text:p>
          </table:table-cell>
          <table:table-cell office:value-type="string">
            <text:p>UK 1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09</text:p>
          </table:table-cell>
          <table:table-cell office:value-type="string">
            <text:p>UK 12-1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10</text:p>
          </table:table-cell>
          <table:table-cell office:value-type="string">
            <text:p>UK 1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11</text:p>
          </table:table-cell>
          <table:table-cell office:value-type="string">
            <text:p>UK 14-16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12</text:p>
          </table:table-cell>
          <table:table-cell office:value-type="string">
            <text:p>UK 16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13</text:p>
          </table:table-cell>
          <table:table-cell office:value-type="string">
            <text:p>UK 16-18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22</text:p>
          </table:table-cell>
          <table:table-cell office:value-type="string">
            <text:p>28mm-3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23</text:p>
          </table:table-cell>
          <table:table-cell office:value-type="string">
            <text:p>28mm-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24</text:p>
          </table:table-cell>
          <table:table-cell office:value-type="string">
            <text:p>28mm-3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25</text:p>
          </table:table-cell>
          <table:table-cell office:value-type="string">
            <text:p>28mm-4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26</text:p>
          </table:table-cell>
          <table:table-cell office:value-type="string">
            <text:p>28mm-4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27</text:p>
          </table:table-cell>
          <table:table-cell office:value-type="string">
            <text:p>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28</text:p>
          </table:table-cell>
          <table:table-cell office:value-type="string">
            <text:p>31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29</text:p>
          </table:table-cell>
          <table:table-cell office:value-type="string">
            <text:p>3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30</text:p>
          </table:table-cell>
          <table:table-cell office:value-type="string">
            <text:p>32mm-4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31</text:p>
          </table:table-cell>
          <table:table-cell office:value-type="string">
            <text:p>3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32</text:p>
          </table:table-cell>
          <table:table-cell office:value-type="string">
            <text:p>3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33</text:p>
          </table:table-cell>
          <table:table-cell office:value-type="string">
            <text:p>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34</text:p>
          </table:table-cell>
          <table:table-cell office:value-type="string">
            <text:p>35mm-4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35</text:p>
          </table:table-cell>
          <table:table-cell office:value-type="string">
            <text:p>3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36</text:p>
          </table:table-cell>
          <table:table-cell office:value-type="string">
            <text:p>3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37</text:p>
          </table:table-cell>
          <table:table-cell office:value-type="string">
            <text:p>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38</text:p>
          </table:table-cell>
          <table:table-cell office:value-type="string">
            <text:p>4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39</text:p>
          </table:table-cell>
          <table:table-cell office:value-type="string">
            <text:p>4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40</text:p>
          </table:table-cell>
          <table:table-cell office:value-type="string">
            <text:p>4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41</text:p>
          </table:table-cell>
          <table:table-cell office:value-type="string">
            <text:p>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42</text:p>
          </table:table-cell>
          <table:table-cell office:value-type="string">
            <text:p>50mm-5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43</text:p>
          </table:table-cell>
          <table:table-cell office:value-type="string">
            <text:p>19mm-2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44</text:p>
          </table:table-cell>
          <table:table-cell office:value-type="string">
            <text:p>28mm-4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45</text:p>
          </table:table-cell>
          <table:table-cell office:value-type="string">
            <text:p>29mm-3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46</text:p>
          </table:table-cell>
          <table:table-cell office:value-type="string">
            <text:p>32mm-4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347</text:p>
          </table:table-cell>
          <table:table-cell office:value-type="string">
            <text:p>48mm-6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01</text:p>
          </table:table-cell>
          <table:table-cell office:value-type="string">
            <text:p>25.4mm x 3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02</text:p>
          </table:table-cell>
          <table:table-cell office:value-type="string">
            <text:p>26.8mm x 3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03</text:p>
          </table:table-cell>
          <table:table-cell office:value-type="string">
            <text:p>27.0mm x 3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04</text:p>
          </table:table-cell>
          <table:table-cell office:value-type="string">
            <text:p>27.2mm x 2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05</text:p>
          </table:table-cell>
          <table:table-cell office:value-type="string">
            <text:p>27.2mm x 2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06</text:p>
          </table:table-cell>
          <table:table-cell office:value-type="string">
            <text:p>27.2mm x 2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07</text:p>
          </table:table-cell>
          <table:table-cell office:value-type="string">
            <text:p>27.2mm x 2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08</text:p>
          </table:table-cell>
          <table:table-cell office:value-type="string">
            <text:p>27.2mm x 2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09</text:p>
          </table:table-cell>
          <table:table-cell office:value-type="string">
            <text:p>27.2mm x 3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10</text:p>
          </table:table-cell>
          <table:table-cell office:value-type="string">
            <text:p>27.2mm x 3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11</text:p>
          </table:table-cell>
          <table:table-cell office:value-type="string">
            <text:p>27.2mm x 3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12</text:p>
          </table:table-cell>
          <table:table-cell office:value-type="string">
            <text:p>27.2mm x 3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13</text:p>
          </table:table-cell>
          <table:table-cell office:value-type="string">
            <text:p>27.2mm x 3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14</text:p>
          </table:table-cell>
          <table:table-cell office:value-type="string">
            <text:p>27.2mm x 35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15</text:p>
          </table:table-cell>
          <table:table-cell office:value-type="string">
            <text:p>27.2mm x 37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16</text:p>
          </table:table-cell>
          <table:table-cell office:value-type="string">
            <text:p>27.2mm x 4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17</text:p>
          </table:table-cell>
          <table:table-cell office:value-type="string">
            <text:p>27.2mm x 4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18</text:p>
          </table:table-cell>
          <table:table-cell office:value-type="string">
            <text:p>27.2mm x 4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19</text:p>
          </table:table-cell>
          <table:table-cell office:value-type="string">
            <text:p>27.2mm x 4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20</text:p>
          </table:table-cell>
          <table:table-cell office:value-type="string">
            <text:p>27.2mm x 4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21</text:p>
          </table:table-cell>
          <table:table-cell office:value-type="string">
            <text:p>30.9mm x 3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22</text:p>
          </table:table-cell>
          <table:table-cell office:value-type="string">
            <text:p>30.9mm x 3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23</text:p>
          </table:table-cell>
          <table:table-cell office:value-type="string">
            <text:p>30.9mm x 3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06</text:p>
          </table:table-cell>
          <table:table-cell office:value-type="string">
            <text:p>501ml-6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07</text:p>
          </table:table-cell>
          <table:table-cell office:value-type="string">
            <text:p>601ml-7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08</text:p>
          </table:table-cell>
          <table:table-cell office:value-type="string">
            <text:p>701ml-8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09</text:p>
          </table:table-cell>
          <table:table-cell office:value-type="string">
            <text:p>801ml-9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10</text:p>
          </table:table-cell>
          <table:table-cell office:value-type="string">
            <text:p>901ml-10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11</text:p>
          </table:table-cell>
          <table:table-cell office:value-type="string">
            <text:p>1001ml-125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12</text:p>
          </table:table-cell>
          <table:table-cell office:value-type="string">
            <text:p>1251ml-15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13</text:p>
          </table:table-cell>
          <table:table-cell office:value-type="string">
            <text:p>1501ml-175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14</text:p>
          </table:table-cell>
          <table:table-cell office:value-type="string">
            <text:p>1751ml-20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15</text:p>
          </table:table-cell>
          <table:table-cell office:value-type="string">
            <text:p>2001ml-25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16</text:p>
          </table:table-cell>
          <table:table-cell office:value-type="string">
            <text:p>2501ml-3000m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517</text:p>
          </table:table-cell>
          <table:table-cell office:value-type="string">
            <text:p>3000ml+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01</text:p>
          </table:table-cell>
          <table:table-cell office:value-type="string">
            <text:p>1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02</text:p>
          </table:table-cell>
          <table:table-cell office:value-type="string">
            <text:p>1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03</text:p>
          </table:table-cell>
          <table:table-cell office:value-type="string">
            <text:p>2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04</text:p>
          </table:table-cell>
          <table:table-cell office:value-type="string">
            <text:p>2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05</text:p>
          </table:table-cell>
          <table:table-cell office:value-type="string">
            <text:p>3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06</text:p>
          </table:table-cell>
          <table:table-cell office:value-type="string">
            <text:p>4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07</text:p>
          </table:table-cell>
          <table:table-cell office:value-type="string">
            <text:p>5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08</text:p>
          </table:table-cell>
          <table:table-cell office:value-type="string">
            <text:p>5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09</text:p>
          </table:table-cell>
          <table:table-cell office:value-type="string">
            <text:p>6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10</text:p>
          </table:table-cell>
          <table:table-cell office:value-type="string">
            <text:p>6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11</text:p>
          </table:table-cell>
          <table:table-cell office:value-type="string">
            <text:p>7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12</text:p>
          </table:table-cell>
          <table:table-cell office:value-type="string">
            <text:p>7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13</text:p>
          </table:table-cell>
          <table:table-cell office:value-type="string">
            <text:p>9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14</text:p>
          </table:table-cell>
          <table:table-cell office:value-type="string">
            <text:p>10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15</text:p>
          </table:table-cell>
          <table:table-cell office:value-type="string">
            <text:p>12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16</text:p>
          </table:table-cell>
          <table:table-cell office:value-type="string">
            <text:p>14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17</text:p>
          </table:table-cell>
          <table:table-cell office:value-type="string">
            <text:p>15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18</text:p>
          </table:table-cell>
          <table:table-cell office:value-type="string">
            <text:p>16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19</text:p>
          </table:table-cell>
          <table:table-cell office:value-type="string">
            <text:p>16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20</text:p>
          </table:table-cell>
          <table:table-cell office:value-type="string">
            <text:p>17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21</text:p>
          </table:table-cell>
          <table:table-cell office:value-type="string">
            <text:p>18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22</text:p>
          </table:table-cell>
          <table:table-cell office:value-type="string">
            <text:p>19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23</text:p>
          </table:table-cell>
          <table:table-cell office:value-type="string">
            <text:p>20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24</text:p>
          </table:table-cell>
          <table:table-cell office:value-type="string">
            <text:p>20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25</text:p>
          </table:table-cell>
          <table:table-cell office:value-type="string">
            <text:p>21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75</text:p>
          </table:table-cell>
          <table:table-cell office:value-type="string">
            <text:p>36H - 100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901</text:p>
          </table:table-cell>
          <table:table-cell office:value-type="string">
            <text:p>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77</text:p>
          </table:table-cell>
          <table:table-cell office:value-type="string">
            <text:p>36H - 135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78</text:p>
          </table:table-cell>
          <table:table-cell office:value-type="string">
            <text:p>36H - 142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79</text:p>
          </table:table-cell>
          <table:table-cell office:value-type="string">
            <text:p>36H - 148 - 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80</text:p>
          </table:table-cell>
          <table:table-cell office:value-type="string">
            <text:p>28H - 135 - 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81</text:p>
          </table:table-cell>
          <table:table-cell office:value-type="string">
            <text:p>32H - 135 - 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82</text:p>
          </table:table-cell>
          <table:table-cell office:value-type="string">
            <text:p>32H - 170 - 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83</text:p>
          </table:table-cell>
          <table:table-cell office:value-type="string">
            <text:p>32H - 190 - 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84</text:p>
          </table:table-cell>
          <table:table-cell office:value-type="string">
            <text:p>32H - 150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85</text:p>
          </table:table-cell>
          <table:table-cell office:value-type="string">
            <text:p>36H - 135 - 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86</text:p>
          </table:table-cell>
          <table:table-cell office:value-type="string">
            <text:p>20H - 100 - Q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687</text:p>
          </table:table-cell>
          <table:table-cell office:value-type="string">
            <text:p>20H - 100 - 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01</text:p>
          </table:table-cell>
          <table:table-cell office:value-type="string">
            <text:p>1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02</text:p>
          </table:table-cell>
          <table:table-cell office:value-type="string">
            <text:p>2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03</text:p>
          </table:table-cell>
          <table:table-cell office:value-type="string">
            <text:p>3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04</text:p>
          </table:table-cell>
          <table:table-cell office:value-type="string">
            <text:p>7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05</text:p>
          </table:table-cell>
          <table:table-cell office:value-type="string">
            <text:p>7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06</text:p>
          </table:table-cell>
          <table:table-cell office:value-type="string">
            <text:p>8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07</text:p>
          </table:table-cell>
          <table:table-cell office:value-type="string">
            <text:p>9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08</text:p>
          </table:table-cell>
          <table:table-cell office:value-type="string">
            <text:p>10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09</text:p>
          </table:table-cell>
          <table:table-cell office:value-type="string">
            <text:p>11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10</text:p>
          </table:table-cell>
          <table:table-cell office:value-type="string">
            <text:p>12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11</text:p>
          </table:table-cell>
          <table:table-cell office:value-type="string">
            <text:p>12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12</text:p>
          </table:table-cell>
          <table:table-cell office:value-type="string">
            <text:p>14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13</text:p>
          </table:table-cell>
          <table:table-cell office:value-type="string">
            <text:p>1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14</text:p>
          </table:table-cell>
          <table:table-cell office:value-type="string">
            <text:p>14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15</text:p>
          </table:table-cell>
          <table:table-cell office:value-type="string">
            <text:p>15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16</text:p>
          </table:table-cell>
          <table:table-cell office:value-type="string">
            <text:p>18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17</text:p>
          </table:table-cell>
          <table:table-cell office:value-type="string">
            <text:p>20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18</text:p>
          </table:table-cell>
          <table:table-cell office:value-type="string">
            <text:p>213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19</text:p>
          </table:table-cell>
          <table:table-cell office:value-type="string">
            <text:p>22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20</text:p>
          </table:table-cell>
          <table:table-cell office:value-type="string">
            <text:p>23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21</text:p>
          </table:table-cell>
          <table:table-cell office:value-type="string">
            <text:p>30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722</text:p>
          </table:table-cell>
          <table:table-cell office:value-type="string">
            <text:p>914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01</text:p>
          </table:table-cell>
          <table:table-cell office:value-type="string">
            <text:p>1"-1.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02</text:p>
          </table:table-cell>
          <table:table-cell office:value-type="string">
            <text:p>1"-1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03</text:p>
          </table:table-cell>
          <table:table-cell office:value-type="string">
            <text:p>1.1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04</text:p>
          </table:table-cell>
          <table:table-cell office:value-type="string">
            <text:p>1.1"-1.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05</text:p>
          </table:table-cell>
          <table:table-cell office:value-type="string">
            <text:p>1.1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06</text:p>
          </table:table-cell>
          <table:table-cell office:value-type="string">
            <text:p>1.125"-1.3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07</text:p>
          </table:table-cell>
          <table:table-cell office:value-type="string">
            <text:p>1.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08</text:p>
          </table:table-cell>
          <table:table-cell office:value-type="string">
            <text:p>1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09</text:p>
          </table:table-cell>
          <table:table-cell office:value-type="string">
            <text:p>1.25"-1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10</text:p>
          </table:table-cell>
          <table:table-cell office:value-type="string">
            <text:p>1.25"-1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11</text:p>
          </table:table-cell>
          <table:table-cell office:value-type="string">
            <text:p>1.3"-1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12</text:p>
          </table:table-cell>
          <table:table-cell office:value-type="string">
            <text:p>1.3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13</text:p>
          </table:table-cell>
          <table:table-cell office:value-type="string">
            <text:p>1.3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14</text:p>
          </table:table-cell>
          <table:table-cell office:value-type="string">
            <text:p>1.4"-1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15</text:p>
          </table:table-cell>
          <table:table-cell office:value-type="string">
            <text:p>1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16</text:p>
          </table:table-cell>
          <table:table-cell office:value-type="string">
            <text:p>1.5"-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17</text:p>
          </table:table-cell>
          <table:table-cell office:value-type="string">
            <text:p>1.5"-2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18</text:p>
          </table:table-cell>
          <table:table-cell office:value-type="string">
            <text:p>1.5"-2.3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19</text:p>
          </table:table-cell>
          <table:table-cell office:value-type="string">
            <text:p>1.5"-2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20</text:p>
          </table:table-cell>
          <table:table-cell office:value-type="string">
            <text:p>1.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21</text:p>
          </table:table-cell>
          <table:table-cell office:value-type="string">
            <text:p>1.7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22</text:p>
          </table:table-cell>
          <table:table-cell office:value-type="string">
            <text:p>1.75"-2.1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23</text:p>
          </table:table-cell>
          <table:table-cell office:value-type="string">
            <text:p>1.75"-2.1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24</text:p>
          </table:table-cell>
          <table:table-cell office:value-type="string">
            <text:p>1.75"-2.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25</text:p>
          </table:table-cell>
          <table:table-cell office:value-type="string">
            <text:p>1.75"-2.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26</text:p>
          </table:table-cell>
          <table:table-cell office:value-type="string">
            <text:p>1.75"-2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27</text:p>
          </table:table-cell>
          <table:table-cell office:value-type="string">
            <text:p>1.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28</text:p>
          </table:table-cell>
          <table:table-cell office:value-type="string">
            <text:p>1.8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29</text:p>
          </table:table-cell>
          <table:table-cell office:value-type="string">
            <text:p>1.85"-2.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30</text:p>
          </table:table-cell>
          <table:table-cell office:value-type="string">
            <text:p>1.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31</text:p>
          </table:table-cell>
          <table:table-cell office:value-type="string">
            <text:p>1.9"-2.1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32</text:p>
          </table:table-cell>
          <table:table-cell office:value-type="string">
            <text:p>1.9"-2.1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33</text:p>
          </table:table-cell>
          <table:table-cell office:value-type="string">
            <text:p>1.9"-2.3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34</text:p>
          </table:table-cell>
          <table:table-cell office:value-type="string">
            <text:p>1.9"-2.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35</text:p>
          </table:table-cell>
          <table:table-cell office:value-type="string">
            <text:p>1.9"-2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36</text:p>
          </table:table-cell>
          <table:table-cell office:value-type="string">
            <text:p>1.9"-2.6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37</text:p>
          </table:table-cell>
          <table:table-cell office:value-type="string">
            <text:p>1.9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38</text:p>
          </table:table-cell>
          <table:table-cell office:value-type="string">
            <text:p>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39</text:p>
          </table:table-cell>
          <table:table-cell office:value-type="string">
            <text:p>2.1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40</text:p>
          </table:table-cell>
          <table:table-cell office:value-type="string">
            <text:p>2.1"-2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41</text:p>
          </table:table-cell>
          <table:table-cell office:value-type="string">
            <text:p>2.1"-2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42</text:p>
          </table:table-cell>
          <table:table-cell office:value-type="string">
            <text:p>2.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43</text:p>
          </table:table-cell>
          <table:table-cell office:value-type="string">
            <text:p>2.2"-2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44</text:p>
          </table:table-cell>
          <table:table-cell office:value-type="string">
            <text:p>2.2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45</text:p>
          </table:table-cell>
          <table:table-cell office:value-type="string">
            <text:p>2.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46</text:p>
          </table:table-cell>
          <table:table-cell office:value-type="string">
            <text:p>2.3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47</text:p>
          </table:table-cell>
          <table:table-cell office:value-type="string">
            <text:p>2.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48</text:p>
          </table:table-cell>
          <table:table-cell office:value-type="string">
            <text:p>2.5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49</text:p>
          </table:table-cell>
          <table:table-cell office:value-type="string">
            <text:p>2.5"-2.7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50</text:p>
          </table:table-cell>
          <table:table-cell office:value-type="string">
            <text:p>3.5"-4.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51</text:p>
          </table:table-cell>
          <table:table-cell office:value-type="string">
            <text:p>2.1"-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52</text:p>
          </table:table-cell>
          <table:table-cell office:value-type="string">
            <text:p>2.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14</text:p>
          </table:table-cell>
          <table:table-cell office:value-type="string">
            <text:p>UK 18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15</text:p>
          </table:table-cell>
          <table:table-cell office:value-type="string">
            <text:p>UK 20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16</text:p>
          </table:table-cell>
          <table:table-cell office:value-type="string">
            <text:p>UK 22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317</text:p>
          </table:table-cell>
          <table:table-cell office:value-type="string">
            <text:p>UK 24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01</text:p>
          </table:table-cell>
          <table:table-cell office:value-type="string">
            <text:p>28 A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02</text:p>
          </table:table-cell>
          <table:table-cell office:value-type="string">
            <text:p>28 A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03</text:p>
          </table:table-cell>
          <table:table-cell office:value-type="string">
            <text:p>28 B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04</text:p>
          </table:table-cell>
          <table:table-cell office:value-type="string">
            <text:p>28 C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05</text:p>
          </table:table-cell>
          <table:table-cell office:value-type="string">
            <text:p>28 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06</text:p>
          </table:table-cell>
          <table:table-cell office:value-type="string">
            <text:p>28 D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07</text:p>
          </table:table-cell>
          <table:table-cell office:value-type="string">
            <text:p>28 E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08</text:p>
          </table:table-cell>
          <table:table-cell office:value-type="string">
            <text:p>28 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09</text:p>
          </table:table-cell>
          <table:table-cell office:value-type="string">
            <text:p>28 FF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10</text:p>
          </table:table-cell>
          <table:table-cell office:value-type="string">
            <text:p>28 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411</text:p>
          </table:table-cell>
          <table:table-cell office:value-type="string">
            <text:p>28 GG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8</text:p>
          </table:table-cell>
          <table:table-cell office:value-type="string">
            <text:p>Purple/Neutral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19</text:p>
          </table:table-cell>
          <table:table-cell office:value-type="string">
            <text:p>Purple/Orange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0</text:p>
          </table:table-cell>
          <table:table-cell office:value-type="string">
            <text:p>Purple/Pink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1</text:p>
          </table:table-cell>
          <table:table-cell office:value-type="string">
            <text:p>Purple/Purple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2</text:p>
          </table:table-cell>
          <table:table-cell office:value-type="string">
            <text:p>Purple/Red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3</text:p>
          </table:table-cell>
          <table:table-cell office:value-type="string">
            <text:p>Purple/Silver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4</text:p>
          </table:table-cell>
          <table:table-cell office:value-type="string">
            <text:p>Purple/White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5</text:p>
          </table:table-cell>
          <table:table-cell office:value-type="string">
            <text:p>Purple/Yellow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6</text:p>
          </table:table-cell>
          <table:table-cell office:value-type="string">
            <text:p>Purple/Navy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027</text:p>
          </table:table-cell>
          <table:table-cell office:value-type="string">
            <text:p>Purple/Transparent</text:p>
          </table:table-cell>
          <table:table-cell office:value-type="string">
            <text:p>10000</text:p>
          </table:table-cell>
          <table:table-cell office:value-type="string">
            <text:p>3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11</text:p>
          </table:table-cell>
          <table:table-cell office:value-type="string">
            <text:p>Red/Black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12</text:p>
          </table:table-cell>
          <table:table-cell office:value-type="string">
            <text:p>Red/Blue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13</text:p>
          </table:table-cell>
          <table:table-cell office:value-type="string">
            <text:p>Red/Brown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14</text:p>
          </table:table-cell>
          <table:table-cell office:value-type="string">
            <text:p>Red/Gold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15</text:p>
          </table:table-cell>
          <table:table-cell office:value-type="string">
            <text:p>Red/Green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16</text:p>
          </table:table-cell>
          <table:table-cell office:value-type="string">
            <text:p>Red/Grey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17</text:p>
          </table:table-cell>
          <table:table-cell office:value-type="string">
            <text:p>Red/Multi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18</text:p>
          </table:table-cell>
          <table:table-cell office:value-type="string">
            <text:p>Red/Neutral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19</text:p>
          </table:table-cell>
          <table:table-cell office:value-type="string">
            <text:p>Red/Orange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0</text:p>
          </table:table-cell>
          <table:table-cell office:value-type="string">
            <text:p>Red/Pink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1</text:p>
          </table:table-cell>
          <table:table-cell office:value-type="string">
            <text:p>Red/Purple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2</text:p>
          </table:table-cell>
          <table:table-cell office:value-type="string">
            <text:p>Red/Red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3</text:p>
          </table:table-cell>
          <table:table-cell office:value-type="string">
            <text:p>Red/Silver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4</text:p>
          </table:table-cell>
          <table:table-cell office:value-type="string">
            <text:p>Red/White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5</text:p>
          </table:table-cell>
          <table:table-cell office:value-type="string">
            <text:p>Red/Yellow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6</text:p>
          </table:table-cell>
          <table:table-cell office:value-type="string">
            <text:p>Red/Navy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127</text:p>
          </table:table-cell>
          <table:table-cell office:value-type="string">
            <text:p>Red/Transparent</text:p>
          </table:table-cell>
          <table:table-cell office:value-type="string">
            <text:p>10000</text:p>
          </table:table-cell>
          <table:table-cell office:value-type="string">
            <text:p>3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11</text:p>
          </table:table-cell>
          <table:table-cell office:value-type="string">
            <text:p>Silver/Black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12</text:p>
          </table:table-cell>
          <table:table-cell office:value-type="string">
            <text:p>Silver/Blue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13</text:p>
          </table:table-cell>
          <table:table-cell office:value-type="string">
            <text:p>Silver/Brown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14</text:p>
          </table:table-cell>
          <table:table-cell office:value-type="string">
            <text:p>Silver/Gold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15</text:p>
          </table:table-cell>
          <table:table-cell office:value-type="string">
            <text:p>Silver/Green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16</text:p>
          </table:table-cell>
          <table:table-cell office:value-type="string">
            <text:p>Silver/Grey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17</text:p>
          </table:table-cell>
          <table:table-cell office:value-type="string">
            <text:p>Silver/Multi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18</text:p>
          </table:table-cell>
          <table:table-cell office:value-type="string">
            <text:p>Silver/Neutral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19</text:p>
          </table:table-cell>
          <table:table-cell office:value-type="string">
            <text:p>Silver/Orange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20</text:p>
          </table:table-cell>
          <table:table-cell office:value-type="string">
            <text:p>Silver/Pink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21</text:p>
          </table:table-cell>
          <table:table-cell office:value-type="string">
            <text:p>Silver/Purple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22</text:p>
          </table:table-cell>
          <table:table-cell office:value-type="string">
            <text:p>Silver/Red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23</text:p>
          </table:table-cell>
          <table:table-cell office:value-type="string">
            <text:p>Silver/Silver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24</text:p>
          </table:table-cell>
          <table:table-cell office:value-type="string">
            <text:p>Silver/White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25</text:p>
          </table:table-cell>
          <table:table-cell office:value-type="string">
            <text:p>Silver/Yellow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26</text:p>
          </table:table-cell>
          <table:table-cell office:value-type="string">
            <text:p>Silver/Navy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227</text:p>
          </table:table-cell>
          <table:table-cell office:value-type="string">
            <text:p>Silver/Transparent</text:p>
          </table:table-cell>
          <table:table-cell office:value-type="string">
            <text:p>10000</text:p>
          </table:table-cell>
          <table:table-cell office:value-type="string">
            <text:p>3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11</text:p>
          </table:table-cell>
          <table:table-cell office:value-type="string">
            <text:p>White/Black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12</text:p>
          </table:table-cell>
          <table:table-cell office:value-type="string">
            <text:p>White/Blue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13</text:p>
          </table:table-cell>
          <table:table-cell office:value-type="string">
            <text:p>White/Brown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14</text:p>
          </table:table-cell>
          <table:table-cell office:value-type="string">
            <text:p>White/Gold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15</text:p>
          </table:table-cell>
          <table:table-cell office:value-type="string">
            <text:p>White/Green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16</text:p>
          </table:table-cell>
          <table:table-cell office:value-type="string">
            <text:p>White/Grey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17</text:p>
          </table:table-cell>
          <table:table-cell office:value-type="string">
            <text:p>White/Multi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18</text:p>
          </table:table-cell>
          <table:table-cell office:value-type="string">
            <text:p>White/Neutral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19</text:p>
          </table:table-cell>
          <table:table-cell office:value-type="string">
            <text:p>White/Orange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20</text:p>
          </table:table-cell>
          <table:table-cell office:value-type="string">
            <text:p>White/Pink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21</text:p>
          </table:table-cell>
          <table:table-cell office:value-type="string">
            <text:p>White/Purple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22</text:p>
          </table:table-cell>
          <table:table-cell office:value-type="string">
            <text:p>White/Red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23</text:p>
          </table:table-cell>
          <table:table-cell office:value-type="string">
            <text:p>White/Silver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24</text:p>
          </table:table-cell>
          <table:table-cell office:value-type="string">
            <text:p>White/White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25</text:p>
          </table:table-cell>
          <table:table-cell office:value-type="string">
            <text:p>White/Yellow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26</text:p>
          </table:table-cell>
          <table:table-cell office:value-type="string">
            <text:p>White/Navy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327</text:p>
          </table:table-cell>
          <table:table-cell office:value-type="string">
            <text:p>White/Transparent</text:p>
          </table:table-cell>
          <table:table-cell office:value-type="string">
            <text:p>10000</text:p>
          </table:table-cell>
          <table:table-cell office:value-type="string">
            <text:p>3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11</text:p>
          </table:table-cell>
          <table:table-cell office:value-type="string">
            <text:p>Yellow/Black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12</text:p>
          </table:table-cell>
          <table:table-cell office:value-type="string">
            <text:p>Yellow/Blue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13</text:p>
          </table:table-cell>
          <table:table-cell office:value-type="string">
            <text:p>Yellow/Brown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14</text:p>
          </table:table-cell>
          <table:table-cell office:value-type="string">
            <text:p>Yellow/Gold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15</text:p>
          </table:table-cell>
          <table:table-cell office:value-type="string">
            <text:p>Yellow/Green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16</text:p>
          </table:table-cell>
          <table:table-cell office:value-type="string">
            <text:p>Yellow/Grey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17</text:p>
          </table:table-cell>
          <table:table-cell office:value-type="string">
            <text:p>Yellow/Multi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18</text:p>
          </table:table-cell>
          <table:table-cell office:value-type="string">
            <text:p>Yellow/Neutral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26</text:p>
          </table:table-cell>
          <table:table-cell office:value-type="string">
            <text:p>25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27</text:p>
          </table:table-cell>
          <table:table-cell office:value-type="string">
            <text:p>30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628</text:p>
          </table:table-cell>
          <table:table-cell office:value-type="string">
            <text:p>3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01</text:p>
          </table:table-cell>
          <table:table-cell office:value-type="string">
            <text:p>10-24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02</text:p>
          </table:table-cell>
          <table:table-cell office:value-type="string">
            <text:p>10-4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03</text:p>
          </table:table-cell>
          <table:table-cell office:value-type="string">
            <text:p>10-4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04</text:p>
          </table:table-cell>
          <table:table-cell office:value-type="string">
            <text:p>11-21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05</text:p>
          </table:table-cell>
          <table:table-cell office:value-type="string">
            <text:p>11-23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06</text:p>
          </table:table-cell>
          <table:table-cell office:value-type="string">
            <text:p>11-2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07</text:p>
          </table:table-cell>
          <table:table-cell office:value-type="string">
            <text:p>11-26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08</text:p>
          </table:table-cell>
          <table:table-cell office:value-type="string">
            <text:p>11-27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09</text:p>
          </table:table-cell>
          <table:table-cell office:value-type="string">
            <text:p>11-2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10</text:p>
          </table:table-cell>
          <table:table-cell office:value-type="string">
            <text:p>11-29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11</text:p>
          </table:table-cell>
          <table:table-cell office:value-type="string">
            <text:p>11-3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12</text:p>
          </table:table-cell>
          <table:table-cell office:value-type="string">
            <text:p>11-3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13</text:p>
          </table:table-cell>
          <table:table-cell office:value-type="string">
            <text:p>11-34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14</text:p>
          </table:table-cell>
          <table:table-cell office:value-type="string">
            <text:p>11-36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15</text:p>
          </table:table-cell>
          <table:table-cell office:value-type="string">
            <text:p>11-4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16</text:p>
          </table:table-cell>
          <table:table-cell office:value-type="string">
            <text:p>11-4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17</text:p>
          </table:table-cell>
          <table:table-cell office:value-type="string">
            <text:p>12-21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18</text:p>
          </table:table-cell>
          <table:table-cell office:value-type="string">
            <text:p>12-23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19</text:p>
          </table:table-cell>
          <table:table-cell office:value-type="string">
            <text:p>12-2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20</text:p>
          </table:table-cell>
          <table:table-cell office:value-type="string">
            <text:p>12-26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21</text:p>
          </table:table-cell>
          <table:table-cell office:value-type="string">
            <text:p>12-27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22</text:p>
          </table:table-cell>
          <table:table-cell office:value-type="string">
            <text:p>12-2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23</text:p>
          </table:table-cell>
          <table:table-cell office:value-type="string">
            <text:p>12-29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24</text:p>
          </table:table-cell>
          <table:table-cell office:value-type="string">
            <text:p>12-3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25</text:p>
          </table:table-cell>
          <table:table-cell office:value-type="string">
            <text:p>12-3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26</text:p>
          </table:table-cell>
          <table:table-cell office:value-type="string">
            <text:p>13-23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27</text:p>
          </table:table-cell>
          <table:table-cell office:value-type="string">
            <text:p>13-2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28</text:p>
          </table:table-cell>
          <table:table-cell office:value-type="string">
            <text:p>13-26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29</text:p>
          </table:table-cell>
          <table:table-cell office:value-type="string">
            <text:p>13-2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30</text:p>
          </table:table-cell>
          <table:table-cell office:value-type="string">
            <text:p>13-29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31</text:p>
          </table:table-cell>
          <table:table-cell office:value-type="string">
            <text:p>14-2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32</text:p>
          </table:table-cell>
          <table:table-cell office:value-type="string">
            <text:p>14-2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33</text:p>
          </table:table-cell>
          <table:table-cell office:value-type="string">
            <text:p>16-27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34</text:p>
          </table:table-cell>
          <table:table-cell office:value-type="string">
            <text:p>10-5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35</text:p>
          </table:table-cell>
          <table:table-cell office:value-type="string">
            <text:p>11-46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736</text:p>
          </table:table-cell>
          <table:table-cell office:value-type="string">
            <text:p>10-44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01</text:p>
          </table:table-cell>
          <table:table-cell office:value-type="string">
            <text:p>9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02</text:p>
          </table:table-cell>
          <table:table-cell office:value-type="string">
            <text:p>10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03</text:p>
          </table:table-cell>
          <table:table-cell office:value-type="string">
            <text:p>11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04</text:p>
          </table:table-cell>
          <table:table-cell office:value-type="string">
            <text:p>1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05</text:p>
          </table:table-cell>
          <table:table-cell office:value-type="string">
            <text:p>13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06</text:p>
          </table:table-cell>
          <table:table-cell office:value-type="string">
            <text:p>14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07</text:p>
          </table:table-cell>
          <table:table-cell office:value-type="string">
            <text:p>15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08</text:p>
          </table:table-cell>
          <table:table-cell office:value-type="string">
            <text:p>1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09</text:p>
          </table:table-cell>
          <table:table-cell office:value-type="string">
            <text:p>17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10</text:p>
          </table:table-cell>
          <table:table-cell office:value-type="string">
            <text:p>1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11</text:p>
          </table:table-cell>
          <table:table-cell office:value-type="string">
            <text:p>19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12</text:p>
          </table:table-cell>
          <table:table-cell office:value-type="string">
            <text:p>20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13</text:p>
          </table:table-cell>
          <table:table-cell office:value-type="string">
            <text:p>21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14</text:p>
          </table:table-cell>
          <table:table-cell office:value-type="string">
            <text:p>2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15</text:p>
          </table:table-cell>
          <table:table-cell office:value-type="string">
            <text:p>24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16</text:p>
          </table:table-cell>
          <table:table-cell office:value-type="string">
            <text:p>2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17</text:p>
          </table:table-cell>
          <table:table-cell office:value-type="string">
            <text:p>26/2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18</text:p>
          </table:table-cell>
          <table:table-cell office:value-type="string">
            <text:p>27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19</text:p>
          </table:table-cell>
          <table:table-cell office:value-type="string">
            <text:p>2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20</text:p>
          </table:table-cell>
          <table:table-cell office:value-type="string">
            <text:p>30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21</text:p>
          </table:table-cell>
          <table:table-cell office:value-type="string">
            <text:p>30/2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22</text:p>
          </table:table-cell>
          <table:table-cell office:value-type="string">
            <text:p>3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23</text:p>
          </table:table-cell>
          <table:table-cell office:value-type="string">
            <text:p>33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24</text:p>
          </table:table-cell>
          <table:table-cell office:value-type="string">
            <text:p>34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25</text:p>
          </table:table-cell>
          <table:table-cell office:value-type="string">
            <text:p>34/24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26</text:p>
          </table:table-cell>
          <table:table-cell office:value-type="string">
            <text:p>34/30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27</text:p>
          </table:table-cell>
          <table:table-cell office:value-type="string">
            <text:p>34/3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28</text:p>
          </table:table-cell>
          <table:table-cell office:value-type="string">
            <text:p>35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29</text:p>
          </table:table-cell>
          <table:table-cell office:value-type="string">
            <text:p>3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30</text:p>
          </table:table-cell>
          <table:table-cell office:value-type="string">
            <text:p>36/2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31</text:p>
          </table:table-cell>
          <table:table-cell office:value-type="string">
            <text:p>36/24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32</text:p>
          </table:table-cell>
          <table:table-cell office:value-type="string">
            <text:p>36/2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33</text:p>
          </table:table-cell>
          <table:table-cell office:value-type="string">
            <text:p>36/2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34</text:p>
          </table:table-cell>
          <table:table-cell office:value-type="string">
            <text:p>36/3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35</text:p>
          </table:table-cell>
          <table:table-cell office:value-type="string">
            <text:p>37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36</text:p>
          </table:table-cell>
          <table:table-cell office:value-type="string">
            <text:p>3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37</text:p>
          </table:table-cell>
          <table:table-cell office:value-type="string">
            <text:p>38/24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38</text:p>
          </table:table-cell>
          <table:table-cell office:value-type="string">
            <text:p>38/25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39</text:p>
          </table:table-cell>
          <table:table-cell office:value-type="string">
            <text:p>38/2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40</text:p>
          </table:table-cell>
          <table:table-cell office:value-type="string">
            <text:p>38/2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41</text:p>
          </table:table-cell>
          <table:table-cell office:value-type="string">
            <text:p>38/34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42</text:p>
          </table:table-cell>
          <table:table-cell office:value-type="string">
            <text:p>38/3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43</text:p>
          </table:table-cell>
          <table:table-cell office:value-type="string">
            <text:p>39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44</text:p>
          </table:table-cell>
          <table:table-cell office:value-type="string">
            <text:p>39/2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45</text:p>
          </table:table-cell>
          <table:table-cell office:value-type="string">
            <text:p>40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46</text:p>
          </table:table-cell>
          <table:table-cell office:value-type="string">
            <text:p>40/2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47</text:p>
          </table:table-cell>
          <table:table-cell office:value-type="string">
            <text:p>40/2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48</text:p>
          </table:table-cell>
          <table:table-cell office:value-type="string">
            <text:p>40/3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49</text:p>
          </table:table-cell>
          <table:table-cell office:value-type="string">
            <text:p>40/3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50</text:p>
          </table:table-cell>
          <table:table-cell office:value-type="string">
            <text:p>41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51</text:p>
          </table:table-cell>
          <table:table-cell office:value-type="string">
            <text:p>4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52</text:p>
          </table:table-cell>
          <table:table-cell office:value-type="string">
            <text:p>42/27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53</text:p>
          </table:table-cell>
          <table:table-cell office:value-type="string">
            <text:p>3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54</text:p>
          </table:table-cell>
          <table:table-cell office:value-type="string">
            <text:p>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855</text:p>
          </table:table-cell>
          <table:table-cell office:value-type="string">
            <text:p>4.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901</text:p>
          </table:table-cell>
          <table:table-cell office:value-type="string">
            <text:p>700x18-23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902</text:p>
          </table:table-cell>
          <table:table-cell office:value-type="string">
            <text:p>700x20-2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903</text:p>
          </table:table-cell>
          <table:table-cell office:value-type="string">
            <text:p>700x25-3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904</text:p>
          </table:table-cell>
          <table:table-cell office:value-type="string">
            <text:p>700x25-3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905</text:p>
          </table:table-cell>
          <table:table-cell office:value-type="string">
            <text:p>700x28-3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906</text:p>
          </table:table-cell>
          <table:table-cell office:value-type="string">
            <text:p>700x28-4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907</text:p>
          </table:table-cell>
          <table:table-cell office:value-type="string">
            <text:p>700x38-4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908</text:p>
          </table:table-cell>
          <table:table-cell office:value-type="string">
            <text:p>26-28"x4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909</text:p>
          </table:table-cell>
          <table:table-cell office:value-type="string">
            <text:p>26-28"x5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24</text:p>
          </table:table-cell>
          <table:table-cell office:value-type="string">
            <text:p>30.9mm x 3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25</text:p>
          </table:table-cell>
          <table:table-cell office:value-type="string">
            <text:p>30.9mm x 35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26</text:p>
          </table:table-cell>
          <table:table-cell office:value-type="string">
            <text:p>30.9mm x 35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27</text:p>
          </table:table-cell>
          <table:table-cell office:value-type="string">
            <text:p>30.9mm x 36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28</text:p>
          </table:table-cell>
          <table:table-cell office:value-type="string">
            <text:p>30.9mm x 37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29</text:p>
          </table:table-cell>
          <table:table-cell office:value-type="string">
            <text:p>30.9mm x 3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30</text:p>
          </table:table-cell>
          <table:table-cell office:value-type="string">
            <text:p>30.9mm x 4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31</text:p>
          </table:table-cell>
          <table:table-cell office:value-type="string">
            <text:p>30.9mm x 4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32</text:p>
          </table:table-cell>
          <table:table-cell office:value-type="string">
            <text:p>30.9mm x 4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33</text:p>
          </table:table-cell>
          <table:table-cell office:value-type="string">
            <text:p>30.9mm x 42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34</text:p>
          </table:table-cell>
          <table:table-cell office:value-type="string">
            <text:p>30.9mm x 4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35</text:p>
          </table:table-cell>
          <table:table-cell office:value-type="string">
            <text:p>31.4mm x 4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36</text:p>
          </table:table-cell>
          <table:table-cell office:value-type="string">
            <text:p>31.6mm x 2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37</text:p>
          </table:table-cell>
          <table:table-cell office:value-type="string">
            <text:p>31.6mm x 2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38</text:p>
          </table:table-cell>
          <table:table-cell office:value-type="string">
            <text:p>31.6mm x 3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39</text:p>
          </table:table-cell>
          <table:table-cell office:value-type="string">
            <text:p>31.6mm x 3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40</text:p>
          </table:table-cell>
          <table:table-cell office:value-type="string">
            <text:p>31.6mm x 3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41</text:p>
          </table:table-cell>
          <table:table-cell office:value-type="string">
            <text:p>31.6mm x 3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42</text:p>
          </table:table-cell>
          <table:table-cell office:value-type="string">
            <text:p>31.6mm x 3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43</text:p>
          </table:table-cell>
          <table:table-cell office:value-type="string">
            <text:p>31.6mm x 3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44</text:p>
          </table:table-cell>
          <table:table-cell office:value-type="string">
            <text:p>31.6mm x 35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45</text:p>
          </table:table-cell>
          <table:table-cell office:value-type="string">
            <text:p>31.6mm x 35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46</text:p>
          </table:table-cell>
          <table:table-cell office:value-type="string">
            <text:p>31.6mm x 36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47</text:p>
          </table:table-cell>
          <table:table-cell office:value-type="string">
            <text:p>31.6mm x 37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48</text:p>
          </table:table-cell>
          <table:table-cell office:value-type="string">
            <text:p>31.6mm x 3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49</text:p>
          </table:table-cell>
          <table:table-cell office:value-type="string">
            <text:p>31.6mm x 4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50</text:p>
          </table:table-cell>
          <table:table-cell office:value-type="string">
            <text:p>31.6mm x 4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51</text:p>
          </table:table-cell>
          <table:table-cell office:value-type="string">
            <text:p>31.6mm x 4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52</text:p>
          </table:table-cell>
          <table:table-cell office:value-type="string">
            <text:p>31.6mm x 42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53</text:p>
          </table:table-cell>
          <table:table-cell office:value-type="string">
            <text:p>34.9mm x 4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54</text:p>
          </table:table-cell>
          <table:table-cell office:value-type="string">
            <text:p>31.6mm x 4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55</text:p>
          </table:table-cell>
          <table:table-cell office:value-type="string">
            <text:p>30.9mm x 39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56</text:p>
          </table:table-cell>
          <table:table-cell office:value-type="string">
            <text:p>30.9mm x 4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57</text:p>
          </table:table-cell>
          <table:table-cell office:value-type="string">
            <text:p>30.9mm x 4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58</text:p>
          </table:table-cell>
          <table:table-cell office:value-type="string">
            <text:p>31.6mm x 39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59</text:p>
          </table:table-cell>
          <table:table-cell office:value-type="string">
            <text:p>31.6mm x 4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60</text:p>
          </table:table-cell>
          <table:table-cell office:value-type="string">
            <text:p>34.9mm x 3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61</text:p>
          </table:table-cell>
          <table:table-cell office:value-type="string">
            <text:p>34.9mm x 39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62</text:p>
          </table:table-cell>
          <table:table-cell office:value-type="string">
            <text:p>34.9mm x 4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63</text:p>
          </table:table-cell>
          <table:table-cell office:value-type="string">
            <text:p>34.9mm x 4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64</text:p>
          </table:table-cell>
          <table:table-cell office:value-type="string">
            <text:p>30.9mm x 3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65</text:p>
          </table:table-cell>
          <table:table-cell office:value-type="string">
            <text:p>26.4mm x 4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66</text:p>
          </table:table-cell>
          <table:table-cell office:value-type="string">
            <text:p>26.8mm x 4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467</text:p>
          </table:table-cell>
          <table:table-cell office:value-type="string">
            <text:p>27.0mm x 4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01</text:p>
          </table:table-cell>
          <table:table-cell office:value-type="string">
            <text:p>25.4mm/26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02</text:p>
          </table:table-cell>
          <table:table-cell office:value-type="string">
            <text:p>25.4mm/26.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03</text:p>
          </table:table-cell>
          <table:table-cell office:value-type="string">
            <text:p>25.4mm/26.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04</text:p>
          </table:table-cell>
          <table:table-cell office:value-type="string">
            <text:p>25.4mm/26.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05</text:p>
          </table:table-cell>
          <table:table-cell office:value-type="string">
            <text:p>25.4mm/26.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06</text:p>
          </table:table-cell>
          <table:table-cell office:value-type="string">
            <text:p>25.4mm/27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07</text:p>
          </table:table-cell>
          <table:table-cell office:value-type="string">
            <text:p>25.4mm/27.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08</text:p>
          </table:table-cell>
          <table:table-cell office:value-type="string">
            <text:p>27.2mm/28.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09</text:p>
          </table:table-cell>
          <table:table-cell office:value-type="string">
            <text:p>27.2mm/29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10</text:p>
          </table:table-cell>
          <table:table-cell office:value-type="string">
            <text:p>27.2mm/29.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11</text:p>
          </table:table-cell>
          <table:table-cell office:value-type="string">
            <text:p>27.2mm/29.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12</text:p>
          </table:table-cell>
          <table:table-cell office:value-type="string">
            <text:p>27.2mm/29.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13</text:p>
          </table:table-cell>
          <table:table-cell office:value-type="string">
            <text:p>27.2mm/30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14</text:p>
          </table:table-cell>
          <table:table-cell office:value-type="string">
            <text:p>27.2mm/30.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15</text:p>
          </table:table-cell>
          <table:table-cell office:value-type="string">
            <text:p>27.2mm/30.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16</text:p>
          </table:table-cell>
          <table:table-cell office:value-type="string">
            <text:p>27.2mm/30.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17</text:p>
          </table:table-cell>
          <table:table-cell office:value-type="string">
            <text:p>27.2mm/31.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18</text:p>
          </table:table-cell>
          <table:table-cell office:value-type="string">
            <text:p>27.2mm/31.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19</text:p>
          </table:table-cell>
          <table:table-cell office:value-type="string">
            <text:p>30.9mm/31.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20</text:p>
          </table:table-cell>
          <table:table-cell office:value-type="string">
            <text:p>30.9mm/32.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21</text:p>
          </table:table-cell>
          <table:table-cell office:value-type="string">
            <text:p>30.9mm/34.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22</text:p>
          </table:table-cell>
          <table:table-cell office:value-type="string">
            <text:p>31.6mm/32.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523</text:p>
          </table:table-cell>
          <table:table-cell office:value-type="string">
            <text:p>31.6mm/34.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601</text:p>
          </table:table-cell>
          <table:table-cell office:value-type="string">
            <text:p>1"-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602</text:p>
          </table:table-cell>
          <table:table-cell office:value-type="string">
            <text:p>1 1/8"-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603</text:p>
          </table:table-cell>
          <table:table-cell office:value-type="string">
            <text:p>1 1/8"-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19</text:p>
          </table:table-cell>
          <table:table-cell office:value-type="string">
            <text:p>Yellow/Orange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20</text:p>
          </table:table-cell>
          <table:table-cell office:value-type="string">
            <text:p>Yellow/Pink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21</text:p>
          </table:table-cell>
          <table:table-cell office:value-type="string">
            <text:p>Yellow/Purple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22</text:p>
          </table:table-cell>
          <table:table-cell office:value-type="string">
            <text:p>Yellow/Red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23</text:p>
          </table:table-cell>
          <table:table-cell office:value-type="string">
            <text:p>Yellow/Silver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24</text:p>
          </table:table-cell>
          <table:table-cell office:value-type="string">
            <text:p>Yellow/White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25</text:p>
          </table:table-cell>
          <table:table-cell office:value-type="string">
            <text:p>Yellow/Yellow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26</text:p>
          </table:table-cell>
          <table:table-cell office:value-type="string">
            <text:p>Yellow/Navy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427</text:p>
          </table:table-cell>
          <table:table-cell office:value-type="string">
            <text:p>Yellow/Transparent</text:p>
          </table:table-cell>
          <table:table-cell office:value-type="string">
            <text:p>10000</text:p>
          </table:table-cell>
          <table:table-cell office:value-type="string">
            <text:p>3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11</text:p>
          </table:table-cell>
          <table:table-cell office:value-type="string">
            <text:p>Navy/Black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12</text:p>
          </table:table-cell>
          <table:table-cell office:value-type="string">
            <text:p>Navy/Blue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13</text:p>
          </table:table-cell>
          <table:table-cell office:value-type="string">
            <text:p>Navy/Brown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14</text:p>
          </table:table-cell>
          <table:table-cell office:value-type="string">
            <text:p>Navy/Gold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15</text:p>
          </table:table-cell>
          <table:table-cell office:value-type="string">
            <text:p>Navy/Green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16</text:p>
          </table:table-cell>
          <table:table-cell office:value-type="string">
            <text:p>Navy/Grey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17</text:p>
          </table:table-cell>
          <table:table-cell office:value-type="string">
            <text:p>Navy/Multi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18</text:p>
          </table:table-cell>
          <table:table-cell office:value-type="string">
            <text:p>Navy/Neutral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19</text:p>
          </table:table-cell>
          <table:table-cell office:value-type="string">
            <text:p>Navy/Orange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20</text:p>
          </table:table-cell>
          <table:table-cell office:value-type="string">
            <text:p>Navy/Pink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21</text:p>
          </table:table-cell>
          <table:table-cell office:value-type="string">
            <text:p>Navy/Purple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22</text:p>
          </table:table-cell>
          <table:table-cell office:value-type="string">
            <text:p>Navy/Red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3523</text:p>
          </table:table-cell>
          <table:table-cell office:value-type="string">
            <text:p>Navy/Silver</text:p>
          </table:table-cell>
          <table:table-cell office:value-type="string">
            <text:p>10000</text:p>
          </table:table-cell>
          <table:table-cell office:value-type="string">
            <text:p>3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11</text:p>
          </table:table-cell>
          <table:table-cell office:value-type="string">
            <text:p>Black</text:p>
          </table:table-cell>
          <table:table-cell office:value-type="string">
            <text:p>10000</text:p>
          </table:table-cell>
          <table:table-cell office:value-type="string">
            <text:p>1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12</text:p>
          </table:table-cell>
          <table:table-cell office:value-type="string">
            <text:p>Black 2</text:p>
          </table:table-cell>
          <table:table-cell office:value-type="string">
            <text:p>10000</text:p>
          </table:table-cell>
          <table:table-cell office:value-type="string">
            <text:p>1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13</text:p>
          </table:table-cell>
          <table:table-cell office:value-type="string">
            <text:p>Black 3</text:p>
          </table:table-cell>
          <table:table-cell office:value-type="string">
            <text:p>10000</text:p>
          </table:table-cell>
          <table:table-cell office:value-type="string">
            <text:p>1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14</text:p>
          </table:table-cell>
          <table:table-cell office:value-type="string">
            <text:p>Black 4</text:p>
          </table:table-cell>
          <table:table-cell office:value-type="string">
            <text:p>10000</text:p>
          </table:table-cell>
          <table:table-cell office:value-type="string">
            <text:p>1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15</text:p>
          </table:table-cell>
          <table:table-cell office:value-type="string">
            <text:p>Black 5</text:p>
          </table:table-cell>
          <table:table-cell office:value-type="string">
            <text:p>10000</text:p>
          </table:table-cell>
          <table:table-cell office:value-type="string">
            <text:p>1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16</text:p>
          </table:table-cell>
          <table:table-cell office:value-type="string">
            <text:p>Black 6</text:p>
          </table:table-cell>
          <table:table-cell office:value-type="string">
            <text:p>10000</text:p>
          </table:table-cell>
          <table:table-cell office:value-type="string">
            <text:p>10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21</text:p>
          </table:table-cell>
          <table:table-cell office:value-type="string">
            <text:p>Blue</text:p>
          </table:table-cell>
          <table:table-cell office:value-type="string">
            <text:p>10000</text:p>
          </table:table-cell>
          <table:table-cell office:value-type="string">
            <text:p>10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22</text:p>
          </table:table-cell>
          <table:table-cell office:value-type="string">
            <text:p>Blue 2</text:p>
          </table:table-cell>
          <table:table-cell office:value-type="string">
            <text:p>10000</text:p>
          </table:table-cell>
          <table:table-cell office:value-type="string">
            <text:p>10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23</text:p>
          </table:table-cell>
          <table:table-cell office:value-type="string">
            <text:p>Blue 3</text:p>
          </table:table-cell>
          <table:table-cell office:value-type="string">
            <text:p>10000</text:p>
          </table:table-cell>
          <table:table-cell office:value-type="string">
            <text:p>10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24</text:p>
          </table:table-cell>
          <table:table-cell office:value-type="string">
            <text:p>Blue 4</text:p>
          </table:table-cell>
          <table:table-cell office:value-type="string">
            <text:p>10000</text:p>
          </table:table-cell>
          <table:table-cell office:value-type="string">
            <text:p>10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25</text:p>
          </table:table-cell>
          <table:table-cell office:value-type="string">
            <text:p>Blue 5</text:p>
          </table:table-cell>
          <table:table-cell office:value-type="string">
            <text:p>10000</text:p>
          </table:table-cell>
          <table:table-cell office:value-type="string">
            <text:p>10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26</text:p>
          </table:table-cell>
          <table:table-cell office:value-type="string">
            <text:p>Blue 6</text:p>
          </table:table-cell>
          <table:table-cell office:value-type="string">
            <text:p>10000</text:p>
          </table:table-cell>
          <table:table-cell office:value-type="string">
            <text:p>10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31</text:p>
          </table:table-cell>
          <table:table-cell office:value-type="string">
            <text:p>Brown</text:p>
          </table:table-cell>
          <table:table-cell office:value-type="string">
            <text:p>10000</text:p>
          </table:table-cell>
          <table:table-cell office:value-type="string">
            <text:p>1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32</text:p>
          </table:table-cell>
          <table:table-cell office:value-type="string">
            <text:p>Brown 2</text:p>
          </table:table-cell>
          <table:table-cell office:value-type="string">
            <text:p>10000</text:p>
          </table:table-cell>
          <table:table-cell office:value-type="string">
            <text:p>1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33</text:p>
          </table:table-cell>
          <table:table-cell office:value-type="string">
            <text:p>Brown 3</text:p>
          </table:table-cell>
          <table:table-cell office:value-type="string">
            <text:p>10000</text:p>
          </table:table-cell>
          <table:table-cell office:value-type="string">
            <text:p>1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34</text:p>
          </table:table-cell>
          <table:table-cell office:value-type="string">
            <text:p>Brown 4</text:p>
          </table:table-cell>
          <table:table-cell office:value-type="string">
            <text:p>10000</text:p>
          </table:table-cell>
          <table:table-cell office:value-type="string">
            <text:p>1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35</text:p>
          </table:table-cell>
          <table:table-cell office:value-type="string">
            <text:p>Brown 5</text:p>
          </table:table-cell>
          <table:table-cell office:value-type="string">
            <text:p>10000</text:p>
          </table:table-cell>
          <table:table-cell office:value-type="string">
            <text:p>1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36</text:p>
          </table:table-cell>
          <table:table-cell office:value-type="string">
            <text:p>Brown 6</text:p>
          </table:table-cell>
          <table:table-cell office:value-type="string">
            <text:p>10000</text:p>
          </table:table-cell>
          <table:table-cell office:value-type="string">
            <text:p>10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41</text:p>
          </table:table-cell>
          <table:table-cell office:value-type="string">
            <text:p>Gold</text:p>
          </table:table-cell>
          <table:table-cell office:value-type="string">
            <text:p>10000</text:p>
          </table:table-cell>
          <table:table-cell office:value-type="string">
            <text:p>1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42</text:p>
          </table:table-cell>
          <table:table-cell office:value-type="string">
            <text:p>Gold 2</text:p>
          </table:table-cell>
          <table:table-cell office:value-type="string">
            <text:p>10000</text:p>
          </table:table-cell>
          <table:table-cell office:value-type="string">
            <text:p>1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43</text:p>
          </table:table-cell>
          <table:table-cell office:value-type="string">
            <text:p>Gold 3</text:p>
          </table:table-cell>
          <table:table-cell office:value-type="string">
            <text:p>10000</text:p>
          </table:table-cell>
          <table:table-cell office:value-type="string">
            <text:p>1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44</text:p>
          </table:table-cell>
          <table:table-cell office:value-type="string">
            <text:p>Gold 4</text:p>
          </table:table-cell>
          <table:table-cell office:value-type="string">
            <text:p>10000</text:p>
          </table:table-cell>
          <table:table-cell office:value-type="string">
            <text:p>1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45</text:p>
          </table:table-cell>
          <table:table-cell office:value-type="string">
            <text:p>Gold 5</text:p>
          </table:table-cell>
          <table:table-cell office:value-type="string">
            <text:p>10000</text:p>
          </table:table-cell>
          <table:table-cell office:value-type="string">
            <text:p>1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46</text:p>
          </table:table-cell>
          <table:table-cell office:value-type="string">
            <text:p>Gold 6</text:p>
          </table:table-cell>
          <table:table-cell office:value-type="string">
            <text:p>10000</text:p>
          </table:table-cell>
          <table:table-cell office:value-type="string">
            <text:p>10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51</text:p>
          </table:table-cell>
          <table:table-cell office:value-type="string">
            <text:p>Green</text:p>
          </table:table-cell>
          <table:table-cell office:value-type="string">
            <text:p>10000</text:p>
          </table:table-cell>
          <table:table-cell office:value-type="string">
            <text:p>1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52</text:p>
          </table:table-cell>
          <table:table-cell office:value-type="string">
            <text:p>Green 2</text:p>
          </table:table-cell>
          <table:table-cell office:value-type="string">
            <text:p>10000</text:p>
          </table:table-cell>
          <table:table-cell office:value-type="string">
            <text:p>1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53</text:p>
          </table:table-cell>
          <table:table-cell office:value-type="string">
            <text:p>Green 3</text:p>
          </table:table-cell>
          <table:table-cell office:value-type="string">
            <text:p>10000</text:p>
          </table:table-cell>
          <table:table-cell office:value-type="string">
            <text:p>1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54</text:p>
          </table:table-cell>
          <table:table-cell office:value-type="string">
            <text:p>Green 4</text:p>
          </table:table-cell>
          <table:table-cell office:value-type="string">
            <text:p>10000</text:p>
          </table:table-cell>
          <table:table-cell office:value-type="string">
            <text:p>1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55</text:p>
          </table:table-cell>
          <table:table-cell office:value-type="string">
            <text:p>Green 5</text:p>
          </table:table-cell>
          <table:table-cell office:value-type="string">
            <text:p>10000</text:p>
          </table:table-cell>
          <table:table-cell office:value-type="string">
            <text:p>1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56</text:p>
          </table:table-cell>
          <table:table-cell office:value-type="string">
            <text:p>Green 6</text:p>
          </table:table-cell>
          <table:table-cell office:value-type="string">
            <text:p>10000</text:p>
          </table:table-cell>
          <table:table-cell office:value-type="string">
            <text:p>10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61</text:p>
          </table:table-cell>
          <table:table-cell office:value-type="string">
            <text:p>Grey</text:p>
          </table:table-cell>
          <table:table-cell office:value-type="string">
            <text:p>10000</text:p>
          </table:table-cell>
          <table:table-cell office:value-type="string">
            <text:p>1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62</text:p>
          </table:table-cell>
          <table:table-cell office:value-type="string">
            <text:p>Grey 2</text:p>
          </table:table-cell>
          <table:table-cell office:value-type="string">
            <text:p>10000</text:p>
          </table:table-cell>
          <table:table-cell office:value-type="string">
            <text:p>1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63</text:p>
          </table:table-cell>
          <table:table-cell office:value-type="string">
            <text:p>Grey 3</text:p>
          </table:table-cell>
          <table:table-cell office:value-type="string">
            <text:p>10000</text:p>
          </table:table-cell>
          <table:table-cell office:value-type="string">
            <text:p>1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64</text:p>
          </table:table-cell>
          <table:table-cell office:value-type="string">
            <text:p>Grey 4</text:p>
          </table:table-cell>
          <table:table-cell office:value-type="string">
            <text:p>10000</text:p>
          </table:table-cell>
          <table:table-cell office:value-type="string">
            <text:p>1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65</text:p>
          </table:table-cell>
          <table:table-cell office:value-type="string">
            <text:p>Grey 5</text:p>
          </table:table-cell>
          <table:table-cell office:value-type="string">
            <text:p>10000</text:p>
          </table:table-cell>
          <table:table-cell office:value-type="string">
            <text:p>1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66</text:p>
          </table:table-cell>
          <table:table-cell office:value-type="string">
            <text:p>Grey 6</text:p>
          </table:table-cell>
          <table:table-cell office:value-type="string">
            <text:p>10000</text:p>
          </table:table-cell>
          <table:table-cell office:value-type="string">
            <text:p>10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71</text:p>
          </table:table-cell>
          <table:table-cell office:value-type="string">
            <text:p>Multi</text:p>
          </table:table-cell>
          <table:table-cell office:value-type="string">
            <text:p>10000</text:p>
          </table:table-cell>
          <table:table-cell office:value-type="string">
            <text:p>1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72</text:p>
          </table:table-cell>
          <table:table-cell office:value-type="string">
            <text:p>Multi 2</text:p>
          </table:table-cell>
          <table:table-cell office:value-type="string">
            <text:p>10000</text:p>
          </table:table-cell>
          <table:table-cell office:value-type="string">
            <text:p>1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73</text:p>
          </table:table-cell>
          <table:table-cell office:value-type="string">
            <text:p>Multi 3</text:p>
          </table:table-cell>
          <table:table-cell office:value-type="string">
            <text:p>10000</text:p>
          </table:table-cell>
          <table:table-cell office:value-type="string">
            <text:p>1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74</text:p>
          </table:table-cell>
          <table:table-cell office:value-type="string">
            <text:p>Multi 4</text:p>
          </table:table-cell>
          <table:table-cell office:value-type="string">
            <text:p>10000</text:p>
          </table:table-cell>
          <table:table-cell office:value-type="string">
            <text:p>1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75</text:p>
          </table:table-cell>
          <table:table-cell office:value-type="string">
            <text:p>Multi 5</text:p>
          </table:table-cell>
          <table:table-cell office:value-type="string">
            <text:p>10000</text:p>
          </table:table-cell>
          <table:table-cell office:value-type="string">
            <text:p>1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76</text:p>
          </table:table-cell>
          <table:table-cell office:value-type="string">
            <text:p>Multi 6</text:p>
          </table:table-cell>
          <table:table-cell office:value-type="string">
            <text:p>10000</text:p>
          </table:table-cell>
          <table:table-cell office:value-type="string">
            <text:p>10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81</text:p>
          </table:table-cell>
          <table:table-cell office:value-type="string">
            <text:p>Neutral</text:p>
          </table:table-cell>
          <table:table-cell office:value-type="string">
            <text:p>10000</text:p>
          </table:table-cell>
          <table:table-cell office:value-type="string">
            <text:p>10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82</text:p>
          </table:table-cell>
          <table:table-cell office:value-type="string">
            <text:p>Neutral 2</text:p>
          </table:table-cell>
          <table:table-cell office:value-type="string">
            <text:p>10000</text:p>
          </table:table-cell>
          <table:table-cell office:value-type="string">
            <text:p>10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83</text:p>
          </table:table-cell>
          <table:table-cell office:value-type="string">
            <text:p>Neutral 3</text:p>
          </table:table-cell>
          <table:table-cell office:value-type="string">
            <text:p>10000</text:p>
          </table:table-cell>
          <table:table-cell office:value-type="string">
            <text:p>10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84</text:p>
          </table:table-cell>
          <table:table-cell office:value-type="string">
            <text:p>Neutral 4</text:p>
          </table:table-cell>
          <table:table-cell office:value-type="string">
            <text:p>10000</text:p>
          </table:table-cell>
          <table:table-cell office:value-type="string">
            <text:p>10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85</text:p>
          </table:table-cell>
          <table:table-cell office:value-type="string">
            <text:p>Neutral 5</text:p>
          </table:table-cell>
          <table:table-cell office:value-type="string">
            <text:p>10000</text:p>
          </table:table-cell>
          <table:table-cell office:value-type="string">
            <text:p>10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86</text:p>
          </table:table-cell>
          <table:table-cell office:value-type="string">
            <text:p>Neutral 6</text:p>
          </table:table-cell>
          <table:table-cell office:value-type="string">
            <text:p>10000</text:p>
          </table:table-cell>
          <table:table-cell office:value-type="string">
            <text:p>10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91</text:p>
          </table:table-cell>
          <table:table-cell office:value-type="string">
            <text:p>Orange</text:p>
          </table:table-cell>
          <table:table-cell office:value-type="string">
            <text:p>10000</text:p>
          </table:table-cell>
          <table:table-cell office:value-type="string">
            <text:p>10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92</text:p>
          </table:table-cell>
          <table:table-cell office:value-type="string">
            <text:p>Orange 2</text:p>
          </table:table-cell>
          <table:table-cell office:value-type="string">
            <text:p>10000</text:p>
          </table:table-cell>
          <table:table-cell office:value-type="string">
            <text:p>10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93</text:p>
          </table:table-cell>
          <table:table-cell office:value-type="string">
            <text:p>Orange 3</text:p>
          </table:table-cell>
          <table:table-cell office:value-type="string">
            <text:p>10000</text:p>
          </table:table-cell>
          <table:table-cell office:value-type="string">
            <text:p>10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94</text:p>
          </table:table-cell>
          <table:table-cell office:value-type="string">
            <text:p>Orange 4</text:p>
          </table:table-cell>
          <table:table-cell office:value-type="string">
            <text:p>10000</text:p>
          </table:table-cell>
          <table:table-cell office:value-type="string">
            <text:p>10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95</text:p>
          </table:table-cell>
          <table:table-cell office:value-type="string">
            <text:p>Orange 5</text:p>
          </table:table-cell>
          <table:table-cell office:value-type="string">
            <text:p>10000</text:p>
          </table:table-cell>
          <table:table-cell office:value-type="string">
            <text:p>10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096</text:p>
          </table:table-cell>
          <table:table-cell office:value-type="string">
            <text:p>Orange 6</text:p>
          </table:table-cell>
          <table:table-cell office:value-type="string">
            <text:p>10000</text:p>
          </table:table-cell>
          <table:table-cell office:value-type="string">
            <text:p>109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11</text:p>
          </table:table-cell>
          <table:table-cell office:value-type="string">
            <text:p>Pink</text:p>
          </table:table-cell>
          <table:table-cell office:value-type="string">
            <text:p>10000</text:p>
          </table:table-cell>
          <table:table-cell office:value-type="string">
            <text:p>11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12</text:p>
          </table:table-cell>
          <table:table-cell office:value-type="string">
            <text:p>Pink 2</text:p>
          </table:table-cell>
          <table:table-cell office:value-type="string">
            <text:p>10000</text:p>
          </table:table-cell>
          <table:table-cell office:value-type="string">
            <text:p>11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13</text:p>
          </table:table-cell>
          <table:table-cell office:value-type="string">
            <text:p>Pink 3</text:p>
          </table:table-cell>
          <table:table-cell office:value-type="string">
            <text:p>10000</text:p>
          </table:table-cell>
          <table:table-cell office:value-type="string">
            <text:p>11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14</text:p>
          </table:table-cell>
          <table:table-cell office:value-type="string">
            <text:p>Pink 4</text:p>
          </table:table-cell>
          <table:table-cell office:value-type="string">
            <text:p>10000</text:p>
          </table:table-cell>
          <table:table-cell office:value-type="string">
            <text:p>11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15</text:p>
          </table:table-cell>
          <table:table-cell office:value-type="string">
            <text:p>Pink 5</text:p>
          </table:table-cell>
          <table:table-cell office:value-type="string">
            <text:p>10000</text:p>
          </table:table-cell>
          <table:table-cell office:value-type="string">
            <text:p>11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16</text:p>
          </table:table-cell>
          <table:table-cell office:value-type="string">
            <text:p>Pink 6</text:p>
          </table:table-cell>
          <table:table-cell office:value-type="string">
            <text:p>10000</text:p>
          </table:table-cell>
          <table:table-cell office:value-type="string">
            <text:p>11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21</text:p>
          </table:table-cell>
          <table:table-cell office:value-type="string">
            <text:p>Purple</text:p>
          </table:table-cell>
          <table:table-cell office:value-type="string">
            <text:p>10000</text:p>
          </table:table-cell>
          <table:table-cell office:value-type="string">
            <text:p>11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22</text:p>
          </table:table-cell>
          <table:table-cell office:value-type="string">
            <text:p>Purple 2</text:p>
          </table:table-cell>
          <table:table-cell office:value-type="string">
            <text:p>10000</text:p>
          </table:table-cell>
          <table:table-cell office:value-type="string">
            <text:p>11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23</text:p>
          </table:table-cell>
          <table:table-cell office:value-type="string">
            <text:p>Purple 3</text:p>
          </table:table-cell>
          <table:table-cell office:value-type="string">
            <text:p>10000</text:p>
          </table:table-cell>
          <table:table-cell office:value-type="string">
            <text:p>11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53</text:p>
          </table:table-cell>
          <table:table-cell office:value-type="string">
            <text:p>42/2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54</text:p>
          </table:table-cell>
          <table:table-cell office:value-type="string">
            <text:p>42/32/24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55</text:p>
          </table:table-cell>
          <table:table-cell office:value-type="string">
            <text:p>43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56</text:p>
          </table:table-cell>
          <table:table-cell office:value-type="string">
            <text:p>44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57</text:p>
          </table:table-cell>
          <table:table-cell office:value-type="string">
            <text:p>44/32/2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58</text:p>
          </table:table-cell>
          <table:table-cell office:value-type="string">
            <text:p>45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59</text:p>
          </table:table-cell>
          <table:table-cell office:value-type="string">
            <text:p>4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60</text:p>
          </table:table-cell>
          <table:table-cell office:value-type="string">
            <text:p>46/3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61</text:p>
          </table:table-cell>
          <table:table-cell office:value-type="string">
            <text:p>47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62</text:p>
          </table:table-cell>
          <table:table-cell office:value-type="string">
            <text:p>4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63</text:p>
          </table:table-cell>
          <table:table-cell office:value-type="string">
            <text:p>48/36/2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64</text:p>
          </table:table-cell>
          <table:table-cell office:value-type="string">
            <text:p>49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65</text:p>
          </table:table-cell>
          <table:table-cell office:value-type="string">
            <text:p>50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66</text:p>
          </table:table-cell>
          <table:table-cell office:value-type="string">
            <text:p>50/34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67</text:p>
          </table:table-cell>
          <table:table-cell office:value-type="string">
            <text:p>51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68</text:p>
          </table:table-cell>
          <table:table-cell office:value-type="string">
            <text:p>52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69</text:p>
          </table:table-cell>
          <table:table-cell office:value-type="string">
            <text:p>52/36/30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70</text:p>
          </table:table-cell>
          <table:table-cell office:value-type="string">
            <text:p>52/3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71</text:p>
          </table:table-cell>
          <table:table-cell office:value-type="string">
            <text:p>52/3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72</text:p>
          </table:table-cell>
          <table:table-cell office:value-type="string">
            <text:p>52/39/30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73</text:p>
          </table:table-cell>
          <table:table-cell office:value-type="string">
            <text:p>53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74</text:p>
          </table:table-cell>
          <table:table-cell office:value-type="string">
            <text:p>53/39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75</text:p>
          </table:table-cell>
          <table:table-cell office:value-type="string">
            <text:p>54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76</text:p>
          </table:table-cell>
          <table:table-cell office:value-type="string">
            <text:p>55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77</text:p>
          </table:table-cell>
          <table:table-cell office:value-type="string">
            <text:p>56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78</text:p>
          </table:table-cell>
          <table:table-cell office:value-type="string">
            <text:p>57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79</text:p>
          </table:table-cell>
          <table:table-cell office:value-type="string">
            <text:p>58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80</text:p>
          </table:table-cell>
          <table:table-cell office:value-type="string">
            <text:p>59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81</text:p>
          </table:table-cell>
          <table:table-cell office:value-type="string">
            <text:p>60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82</text:p>
          </table:table-cell>
          <table:table-cell office:value-type="string">
            <text:p>61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883</text:p>
          </table:table-cell>
          <table:table-cell office:value-type="string">
            <text:p>25T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901</text:p>
          </table:table-cell>
          <table:table-cell office:value-type="string">
            <text:p>104 Link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902</text:p>
          </table:table-cell>
          <table:table-cell office:value-type="string">
            <text:p>100 Link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903</text:p>
          </table:table-cell>
          <table:table-cell office:value-type="string">
            <text:p>110 Link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904</text:p>
          </table:table-cell>
          <table:table-cell office:value-type="string">
            <text:p>112 Link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905</text:p>
          </table:table-cell>
          <table:table-cell office:value-type="string">
            <text:p>114 Link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906</text:p>
          </table:table-cell>
          <table:table-cell office:value-type="string">
            <text:p>116 Link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0907</text:p>
          </table:table-cell>
          <table:table-cell office:value-type="string">
            <text:p>118 Link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01</text:p>
          </table:table-cell>
          <table:table-cell office:value-type="string">
            <text:p>14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02</text:p>
          </table:table-cell>
          <table:table-cell office:value-type="string">
            <text:p>16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03</text:p>
          </table:table-cell>
          <table:table-cell office:value-type="string">
            <text:p>18.0mm-19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04</text:p>
          </table:table-cell>
          <table:table-cell office:value-type="string">
            <text:p>20.0mm-32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05</text:p>
          </table:table-cell>
          <table:table-cell office:value-type="string">
            <text:p>21.0mm-22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06</text:p>
          </table:table-cell>
          <table:table-cell office:value-type="string">
            <text:p>22.2mm-25.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07</text:p>
          </table:table-cell>
          <table:table-cell office:value-type="string">
            <text:p>24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08</text:p>
          </table:table-cell>
          <table:table-cell office:value-type="string">
            <text:p>25.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09</text:p>
          </table:table-cell>
          <table:table-cell office:value-type="string">
            <text:p>26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10</text:p>
          </table:table-cell>
          <table:table-cell office:value-type="string">
            <text:p>26.0mm-29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11</text:p>
          </table:table-cell>
          <table:table-cell office:value-type="string">
            <text:p>27.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12</text:p>
          </table:table-cell>
          <table:table-cell office:value-type="string">
            <text:p>27.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13</text:p>
          </table:table-cell>
          <table:table-cell office:value-type="string">
            <text:p>28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14</text:p>
          </table:table-cell>
          <table:table-cell office:value-type="string">
            <text:p>28.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15</text:p>
          </table:table-cell>
          <table:table-cell office:value-type="string">
            <text:p>28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16</text:p>
          </table:table-cell>
          <table:table-cell office:value-type="string">
            <text:p>28.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17</text:p>
          </table:table-cell>
          <table:table-cell office:value-type="string">
            <text:p>28.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18</text:p>
          </table:table-cell>
          <table:table-cell office:value-type="string">
            <text:p>29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19</text:p>
          </table:table-cell>
          <table:table-cell office:value-type="string">
            <text:p>29.0mm-32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20</text:p>
          </table:table-cell>
          <table:table-cell office:value-type="string">
            <text:p>29.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21</text:p>
          </table:table-cell>
          <table:table-cell office:value-type="string">
            <text:p>29.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22</text:p>
          </table:table-cell>
          <table:table-cell office:value-type="string">
            <text:p>29.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23</text:p>
          </table:table-cell>
          <table:table-cell office:value-type="string">
            <text:p>29.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24</text:p>
          </table:table-cell>
          <table:table-cell office:value-type="string">
            <text:p>30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25</text:p>
          </table:table-cell>
          <table:table-cell office:value-type="string">
            <text:p>30.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26</text:p>
          </table:table-cell>
          <table:table-cell office:value-type="string">
            <text:p>30.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27</text:p>
          </table:table-cell>
          <table:table-cell office:value-type="string">
            <text:p>30.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28</text:p>
          </table:table-cell>
          <table:table-cell office:value-type="string">
            <text:p>30.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29</text:p>
          </table:table-cell>
          <table:table-cell office:value-type="string">
            <text:p>31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30</text:p>
          </table:table-cell>
          <table:table-cell office:value-type="string">
            <text:p>31.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31</text:p>
          </table:table-cell>
          <table:table-cell office:value-type="string">
            <text:p>31.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32</text:p>
          </table:table-cell>
          <table:table-cell office:value-type="string">
            <text:p>31.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33</text:p>
          </table:table-cell>
          <table:table-cell office:value-type="string">
            <text:p>32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34</text:p>
          </table:table-cell>
          <table:table-cell office:value-type="string">
            <text:p>32.0mm-35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35</text:p>
          </table:table-cell>
          <table:table-cell office:value-type="string">
            <text:p>32.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36</text:p>
          </table:table-cell>
          <table:table-cell office:value-type="string">
            <text:p>32.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37</text:p>
          </table:table-cell>
          <table:table-cell office:value-type="string">
            <text:p>32.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38</text:p>
          </table:table-cell>
          <table:table-cell office:value-type="string">
            <text:p>34.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39</text:p>
          </table:table-cell>
          <table:table-cell office:value-type="string">
            <text:p>34.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40</text:p>
          </table:table-cell>
          <table:table-cell office:value-type="string">
            <text:p>35.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41</text:p>
          </table:table-cell>
          <table:table-cell office:value-type="string">
            <text:p>35.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42</text:p>
          </table:table-cell>
          <table:table-cell office:value-type="string">
            <text:p>36.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43</text:p>
          </table:table-cell>
          <table:table-cell office:value-type="string">
            <text:p>38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44</text:p>
          </table:table-cell>
          <table:table-cell office:value-type="string">
            <text:p>Band-On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45</text:p>
          </table:table-cell>
          <table:table-cell office:value-type="string">
            <text:p>Band-On 28.6/31.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46</text:p>
          </table:table-cell>
          <table:table-cell office:value-type="string">
            <text:p>Band-On 28.6/34.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47</text:p>
          </table:table-cell>
          <table:table-cell office:value-type="string">
            <text:p>Band-On 28.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48</text:p>
          </table:table-cell>
          <table:table-cell office:value-type="string">
            <text:p>Band-On 31.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49</text:p>
          </table:table-cell>
          <table:table-cell office:value-type="string">
            <text:p>Band-On 31.8/34.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50</text:p>
          </table:table-cell>
          <table:table-cell office:value-type="string">
            <text:p>Band-On 34.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604</text:p>
          </table:table-cell>
          <table:table-cell office:value-type="string">
            <text:p>1 1/8"-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701</text:p>
          </table:table-cell>
          <table:table-cell office:value-type="string">
            <text:p>1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702</text:p>
          </table:table-cell>
          <table:table-cell office:value-type="string">
            <text:p>1 1/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703</text:p>
          </table:table-cell>
          <table:table-cell office:value-type="string">
            <text:p>1 1/8" - 1 1/2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704</text:p>
          </table:table-cell>
          <table:table-cell office:value-type="string">
            <text:p>1 - 1 1/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705</text:p>
          </table:table-cell>
          <table:table-cell office:value-type="string">
            <text:p>1 1/8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706</text:p>
          </table:table-cell>
          <table:table-cell office:value-type="string">
            <text:p>1 1/8" - 1 1/4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01</text:p>
          </table:table-cell>
          <table:table-cell office:value-type="string">
            <text:p>XX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02</text:p>
          </table:table-cell>
          <table:table-cell office:value-type="string">
            <text:p>X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03</text:p>
          </table:table-cell>
          <table:table-cell office:value-type="string">
            <text:p>S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04</text:p>
          </table:table-cell>
          <table:table-cell office:value-type="string">
            <text:p>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05</text:p>
          </table:table-cell>
          <table:table-cell office:value-type="string">
            <text:p>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06</text:p>
          </table:table-cell>
          <table:table-cell office:value-type="string">
            <text:p>X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07</text:p>
          </table:table-cell>
          <table:table-cell office:value-type="string">
            <text:p>XXL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08</text:p>
          </table:table-cell>
          <table:table-cell office:value-type="string">
            <text:p>One Size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09</text:p>
          </table:table-cell>
          <table:table-cell office:value-type="string">
            <text:p>Narrow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10</text:p>
          </table:table-cell>
          <table:table-cell office:value-type="string">
            <text:p>Wide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11</text:p>
          </table:table-cell>
          <table:table-cell office:value-type="string">
            <text:p>Long Cage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12</text:p>
          </table:table-cell>
          <table:table-cell office:value-type="string">
            <text:p>Medium Cage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13</text:p>
          </table:table-cell>
          <table:table-cell office:value-type="string">
            <text:p>Short Cage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2814</text:p>
          </table:table-cell>
          <table:table-cell office:value-type="string">
            <text:p>Regular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910</text:p>
          </table:table-cell>
          <table:table-cell office:value-type="string">
            <text:p>27.5-29"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10</text:p>
          </table:table-cell>
          <table:table-cell office:value-type="string">
            <text:p>32Tx12-5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11</text:p>
          </table:table-cell>
          <table:table-cell office:value-type="string">
            <text:p>34Tx11-4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12</text:p>
          </table:table-cell>
          <table:table-cell office:value-type="string">
            <text:p>34Tx11-4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13</text:p>
          </table:table-cell>
          <table:table-cell office:value-type="string">
            <text:p>34Tx12-4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14</text:p>
          </table:table-cell>
          <table:table-cell office:value-type="string">
            <text:p>34Tx12-4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15</text:p>
          </table:table-cell>
          <table:table-cell office:value-type="string">
            <text:p>34Tx12-5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16</text:p>
          </table:table-cell>
          <table:table-cell office:value-type="string">
            <text:p>36/26Tx11-4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17</text:p>
          </table:table-cell>
          <table:table-cell office:value-type="string">
            <text:p>36/26Tx11-4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18</text:p>
          </table:table-cell>
          <table:table-cell office:value-type="string">
            <text:p>36/26Tx12-4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19</text:p>
          </table:table-cell>
          <table:table-cell office:value-type="string">
            <text:p>36/26Tx12-4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20</text:p>
          </table:table-cell>
          <table:table-cell office:value-type="string">
            <text:p>36/26Tx12-5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21</text:p>
          </table:table-cell>
          <table:table-cell office:value-type="string">
            <text:p>50/34Tx11-2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22</text:p>
          </table:table-cell>
          <table:table-cell office:value-type="string">
            <text:p>50/34Tx11-2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23</text:p>
          </table:table-cell>
          <table:table-cell office:value-type="string">
            <text:p>50/34Tx11-3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24</text:p>
          </table:table-cell>
          <table:table-cell office:value-type="string">
            <text:p>50/34Tx12-2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25</text:p>
          </table:table-cell>
          <table:table-cell office:value-type="string">
            <text:p>50/34Tx12-27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26</text:p>
          </table:table-cell>
          <table:table-cell office:value-type="string">
            <text:p>50/34Tx12-2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27</text:p>
          </table:table-cell>
          <table:table-cell office:value-type="string">
            <text:p>50/34Tx12-29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28</text:p>
          </table:table-cell>
          <table:table-cell office:value-type="string">
            <text:p>50/34Tx12-3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29</text:p>
          </table:table-cell>
          <table:table-cell office:value-type="string">
            <text:p>52/36Tx11-2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30</text:p>
          </table:table-cell>
          <table:table-cell office:value-type="string">
            <text:p>52/36Tx11-2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31</text:p>
          </table:table-cell>
          <table:table-cell office:value-type="string">
            <text:p>52/36Tx11-3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32</text:p>
          </table:table-cell>
          <table:table-cell office:value-type="string">
            <text:p>52/36Tx12-2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33</text:p>
          </table:table-cell>
          <table:table-cell office:value-type="string">
            <text:p>52/36Tx12-27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34</text:p>
          </table:table-cell>
          <table:table-cell office:value-type="string">
            <text:p>52/36Tx12-2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35</text:p>
          </table:table-cell>
          <table:table-cell office:value-type="string">
            <text:p>52/36Tx12-29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36</text:p>
          </table:table-cell>
          <table:table-cell office:value-type="string">
            <text:p>52/36Tx12-3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37</text:p>
          </table:table-cell>
          <table:table-cell office:value-type="string">
            <text:p>53/39Tx11-2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38</text:p>
          </table:table-cell>
          <table:table-cell office:value-type="string">
            <text:p>53/39Tx11-2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39</text:p>
          </table:table-cell>
          <table:table-cell office:value-type="string">
            <text:p>53/39Tx11-3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40</text:p>
          </table:table-cell>
          <table:table-cell office:value-type="string">
            <text:p>53/39Tx12-25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41</text:p>
          </table:table-cell>
          <table:table-cell office:value-type="string">
            <text:p>53/39Tx12-27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42</text:p>
          </table:table-cell>
          <table:table-cell office:value-type="string">
            <text:p>53/39Tx12-28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43</text:p>
          </table:table-cell>
          <table:table-cell office:value-type="string">
            <text:p>53/39Tx12-29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44</text:p>
          </table:table-cell>
          <table:table-cell office:value-type="string">
            <text:p>53/39Tx12-32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45</text:p>
          </table:table-cell>
          <table:table-cell office:value-type="string">
            <text:p>50/34Tx11-3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3546</text:p>
          </table:table-cell>
          <table:table-cell office:value-type="string">
            <text:p>52/36Tx11-30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01</text:p>
          </table:table-cell>
          <table:table-cell office:value-type="string">
            <text:p>3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02</text:p>
          </table:table-cell>
          <table:table-cell office:value-type="string">
            <text:p>3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03</text:p>
          </table:table-cell>
          <table:table-cell office:value-type="string">
            <text:p>4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04</text:p>
          </table:table-cell>
          <table:table-cell office:value-type="string">
            <text:p>4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05</text:p>
          </table:table-cell>
          <table:table-cell office:value-type="string">
            <text:p>5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06</text:p>
          </table:table-cell>
          <table:table-cell office:value-type="string">
            <text:p>5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07</text:p>
          </table:table-cell>
          <table:table-cell office:value-type="string">
            <text:p>6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08</text:p>
          </table:table-cell>
          <table:table-cell office:value-type="string">
            <text:p>6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09</text:p>
          </table:table-cell>
          <table:table-cell office:value-type="string">
            <text:p>7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10</text:p>
          </table:table-cell>
          <table:table-cell office:value-type="string">
            <text:p>7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11</text:p>
          </table:table-cell>
          <table:table-cell office:value-type="string">
            <text:p>8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12</text:p>
          </table:table-cell>
          <table:table-cell office:value-type="string">
            <text:p>8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13</text:p>
          </table:table-cell>
          <table:table-cell office:value-type="string">
            <text:p>9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14</text:p>
          </table:table-cell>
          <table:table-cell office:value-type="string">
            <text:p>9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15</text:p>
          </table:table-cell>
          <table:table-cell office:value-type="string">
            <text:p>10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16</text:p>
          </table:table-cell>
          <table:table-cell office:value-type="string">
            <text:p>10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17</text:p>
          </table:table-cell>
          <table:table-cell office:value-type="string">
            <text:p>11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18</text:p>
          </table:table-cell>
          <table:table-cell office:value-type="string">
            <text:p>11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19</text:p>
          </table:table-cell>
          <table:table-cell office:value-type="string">
            <text:p>12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20</text:p>
          </table:table-cell>
          <table:table-cell office:value-type="string">
            <text:p>12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21</text:p>
          </table:table-cell>
          <table:table-cell office:value-type="string">
            <text:p>13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22</text:p>
          </table:table-cell>
          <table:table-cell office:value-type="string">
            <text:p>13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23</text:p>
          </table:table-cell>
          <table:table-cell office:value-type="string">
            <text:p>14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24</text:p>
          </table:table-cell>
          <table:table-cell office:value-type="string">
            <text:p>14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25</text:p>
          </table:table-cell>
          <table:table-cell office:value-type="string">
            <text:p>15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26</text:p>
          </table:table-cell>
          <table:table-cell office:value-type="string">
            <text:p>155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627</text:p>
          </table:table-cell>
          <table:table-cell office:value-type="string">
            <text:p>160mm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001</text:p>
          </table:table-cell>
          <table:table-cell office:value-type="string">
            <text:p>5 EUR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24</text:p>
          </table:table-cell>
          <table:table-cell office:value-type="string">
            <text:p>Purple 4</text:p>
          </table:table-cell>
          <table:table-cell office:value-type="string">
            <text:p>10000</text:p>
          </table:table-cell>
          <table:table-cell office:value-type="string">
            <text:p>11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25</text:p>
          </table:table-cell>
          <table:table-cell office:value-type="string">
            <text:p>Purple 5</text:p>
          </table:table-cell>
          <table:table-cell office:value-type="string">
            <text:p>10000</text:p>
          </table:table-cell>
          <table:table-cell office:value-type="string">
            <text:p>11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26</text:p>
          </table:table-cell>
          <table:table-cell office:value-type="string">
            <text:p>Purple 6</text:p>
          </table:table-cell>
          <table:table-cell office:value-type="string">
            <text:p>10000</text:p>
          </table:table-cell>
          <table:table-cell office:value-type="string">
            <text:p>11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31</text:p>
          </table:table-cell>
          <table:table-cell office:value-type="string">
            <text:p>Red</text:p>
          </table:table-cell>
          <table:table-cell office:value-type="string">
            <text:p>10000</text:p>
          </table:table-cell>
          <table:table-cell office:value-type="string">
            <text:p>11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32</text:p>
          </table:table-cell>
          <table:table-cell office:value-type="string">
            <text:p>Red 2</text:p>
          </table:table-cell>
          <table:table-cell office:value-type="string">
            <text:p>10000</text:p>
          </table:table-cell>
          <table:table-cell office:value-type="string">
            <text:p>11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33</text:p>
          </table:table-cell>
          <table:table-cell office:value-type="string">
            <text:p>Red 3</text:p>
          </table:table-cell>
          <table:table-cell office:value-type="string">
            <text:p>10000</text:p>
          </table:table-cell>
          <table:table-cell office:value-type="string">
            <text:p>11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34</text:p>
          </table:table-cell>
          <table:table-cell office:value-type="string">
            <text:p>Red 4</text:p>
          </table:table-cell>
          <table:table-cell office:value-type="string">
            <text:p>10000</text:p>
          </table:table-cell>
          <table:table-cell office:value-type="string">
            <text:p>11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35</text:p>
          </table:table-cell>
          <table:table-cell office:value-type="string">
            <text:p>Red 5</text:p>
          </table:table-cell>
          <table:table-cell office:value-type="string">
            <text:p>10000</text:p>
          </table:table-cell>
          <table:table-cell office:value-type="string">
            <text:p>11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36</text:p>
          </table:table-cell>
          <table:table-cell office:value-type="string">
            <text:p>Red 6</text:p>
          </table:table-cell>
          <table:table-cell office:value-type="string">
            <text:p>10000</text:p>
          </table:table-cell>
          <table:table-cell office:value-type="string">
            <text:p>113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41</text:p>
          </table:table-cell>
          <table:table-cell office:value-type="string">
            <text:p>Silver</text:p>
          </table:table-cell>
          <table:table-cell office:value-type="string">
            <text:p>10000</text:p>
          </table:table-cell>
          <table:table-cell office:value-type="string">
            <text:p>11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42</text:p>
          </table:table-cell>
          <table:table-cell office:value-type="string">
            <text:p>Silver 2</text:p>
          </table:table-cell>
          <table:table-cell office:value-type="string">
            <text:p>10000</text:p>
          </table:table-cell>
          <table:table-cell office:value-type="string">
            <text:p>11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43</text:p>
          </table:table-cell>
          <table:table-cell office:value-type="string">
            <text:p>Silver 3</text:p>
          </table:table-cell>
          <table:table-cell office:value-type="string">
            <text:p>10000</text:p>
          </table:table-cell>
          <table:table-cell office:value-type="string">
            <text:p>11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44</text:p>
          </table:table-cell>
          <table:table-cell office:value-type="string">
            <text:p>Silver 4</text:p>
          </table:table-cell>
          <table:table-cell office:value-type="string">
            <text:p>10000</text:p>
          </table:table-cell>
          <table:table-cell office:value-type="string">
            <text:p>11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45</text:p>
          </table:table-cell>
          <table:table-cell office:value-type="string">
            <text:p>Silver 5</text:p>
          </table:table-cell>
          <table:table-cell office:value-type="string">
            <text:p>10000</text:p>
          </table:table-cell>
          <table:table-cell office:value-type="string">
            <text:p>11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46</text:p>
          </table:table-cell>
          <table:table-cell office:value-type="string">
            <text:p>Silver 6</text:p>
          </table:table-cell>
          <table:table-cell office:value-type="string">
            <text:p>10000</text:p>
          </table:table-cell>
          <table:table-cell office:value-type="string">
            <text:p>114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51</text:p>
          </table:table-cell>
          <table:table-cell office:value-type="string">
            <text:p>White</text:p>
          </table:table-cell>
          <table:table-cell office:value-type="string">
            <text:p>10000</text:p>
          </table:table-cell>
          <table:table-cell office:value-type="string">
            <text:p>11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52</text:p>
          </table:table-cell>
          <table:table-cell office:value-type="string">
            <text:p>White 2</text:p>
          </table:table-cell>
          <table:table-cell office:value-type="string">
            <text:p>10000</text:p>
          </table:table-cell>
          <table:table-cell office:value-type="string">
            <text:p>11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53</text:p>
          </table:table-cell>
          <table:table-cell office:value-type="string">
            <text:p>White 3</text:p>
          </table:table-cell>
          <table:table-cell office:value-type="string">
            <text:p>10000</text:p>
          </table:table-cell>
          <table:table-cell office:value-type="string">
            <text:p>11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54</text:p>
          </table:table-cell>
          <table:table-cell office:value-type="string">
            <text:p>White 4</text:p>
          </table:table-cell>
          <table:table-cell office:value-type="string">
            <text:p>10000</text:p>
          </table:table-cell>
          <table:table-cell office:value-type="string">
            <text:p>11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55</text:p>
          </table:table-cell>
          <table:table-cell office:value-type="string">
            <text:p>White 5</text:p>
          </table:table-cell>
          <table:table-cell office:value-type="string">
            <text:p>10000</text:p>
          </table:table-cell>
          <table:table-cell office:value-type="string">
            <text:p>11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56</text:p>
          </table:table-cell>
          <table:table-cell office:value-type="string">
            <text:p>White 6</text:p>
          </table:table-cell>
          <table:table-cell office:value-type="string">
            <text:p>10000</text:p>
          </table:table-cell>
          <table:table-cell office:value-type="string">
            <text:p>115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61</text:p>
          </table:table-cell>
          <table:table-cell office:value-type="string">
            <text:p>Yellow</text:p>
          </table:table-cell>
          <table:table-cell office:value-type="string">
            <text:p>10000</text:p>
          </table:table-cell>
          <table:table-cell office:value-type="string">
            <text:p>11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62</text:p>
          </table:table-cell>
          <table:table-cell office:value-type="string">
            <text:p>Yellow 2</text:p>
          </table:table-cell>
          <table:table-cell office:value-type="string">
            <text:p>10000</text:p>
          </table:table-cell>
          <table:table-cell office:value-type="string">
            <text:p>11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63</text:p>
          </table:table-cell>
          <table:table-cell office:value-type="string">
            <text:p>Yellow 3</text:p>
          </table:table-cell>
          <table:table-cell office:value-type="string">
            <text:p>10000</text:p>
          </table:table-cell>
          <table:table-cell office:value-type="string">
            <text:p>11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64</text:p>
          </table:table-cell>
          <table:table-cell office:value-type="string">
            <text:p>Yellow 4</text:p>
          </table:table-cell>
          <table:table-cell office:value-type="string">
            <text:p>10000</text:p>
          </table:table-cell>
          <table:table-cell office:value-type="string">
            <text:p>11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65</text:p>
          </table:table-cell>
          <table:table-cell office:value-type="string">
            <text:p>Yellow 5</text:p>
          </table:table-cell>
          <table:table-cell office:value-type="string">
            <text:p>10000</text:p>
          </table:table-cell>
          <table:table-cell office:value-type="string">
            <text:p>11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66</text:p>
          </table:table-cell>
          <table:table-cell office:value-type="string">
            <text:p>Yellow 6</text:p>
          </table:table-cell>
          <table:table-cell office:value-type="string">
            <text:p>10000</text:p>
          </table:table-cell>
          <table:table-cell office:value-type="string">
            <text:p>116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71</text:p>
          </table:table-cell>
          <table:table-cell office:value-type="string">
            <text:p>Navy</text:p>
          </table:table-cell>
          <table:table-cell office:value-type="string">
            <text:p>10000</text:p>
          </table:table-cell>
          <table:table-cell office:value-type="string">
            <text:p>11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72</text:p>
          </table:table-cell>
          <table:table-cell office:value-type="string">
            <text:p>Navy 2</text:p>
          </table:table-cell>
          <table:table-cell office:value-type="string">
            <text:p>10000</text:p>
          </table:table-cell>
          <table:table-cell office:value-type="string">
            <text:p>11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73</text:p>
          </table:table-cell>
          <table:table-cell office:value-type="string">
            <text:p>Navy 3</text:p>
          </table:table-cell>
          <table:table-cell office:value-type="string">
            <text:p>10000</text:p>
          </table:table-cell>
          <table:table-cell office:value-type="string">
            <text:p>11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74</text:p>
          </table:table-cell>
          <table:table-cell office:value-type="string">
            <text:p>Navy 4</text:p>
          </table:table-cell>
          <table:table-cell office:value-type="string">
            <text:p>10000</text:p>
          </table:table-cell>
          <table:table-cell office:value-type="string">
            <text:p>11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75</text:p>
          </table:table-cell>
          <table:table-cell office:value-type="string">
            <text:p>Navy 5</text:p>
          </table:table-cell>
          <table:table-cell office:value-type="string">
            <text:p>10000</text:p>
          </table:table-cell>
          <table:table-cell office:value-type="string">
            <text:p>11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76</text:p>
          </table:table-cell>
          <table:table-cell office:value-type="string">
            <text:p>Navy 6</text:p>
          </table:table-cell>
          <table:table-cell office:value-type="string">
            <text:p>10000</text:p>
          </table:table-cell>
          <table:table-cell office:value-type="string">
            <text:p>117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81</text:p>
          </table:table-cell>
          <table:table-cell office:value-type="string">
            <text:p>Transparent</text:p>
          </table:table-cell>
          <table:table-cell office:value-type="string">
            <text:p>10000</text:p>
          </table:table-cell>
          <table:table-cell office:value-type="string">
            <text:p>11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82</text:p>
          </table:table-cell>
          <table:table-cell office:value-type="string">
            <text:p>Transparent 2</text:p>
          </table:table-cell>
          <table:table-cell office:value-type="string">
            <text:p>10000</text:p>
          </table:table-cell>
          <table:table-cell office:value-type="string">
            <text:p>11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83</text:p>
          </table:table-cell>
          <table:table-cell office:value-type="string">
            <text:p>Transparent 3</text:p>
          </table:table-cell>
          <table:table-cell office:value-type="string">
            <text:p>10000</text:p>
          </table:table-cell>
          <table:table-cell office:value-type="string">
            <text:p>11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84</text:p>
          </table:table-cell>
          <table:table-cell office:value-type="string">
            <text:p>Transparent 4</text:p>
          </table:table-cell>
          <table:table-cell office:value-type="string">
            <text:p>10000</text:p>
          </table:table-cell>
          <table:table-cell office:value-type="string">
            <text:p>11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85</text:p>
          </table:table-cell>
          <table:table-cell office:value-type="string">
            <text:p>Transparent 5</text:p>
          </table:table-cell>
          <table:table-cell office:value-type="string">
            <text:p>10000</text:p>
          </table:table-cell>
          <table:table-cell office:value-type="string">
            <text:p>11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1186</text:p>
          </table:table-cell>
          <table:table-cell office:value-type="string">
            <text:p>Transparent 6</text:p>
          </table:table-cell>
          <table:table-cell office:value-type="string">
            <text:p>10000</text:p>
          </table:table-cell>
          <table:table-cell office:value-type="string">
            <text:p>118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1</text:p>
          </table:table-cell>
          <table:table-cell office:value-type="string">
            <text:p>Black/Black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2</text:p>
          </table:table-cell>
          <table:table-cell office:value-type="string">
            <text:p>Black/Blue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3</text:p>
          </table:table-cell>
          <table:table-cell office:value-type="string">
            <text:p>Black/Brown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4</text:p>
          </table:table-cell>
          <table:table-cell office:value-type="string">
            <text:p>Black/Gold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5</text:p>
          </table:table-cell>
          <table:table-cell office:value-type="string">
            <text:p>Black/Green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6</text:p>
          </table:table-cell>
          <table:table-cell office:value-type="string">
            <text:p>Black/Grey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7</text:p>
          </table:table-cell>
          <table:table-cell office:value-type="string">
            <text:p>Black/Multi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8</text:p>
          </table:table-cell>
          <table:table-cell office:value-type="string">
            <text:p>Black/Neutral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19</text:p>
          </table:table-cell>
          <table:table-cell office:value-type="string">
            <text:p>Black/Orange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0</text:p>
          </table:table-cell>
          <table:table-cell office:value-type="string">
            <text:p>Black/Pink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1</text:p>
          </table:table-cell>
          <table:table-cell office:value-type="string">
            <text:p>Black/Purple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2</text:p>
          </table:table-cell>
          <table:table-cell office:value-type="string">
            <text:p>Black/Red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3</text:p>
          </table:table-cell>
          <table:table-cell office:value-type="string">
            <text:p>Black/Silver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4</text:p>
          </table:table-cell>
          <table:table-cell office:value-type="string">
            <text:p>Black/White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5</text:p>
          </table:table-cell>
          <table:table-cell office:value-type="string">
            <text:p>Black/Yellow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6</text:p>
          </table:table-cell>
          <table:table-cell office:value-type="string">
            <text:p>Black/Navy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027</text:p>
          </table:table-cell>
          <table:table-cell office:value-type="string">
            <text:p>Black/Transparent</text:p>
          </table:table-cell>
          <table:table-cell office:value-type="string">
            <text:p>10000</text:p>
          </table:table-cell>
          <table:table-cell office:value-type="string">
            <text:p>20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1</text:p>
          </table:table-cell>
          <table:table-cell office:value-type="string">
            <text:p>Blue/Black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2</text:p>
          </table:table-cell>
          <table:table-cell office:value-type="string">
            <text:p>Blue/Blue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3</text:p>
          </table:table-cell>
          <table:table-cell office:value-type="string">
            <text:p>Blue/Brown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4</text:p>
          </table:table-cell>
          <table:table-cell office:value-type="string">
            <text:p>Blue/Gold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5</text:p>
          </table:table-cell>
          <table:table-cell office:value-type="string">
            <text:p>Blue/Green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6</text:p>
          </table:table-cell>
          <table:table-cell office:value-type="string">
            <text:p>Blue/Grey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7</text:p>
          </table:table-cell>
          <table:table-cell office:value-type="string">
            <text:p>Blue/Multi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8</text:p>
          </table:table-cell>
          <table:table-cell office:value-type="string">
            <text:p>Blue/Neutral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19</text:p>
          </table:table-cell>
          <table:table-cell office:value-type="string">
            <text:p>Blue/Orange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20</text:p>
          </table:table-cell>
          <table:table-cell office:value-type="string">
            <text:p>Blue/Pink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21</text:p>
          </table:table-cell>
          <table:table-cell office:value-type="string">
            <text:p>Blue/Purple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22</text:p>
          </table:table-cell>
          <table:table-cell office:value-type="string">
            <text:p>Blue/Red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23</text:p>
          </table:table-cell>
          <table:table-cell office:value-type="string">
            <text:p>Blue/Silver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24</text:p>
          </table:table-cell>
          <table:table-cell office:value-type="string">
            <text:p>Blue/White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25</text:p>
          </table:table-cell>
          <table:table-cell office:value-type="string">
            <text:p>Blue/Yellow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26</text:p>
          </table:table-cell>
          <table:table-cell office:value-type="string">
            <text:p>Blue/Navy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127</text:p>
          </table:table-cell>
          <table:table-cell office:value-type="string">
            <text:p>Blue/Transparent</text:p>
          </table:table-cell>
          <table:table-cell office:value-type="string">
            <text:p>10000</text:p>
          </table:table-cell>
          <table:table-cell office:value-type="string">
            <text:p>21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1</text:p>
          </table:table-cell>
          <table:table-cell office:value-type="string">
            <text:p>Brown/Black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2</text:p>
          </table:table-cell>
          <table:table-cell office:value-type="string">
            <text:p>Brown/Blue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3</text:p>
          </table:table-cell>
          <table:table-cell office:value-type="string">
            <text:p>Brown/Brown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4</text:p>
          </table:table-cell>
          <table:table-cell office:value-type="string">
            <text:p>Brown/Gold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5</text:p>
          </table:table-cell>
          <table:table-cell office:value-type="string">
            <text:p>Brown/Green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6</text:p>
          </table:table-cell>
          <table:table-cell office:value-type="string">
            <text:p>Brown/Grey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7</text:p>
          </table:table-cell>
          <table:table-cell office:value-type="string">
            <text:p>Brown/Multi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8</text:p>
          </table:table-cell>
          <table:table-cell office:value-type="string">
            <text:p>Brown/Neutral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9</text:p>
          </table:table-cell>
          <table:table-cell office:value-type="string">
            <text:p>Brown/Orange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0</text:p>
          </table:table-cell>
          <table:table-cell office:value-type="string">
            <text:p>Brown/Pink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1</text:p>
          </table:table-cell>
          <table:table-cell office:value-type="string">
            <text:p>Brown/Purple</text:p>
          </table:table-cell>
          <table:table-cell office:value-type="string">
            <text:p>10000</text:p>
          </table:table-cell>
          <table:table-cell office:value-type="string">
            <text:p>22</text:p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51</text:p>
          </table:table-cell>
          <table:table-cell office:value-type="string">
            <text:p>Braze-On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052</text:p>
          </table:table-cell>
          <table:table-cell office:value-type="string">
            <text:p>23.5mm-27.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101</text:p>
          </table:table-cell>
          <table:table-cell office:value-type="string">
            <text:p>1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102</text:p>
          </table:table-cell>
          <table:table-cell office:value-type="string">
            <text:p>14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103</text:p>
          </table:table-cell>
          <table:table-cell office:value-type="string">
            <text:p>1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104</text:p>
          </table:table-cell>
          <table:table-cell office:value-type="string">
            <text:p>162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105</text:p>
          </table:table-cell>
          <table:table-cell office:value-type="string">
            <text:p>16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106</text:p>
          </table:table-cell>
          <table:table-cell office:value-type="string">
            <text:p>167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107</text:p>
          </table:table-cell>
          <table:table-cell office:value-type="string">
            <text:p>1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108</text:p>
          </table:table-cell>
          <table:table-cell office:value-type="string">
            <text:p>172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109</text:p>
          </table:table-cell>
          <table:table-cell office:value-type="string">
            <text:p>17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110</text:p>
          </table:table-cell>
          <table:table-cell office:value-type="string">
            <text:p>177.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111</text:p>
          </table:table-cell>
          <table:table-cell office:value-type="string">
            <text:p>1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201</text:p>
          </table:table-cell>
          <table:table-cell office:value-type="string">
            <text:p>1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202</text:p>
          </table:table-cell>
          <table:table-cell office:value-type="string">
            <text:p>16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203</text:p>
          </table:table-cell>
          <table:table-cell office:value-type="string">
            <text:p>1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204</text:p>
          </table:table-cell>
          <table:table-cell office:value-type="string">
            <text:p>18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205</text:p>
          </table:table-cell>
          <table:table-cell office:value-type="string">
            <text:p>2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206</text:p>
          </table:table-cell>
          <table:table-cell office:value-type="string">
            <text:p>18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207</text:p>
          </table:table-cell>
          <table:table-cell office:value-type="string">
            <text:p>18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208</text:p>
          </table:table-cell>
          <table:table-cell office:value-type="string">
            <text:p>20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301</text:p>
          </table:table-cell>
          <table:table-cell office:value-type="string">
            <text:p>30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302</text:p>
          </table:table-cell>
          <table:table-cell office:value-type="string">
            <text:p>35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303</text:p>
          </table:table-cell>
          <table:table-cell office:value-type="string">
            <text:p>37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304</text:p>
          </table:table-cell>
          <table:table-cell office:value-type="string">
            <text:p>38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305</text:p>
          </table:table-cell>
          <table:table-cell office:value-type="string">
            <text:p>40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306</text:p>
          </table:table-cell>
          <table:table-cell office:value-type="string">
            <text:p>42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307</text:p>
          </table:table-cell>
          <table:table-cell office:value-type="string">
            <text:p>44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308</text:p>
          </table:table-cell>
          <table:table-cell office:value-type="string">
            <text:p>46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309</text:p>
          </table:table-cell>
          <table:table-cell office:value-type="string">
            <text:p>48c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01</text:p>
          </table:table-cell>
          <table:table-cell office:value-type="string">
            <text:p>42cmx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02</text:p>
          </table:table-cell>
          <table:table-cell office:value-type="string">
            <text:p>42cmx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03</text:p>
          </table:table-cell>
          <table:table-cell office:value-type="string">
            <text:p>46cmx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04</text:p>
          </table:table-cell>
          <table:table-cell office:value-type="string">
            <text:p>56cmx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05</text:p>
          </table:table-cell>
          <table:table-cell office:value-type="string">
            <text:p>56cmx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06</text:p>
          </table:table-cell>
          <table:table-cell office:value-type="string">
            <text:p>58cmx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07</text:p>
          </table:table-cell>
          <table:table-cell office:value-type="string">
            <text:p>60cmx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08</text:p>
          </table:table-cell>
          <table:table-cell office:value-type="string">
            <text:p>68cmx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09</text:p>
          </table:table-cell>
          <table:table-cell office:value-type="string">
            <text:p>68cmx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10</text:p>
          </table:table-cell>
          <table:table-cell office:value-type="string">
            <text:p>68.5cmx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11</text:p>
          </table:table-cell>
          <table:table-cell office:value-type="string">
            <text:p>68.5cmx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12</text:p>
          </table:table-cell>
          <table:table-cell office:value-type="string">
            <text:p>70cmx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13</text:p>
          </table:table-cell>
          <table:table-cell office:value-type="string">
            <text:p>71cmx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14</text:p>
          </table:table-cell>
          <table:table-cell office:value-type="string">
            <text:p>71cmx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15</text:p>
          </table:table-cell>
          <table:table-cell office:value-type="string">
            <text:p>71cmx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16</text:p>
          </table:table-cell>
          <table:table-cell office:value-type="string">
            <text:p>71cmx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17</text:p>
          </table:table-cell>
          <table:table-cell office:value-type="string">
            <text:p>71cmx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18</text:p>
          </table:table-cell>
          <table:table-cell office:value-type="string">
            <text:p>72cmx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19</text:p>
          </table:table-cell>
          <table:table-cell office:value-type="string">
            <text:p>72cmx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20</text:p>
          </table:table-cell>
          <table:table-cell office:value-type="string">
            <text:p>72cmx1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21</text:p>
          </table:table-cell>
          <table:table-cell office:value-type="string">
            <text:p>72cmx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22</text:p>
          </table:table-cell>
          <table:table-cell office:value-type="string">
            <text:p>72cmx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23</text:p>
          </table:table-cell>
          <table:table-cell office:value-type="string">
            <text:p>72.5cmx1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24</text:p>
          </table:table-cell>
          <table:table-cell office:value-type="string">
            <text:p>73cmx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25</text:p>
          </table:table-cell>
          <table:table-cell office:value-type="string">
            <text:p>73cmx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26</text:p>
          </table:table-cell>
          <table:table-cell office:value-type="string">
            <text:p>74cmx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27</text:p>
          </table:table-cell>
          <table:table-cell office:value-type="string">
            <text:p>74cmx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28</text:p>
          </table:table-cell>
          <table:table-cell office:value-type="string">
            <text:p>74cmx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29</text:p>
          </table:table-cell>
          <table:table-cell office:value-type="string">
            <text:p>74cmx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30</text:p>
          </table:table-cell>
          <table:table-cell office:value-type="string">
            <text:p>74cmx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31</text:p>
          </table:table-cell>
          <table:table-cell office:value-type="string">
            <text:p>74cmx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32</text:p>
          </table:table-cell>
          <table:table-cell office:value-type="string">
            <text:p>74cmx3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33</text:p>
          </table:table-cell>
          <table:table-cell office:value-type="string">
            <text:p>74cmx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34</text:p>
          </table:table-cell>
          <table:table-cell office:value-type="string">
            <text:p>75cmx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35</text:p>
          </table:table-cell>
          <table:table-cell office:value-type="string">
            <text:p>75cmx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36</text:p>
          </table:table-cell>
          <table:table-cell office:value-type="string">
            <text:p>75cmx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37</text:p>
          </table:table-cell>
          <table:table-cell office:value-type="string">
            <text:p>75cmx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38</text:p>
          </table:table-cell>
          <table:table-cell office:value-type="string">
            <text:p>76cmx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39</text:p>
          </table:table-cell>
          <table:table-cell office:value-type="string">
            <text:p>76cmx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40</text:p>
          </table:table-cell>
          <table:table-cell office:value-type="string">
            <text:p>76cmx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41</text:p>
          </table:table-cell>
          <table:table-cell office:value-type="string">
            <text:p>78cmx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42</text:p>
          </table:table-cell>
          <table:table-cell office:value-type="string">
            <text:p>78cmx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43</text:p>
          </table:table-cell>
          <table:table-cell office:value-type="string">
            <text:p>78cmx1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44</text:p>
          </table:table-cell>
          <table:table-cell office:value-type="string">
            <text:p>78cmx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45</text:p>
          </table:table-cell>
          <table:table-cell office:value-type="string">
            <text:p>78cmx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46</text:p>
          </table:table-cell>
          <table:table-cell office:value-type="string">
            <text:p>78cmx2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47</text:p>
          </table:table-cell>
          <table:table-cell office:value-type="string">
            <text:p>78cmx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48</text:p>
          </table:table-cell>
          <table:table-cell office:value-type="string">
            <text:p>78cmx3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49</text:p>
          </table:table-cell>
          <table:table-cell office:value-type="string">
            <text:p>78cmx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50</text:p>
          </table:table-cell>
          <table:table-cell office:value-type="string">
            <text:p>78.5cmx1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51</text:p>
          </table:table-cell>
          <table:table-cell office:value-type="string">
            <text:p>78.5cmx19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52</text:p>
          </table:table-cell>
          <table:table-cell office:value-type="string">
            <text:p>78.5cmx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53</text:p>
          </table:table-cell>
          <table:table-cell office:value-type="string">
            <text:p>80cmx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54</text:p>
          </table:table-cell>
          <table:table-cell office:value-type="string">
            <text:p>80cmx2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55</text:p>
          </table:table-cell>
          <table:table-cell office:value-type="string">
            <text:p>80cmx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456</text:p>
          </table:table-cell>
          <table:table-cell office:value-type="string">
            <text:p>80cmx4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1501</text:p>
          </table:table-cell>
          <table:table-cell office:value-type="string">
            <text:p>16H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002</text:p>
          </table:table-cell>
          <table:table-cell office:value-type="string">
            <text:p>10 EUR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003</text:p>
          </table:table-cell>
          <table:table-cell office:value-type="string">
            <text:p>20 EUR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004</text:p>
          </table:table-cell>
          <table:table-cell office:value-type="string">
            <text:p>50 EUR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005</text:p>
          </table:table-cell>
          <table:table-cell office:value-type="string">
            <text:p>75 EUR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006</text:p>
          </table:table-cell>
          <table:table-cell office:value-type="string">
            <text:p>100 EUR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01</text:p>
          </table:table-cell>
          <table:table-cell office:value-type="string">
            <text:p>5 US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02</text:p>
          </table:table-cell>
          <table:table-cell office:value-type="string">
            <text:p>10 US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03</text:p>
          </table:table-cell>
          <table:table-cell office:value-type="string">
            <text:p>20 US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04</text:p>
          </table:table-cell>
          <table:table-cell office:value-type="string">
            <text:p>50 US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05</text:p>
          </table:table-cell>
          <table:table-cell office:value-type="string">
            <text:p>75 US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106</text:p>
          </table:table-cell>
          <table:table-cell office:value-type="string">
            <text:p>100 US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01</text:p>
          </table:table-cell>
          <table:table-cell office:value-type="string">
            <text:p>50 SEK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02</text:p>
          </table:table-cell>
          <table:table-cell office:value-type="string">
            <text:p>100 SEK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03</text:p>
          </table:table-cell>
          <table:table-cell office:value-type="string">
            <text:p>250 SEK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04</text:p>
          </table:table-cell>
          <table:table-cell office:value-type="string">
            <text:p>500 SEK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05</text:p>
          </table:table-cell>
          <table:table-cell office:value-type="string">
            <text:p>1000 SEK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206</text:p>
          </table:table-cell>
          <table:table-cell office:value-type="string">
            <text:p>1250 SEK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301</text:p>
          </table:table-cell>
          <table:table-cell office:value-type="string">
            <text:p>1000 JPY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302</text:p>
          </table:table-cell>
          <table:table-cell office:value-type="string">
            <text:p>1500 JPY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303</text:p>
          </table:table-cell>
          <table:table-cell office:value-type="string">
            <text:p>3000 JPY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304</text:p>
          </table:table-cell>
          <table:table-cell office:value-type="string">
            <text:p>7500 JPY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305</text:p>
          </table:table-cell>
          <table:table-cell office:value-type="string">
            <text:p>10000 JPY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306</text:p>
          </table:table-cell>
          <table:table-cell office:value-type="string">
            <text:p>15000 JPY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401</text:p>
          </table:table-cell>
          <table:table-cell office:value-type="string">
            <text:p>10 AU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402</text:p>
          </table:table-cell>
          <table:table-cell office:value-type="string">
            <text:p>20 AU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403</text:p>
          </table:table-cell>
          <table:table-cell office:value-type="string">
            <text:p>50 AU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404</text:p>
          </table:table-cell>
          <table:table-cell office:value-type="string">
            <text:p>100 AU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405</text:p>
          </table:table-cell>
          <table:table-cell office:value-type="string">
            <text:p>150 AU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22406</text:p>
          </table:table-cell>
          <table:table-cell office:value-type="string">
            <text:p>200 AUD</text:p>
          </table:table-cell>
          <table:table-cell office:value-type="string">
            <text:p>2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701</text:p>
          </table:table-cell>
          <table:table-cell office:value-type="string">
            <text:p>Ex Demo Bik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41702</text:p>
          </table:table-cell>
          <table:table-cell office:value-type="string">
            <text:p>Stock Bike</text:p>
          </table:table-cell>
          <table:table-cell office:value-type="string">
            <text:p>4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62</text:p>
          </table:table-cell>
          <table:table-cell office:value-type="string">
            <text:p>27.0mm x 3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63</text:p>
          </table:table-cell>
          <table:table-cell office:value-type="string">
            <text:p>27.2mm x 36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64</text:p>
          </table:table-cell>
          <table:table-cell office:value-type="string">
            <text:p>27.4mm x 4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65</text:p>
          </table:table-cell>
          <table:table-cell office:value-type="string">
            <text:p>28.6mm x 3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66</text:p>
          </table:table-cell>
          <table:table-cell office:value-type="string">
            <text:p>29.0mm x 2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67</text:p>
          </table:table-cell>
          <table:table-cell office:value-type="string">
            <text:p>29.0mm x 4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68</text:p>
          </table:table-cell>
          <table:table-cell office:value-type="string">
            <text:p>29.4mm x 3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69</text:p>
          </table:table-cell>
          <table:table-cell office:value-type="string">
            <text:p>29.4mm x 4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70</text:p>
          </table:table-cell>
          <table:table-cell office:value-type="string">
            <text:p>29.8mm x 3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71</text:p>
          </table:table-cell>
          <table:table-cell office:value-type="string">
            <text:p>30.0mm x 3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72</text:p>
          </table:table-cell>
          <table:table-cell office:value-type="string">
            <text:p>30.0mm x 4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73</text:p>
          </table:table-cell>
          <table:table-cell office:value-type="string">
            <text:p>30.0mm x 4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74</text:p>
          </table:table-cell>
          <table:table-cell office:value-type="string">
            <text:p>30.6mm x 36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75</text:p>
          </table:table-cell>
          <table:table-cell office:value-type="string">
            <text:p>30.8mm x 36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76</text:p>
          </table:table-cell>
          <table:table-cell office:value-type="string">
            <text:p>30.8mm x 41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77</text:p>
          </table:table-cell>
          <table:table-cell office:value-type="string">
            <text:p>30.9mm x 3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78</text:p>
          </table:table-cell>
          <table:table-cell office:value-type="string">
            <text:p>30.9mm x 38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79</text:p>
          </table:table-cell>
          <table:table-cell office:value-type="string">
            <text:p>30.9mm x 4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80</text:p>
          </table:table-cell>
          <table:table-cell office:value-type="string">
            <text:p>30.9mm x 48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81</text:p>
          </table:table-cell>
          <table:table-cell office:value-type="string">
            <text:p>30.9mm x 5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82</text:p>
          </table:table-cell>
          <table:table-cell office:value-type="string">
            <text:p>31.6mm x 3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83</text:p>
          </table:table-cell>
          <table:table-cell office:value-type="string">
            <text:p>31.6mm x 38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84</text:p>
          </table:table-cell>
          <table:table-cell office:value-type="string">
            <text:p>31.6mm x 4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85</text:p>
          </table:table-cell>
          <table:table-cell office:value-type="string">
            <text:p>31.6mm x 4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86</text:p>
          </table:table-cell>
          <table:table-cell office:value-type="string">
            <text:p>31.6mm x 48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87</text:p>
          </table:table-cell>
          <table:table-cell office:value-type="string">
            <text:p>31.6mm x 49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88</text:p>
          </table:table-cell>
          <table:table-cell office:value-type="string">
            <text:p>31.6mm x 5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89</text:p>
          </table:table-cell>
          <table:table-cell office:value-type="string">
            <text:p>31.7mm x 28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90</text:p>
          </table:table-cell>
          <table:table-cell office:value-type="string">
            <text:p>31.7mm x 3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91</text:p>
          </table:table-cell>
          <table:table-cell office:value-type="string">
            <text:p>31.7mm x 43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92</text:p>
          </table:table-cell>
          <table:table-cell office:value-type="string">
            <text:p>32.4mm x 367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93</text:p>
          </table:table-cell>
          <table:table-cell office:value-type="string">
            <text:p>34.9mm x 3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94</text:p>
          </table:table-cell>
          <table:table-cell office:value-type="string">
            <text:p>34.9mm x 35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95</text:p>
          </table:table-cell>
          <table:table-cell office:value-type="string">
            <text:p>34.9mm x 38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96</text:p>
          </table:table-cell>
          <table:table-cell office:value-type="string">
            <text:p>34.9mm x 43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97</text:p>
          </table:table-cell>
          <table:table-cell office:value-type="string">
            <text:p>34.9mm x 485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98</text:p>
          </table:table-cell>
          <table:table-cell office:value-type="string">
            <text:p>34.9mm x 49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399</text:p>
          </table:table-cell>
          <table:table-cell office:value-type="string">
            <text:p>10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00</text:p>
          </table:table-cell>
          <table:table-cell office:value-type="string">
            <text:p>133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01</text:p>
          </table:table-cell>
          <table:table-cell office:value-type="string">
            <text:p>16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02</text:p>
          </table:table-cell>
          <table:table-cell office:value-type="string">
            <text:p>17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03</text:p>
          </table:table-cell>
          <table:table-cell office:value-type="string">
            <text:p>190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04</text:p>
          </table:table-cell>
          <table:table-cell office:value-type="string">
            <text:p>6/7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05</text:p>
          </table:table-cell>
          <table:table-cell office:value-type="string">
            <text:p>6/7/8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06</text:p>
          </table:table-cell>
          <table:table-cell office:value-type="string">
            <text:p>7/8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07</text:p>
          </table:table-cell>
          <table:table-cell office:value-type="string">
            <text:p>8/9/10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08</text:p>
          </table:table-cell>
          <table:table-cell office:value-type="string">
            <text:p>9/10 Speed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09</text:p>
          </table:table-cell>
          <table:table-cell office:value-type="string">
            <text:p>18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10</text:p>
          </table:table-cell>
          <table:table-cell office:value-type="string">
            <text:p>18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11</text:p>
          </table:table-cell>
          <table:table-cell office:value-type="string">
            <text:p>186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12</text:p>
          </table:table-cell>
          <table:table-cell office:value-type="string">
            <text:p>188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13</text:p>
          </table:table-cell>
          <table:table-cell office:value-type="string">
            <text:p>192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14</text:p>
          </table:table-cell>
          <table:table-cell office:value-type="string">
            <text:p>19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1" office:value-type="string">
            <text:p>Update</text:p>
          </table:table-cell>
          <table:table-cell office:value-type="string">
            <text:p>64415</text:p>
          </table:table-cell>
          <table:table-cell office:value-type="string">
            <text:p>224mm</text:p>
          </table:table-cell>
          <table:table-cell office:value-type="string">
            <text:p>600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 table:number-rows-repeated="7171">
          <table:table-cell table:content-validation-name="s3val1"/>
          <table:table-cell/>
          <table:table-cell/>
          <table:table-cell/>
          <table:table-cell/>
          <table:table-cell/>
        </table:table-row>
        <table:table-row table:style-name="ro1">
          <table:table-cell table:content-validation-name="s3val1"/>
          <table:table-cell/>
          <table:table-cell/>
          <table:table-cell/>
          <table:table-cell/>
          <table:table-cell/>
        </table:table-row>
      </table:table>
      <table:table table:name="Diff_ID_Translation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Diff ID</text:p>
          </table:table-cell>
          <table:table-cell table:style-name="ce1" office:value-type="string">
            <text:p>Diff Description</text:p>
          </table:table-cell>
        </table:table-row>
        <table:table-row table:style-name="ro1" table:number-rows-repeated="10000">
          <table:table-cell table:content-validation-name="s4val2"/>
          <table:table-cell table:content-validation-name="s4val1"/>
          <table:table-cell/>
          <table:table-cell/>
        </table:table-row>
        <table:table-row table:style-name="ro1">
          <table:table-cell table:content-validation-name="s4val2"/>
          <table:table-cell table:content-validation-name="s4val1"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8/13/2014</text:date>, <text:time>11:4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11T02:22:20.77</meta:creation-date>
    <meta:generator>Oracle_Open_Office/3.3$Win32 OpenOffice.org_project/330m7$Build-9552</meta:generator>
    <meta:editing-duration>PT2M27S</meta:editing-duration>
    <meta:editing-cycles>3</meta:editing-cycles>
    <meta:initial-creator>user user</meta:initial-creator>
    <dc:date>2014-08-13T11:42:20.83</dc:date>
    <dc:creator>pankaj bisen</dc:creator>
    <meta:document-statistic meta:table-count="1" meta:cell-count="0" meta:object-count="0"/>
  </office:meta>
</office:document-meta>
</file>